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Dialogs/Standard/dialog-lb.xml" manifest:media-type="text/xml"/>
  <manifest:file-entry manifest:full-path="Dialogs/Publishing/selectMenu.xml" manifest:media-type="text/xml"/>
  <manifest:file-entry manifest:full-path="Dialogs/Publishing/dialog-lb.xml" manifest:media-type="text/xml"/>
  <manifest:file-entry manifest:full-path="Dialogs/dialog-lc.xml" manifest:media-type="text/xml"/>
  <manifest:file-entry manifest:full-path="Basic/Standard/script-lb.xml" manifest:media-type="text/xml"/>
  <manifest:file-entry manifest:full-path="Basic/Publishing/stringHelpers.xml" manifest:media-type="text/xml"/>
  <manifest:file-entry manifest:full-path="Basic/Publishing/Dialogs.xml" manifest:media-type="text/xml"/>
  <manifest:file-entry manifest:full-path="Basic/Publishing/journals.xml" manifest:media-type="text/xml"/>
  <manifest:file-entry manifest:full-path="Basic/Publishing/Indd.xml" manifest:media-type="text/xml"/>
  <manifest:file-entry manifest:full-path="Basic/Publishing/Toolbars.xml" manifest:media-type="text/xml"/>
  <manifest:file-entry manifest:full-path="Basic/Publishing/Hyphenations.xml" manifest:media-type="text/xml"/>
  <manifest:file-entry manifest:full-path="Basic/Publishing/unusedStyles.xml" manifest:media-type="text/xml"/>
  <manifest:file-entry manifest:full-path="Basic/Publishing/CleanManualFormat.xml" manifest:media-type="text/xml"/>
  <manifest:file-entry manifest:full-path="Basic/Publishing/makeUpToolbar.xml" manifest:media-type="text/xml"/>
  <manifest:file-entry manifest:full-path="Basic/Publishing/script-lb.xml" manifest:media-type="text/xml"/>
  <manifest:file-entry manifest:full-path="Basic/Publishing/Documents.xml" manifest:media-type="text/xml"/>
  <manifest:file-entry manifest:full-path="Basic/Publishing/Bookmarks.xml" manifest:media-type="text/xml"/>
  <manifest:file-entry manifest:full-path="Basic/Publishing/replaceFonts.xml" manifest:media-type="text/xml"/>
  <manifest:file-entry manifest:full-path="Basic/Publishing/cursorHelpers.xml" manifest:media-type="text/xml"/>
  <manifest:file-entry manifest:full-path="Basic/Publishing/pageBreaks.xml" manifest:media-type="text/xml"/>
  <manifest:file-entry manifest:full-path="Basic/Publishing/pageHelpers.xml" manifest:media-type="text/xml"/>
  <manifest:file-entry manifest:full-path="Basic/Publishing/Libraries.xml" manifest:media-type="text/xml"/>
  <manifest:file-entry manifest:full-path="Basic/Publishing/Correction.xml" manifest:media-type="text/xml"/>
  <manifest:file-entry manifest:full-path="Basic/script-lc.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formx="urn:openoffice:names:experimental:ooxml-odf-interop:xmlns:form:1.0" xmlns:dc="http://purl.org/dc/elements/1.1/" xmlns:office="urn:oasis:names:tc:opendocument:xmlns:office:1.0" xmlns:ooo="http://openoffice.org/2004/office" xmlns:loext="urn:org:documentfoundation:names:experimental:office:xmlns:loext:1.0" xmlns:fo="urn:oasis:names:tc:opendocument:xmlns:xsl-fo-compatible:1.0" xmlns:field="urn:openoffice:names:experimental:ooo-ms-interop:xmlns:field:1.0" xmlns:xlink="http://www.w3.org/1999/xlink" xmlns:svg="urn:oasis:names:tc:opendocument:xmlns:svg-compatible:1.0" xmlns:of="urn:oasis:names:tc:opendocument:xmlns:of:1.2"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Таблица3" style:family="table">
      <style:table-properties style:width="276.98mm" table:align="left"/>
    </style:style>
    <style:style style:name="Таблица3.A" style:family="table-column">
      <style:table-column-properties style:column-width="99.06mm"/>
    </style:style>
    <style:style style:name="Таблица3.B" style:family="table-column">
      <style:table-column-properties style:column-width="83.77mm"/>
    </style:style>
    <style:style style:name="Таблица3.C" style:family="table-column">
      <style:table-column-properties style:column-width="94.16mm"/>
    </style:style>
    <style:style style:name="Таблица3.A1" style:family="table-cell">
      <style:table-cell-properties fo:background-color="transparent" fo:padding="0.97mm" fo:border="none" style:writing-mode="page">
        <style:background-image/>
      </style:table-cell-properties>
    </style:style>
    <style:style style:name="Таблица3.2" style:family="table-row">
      <style:table-row-properties style:min-row-height="10.72mm"/>
    </style:style>
    <style:style style:name="Таблица3.3" style:family="table-row">
      <style:table-row-properties style:min-row-height="10.39mm"/>
    </style:style>
    <style:style style:name="Таблица3.4" style:family="table-row">
      <style:table-row-properties style:min-row-height="11.2mm"/>
    </style:style>
    <style:style style:name="Таблица1" style:family="table">
      <style:table-properties style:width="277mm" table:align="margins"/>
    </style:style>
    <style:style style:name="Таблица1.A" style:family="table-column">
      <style:table-column-properties style:column-width="33.99mm" style:rel-column-width="8041*"/>
    </style:style>
    <style:style style:name="Таблица1.B" style:family="table-column">
      <style:table-column-properties style:column-width="141.04mm" style:rel-column-width="33368*"/>
    </style:style>
    <style:style style:name="Таблица1.C" style:family="table-column">
      <style:table-column-properties style:column-width="101.97mm" style:rel-column-width="24126*"/>
    </style:style>
    <style:style style:name="Таблица1.A1" style:family="table-cell">
      <style:table-cell-properties fo:padding="0.97mm" fo:border-left="0.05pt solid #000000" fo:border-right="none" fo:border-top="0.05pt solid #000000" fo:border-bottom="0.05pt solid #000000"/>
    </style:style>
    <style:style style:name="Таблица1.C1" style:family="table-cell">
      <style:table-cell-properties fo:padding="0.97mm" fo:border="0.05pt solid #000000"/>
    </style:style>
    <style:style style:name="Таблица1.A2" style:family="table-cell">
      <style:table-cell-properties fo:padding="0.97mm" fo:border-left="0.05pt solid #000000" fo:border-right="none" fo:border-top="none" fo:border-bottom="0.05pt solid #000000"/>
    </style:style>
    <style:style style:name="Таблица1.C2" style:family="table-cell">
      <style:table-cell-properties fo:padding="0.97mm" fo:border-left="0.05pt solid #000000" fo:border-right="0.05pt solid #000000" fo:border-top="none" fo:border-bottom="0.05pt solid #000000"/>
    </style:style>
    <style:style style:name="Таблица4" style:family="table">
      <style:table-properties style:width="276.93mm" table:align="left"/>
    </style:style>
    <style:style style:name="Таблица4.A" style:family="table-column">
      <style:table-column-properties style:column-width="33.97mm"/>
    </style:style>
    <style:style style:name="Таблица4.B" style:family="table-column">
      <style:table-column-properties style:column-width="151.02mm"/>
    </style:style>
    <style:style style:name="Таблица4.C" style:family="table-column">
      <style:table-column-properties style:column-width="91.93mm"/>
    </style:style>
    <style:style style:name="Таблица4.A1" style:family="table-cell">
      <style:table-cell-properties fo:padding="0.97mm" fo:border-left="0.05pt solid #000000" fo:border-right="none" fo:border-top="0.05pt solid #000000" fo:border-bottom="0.05pt solid #000000"/>
    </style:style>
    <style:style style:name="Таблица4.C1" style:family="table-cell">
      <style:table-cell-properties fo:padding="0.97mm" fo:border="0.05pt solid #000000"/>
    </style:style>
    <style:style style:name="Таблица4.A2" style:family="table-cell">
      <style:table-cell-properties fo:padding="0.97mm" fo:border-left="0.05pt solid #000000" fo:border-right="none" fo:border-top="none" fo:border-bottom="0.05pt solid #000000"/>
    </style:style>
    <style:style style:name="Таблица4.C2" style:family="table-cell">
      <style:table-cell-properties fo:padding="0.97mm" fo:border-left="0.05pt solid #000000" fo:border-right="0.05pt solid #000000" fo:border-top="none" fo:border-bottom="0.05pt solid #000000"/>
    </style:style>
    <style:style style:name="Таблица2" style:family="table">
      <style:table-properties style:width="277mm" table:align="margins"/>
    </style:style>
    <style:style style:name="Таблица2.A" style:family="table-column">
      <style:table-column-properties style:column-width="45.63mm" style:rel-column-width="10797*"/>
    </style:style>
    <style:style style:name="Таблица2.B" style:family="table-column">
      <style:table-column-properties style:column-width="139.01mm" style:rel-column-width="32889*"/>
    </style:style>
    <style:style style:name="Таблица2.C" style:family="table-column">
      <style:table-column-properties style:column-width="92.36mm" style:rel-column-width="21849*"/>
    </style:style>
    <style:style style:name="Таблица2.1" style:family="table-row">
      <style:table-row-properties fo:keep-together="always"/>
    </style:style>
    <style:style style:name="Таблица2.A1" style:family="table-cell">
      <style:table-cell-properties fo:padding="0.97mm" fo:border-left="0.05pt solid #000000" fo:border-right="none" fo:border-top="0.05pt solid #000000" fo:border-bottom="0.05pt solid #000000"/>
    </style:style>
    <style:style style:name="Таблица2.C1" style:family="table-cell">
      <style:table-cell-properties fo:padding="0.97mm" fo:border="0.05pt solid #000000"/>
    </style:style>
    <style:style style:name="Таблица2.A2" style:family="table-cell">
      <style:table-cell-properties fo:padding="0.97mm" fo:border-left="0.05pt solid #000000" fo:border-right="none" fo:border-top="none" fo:border-bottom="0.05pt solid #000000"/>
    </style:style>
    <style:style style:name="Таблица2.C2" style:family="table-cell">
      <style:table-cell-properties fo:padding="0.97m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1621b8"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abd2bd"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bcbfb3"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paragraph-properties fo:text-align="center" style:justify-single-word="false">
        <style:tab-stops>
          <style:tab-stop style:position="55.56mm"/>
        </style:tab-stops>
      </style:paragraph-properties>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42f55fc"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bb8caf" officeooo:paragraph-rsid="03bb8caf"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ext_20_body">
      <style:text-properties style:font-name="Liberation Serif"/>
    </style:style>
    <style:style style:name="P10" style:family="paragraph" style:parent-style-name="Text_20_body">
      <style:text-properties style:font-name="Liberation Serif" officeooo:rsid="02d82664" officeooo:paragraph-rsid="02d82664"/>
    </style:style>
    <style:style style:name="P11" style:family="paragraph" style:parent-style-name="Text_20_body">
      <style:text-properties style:font-name="Liberation Serif" officeooo:rsid="02d82664" officeooo:paragraph-rsid="02d84541"/>
    </style:style>
    <style:style style:name="P12" style:family="paragraph" style:parent-style-name="Text_20_body">
      <style:text-properties style:font-name="Liberation Serif" officeooo:rsid="02d84541" officeooo:paragraph-rsid="02d84541"/>
    </style:style>
    <style:style style:name="P13"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b05d11" officeooo:paragraph-rsid="03b05d11"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c8cb21" officeooo:paragraph-rsid="03c8cb21"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ca1394" officeooo:paragraph-rsid="03ca1394"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42ec70a" officeooo:paragraph-rsid="042ec70a"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3b05d11" officeooo:paragraph-rsid="03b05d11"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ext_20_body">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19" style:family="paragraph" style:parent-style-name="Table_20_Contents">
      <style:text-properties style:font-name="Liberation Serif"/>
    </style:style>
    <style:style style:name="P20" style:family="paragraph" style:parent-style-name="Table_20_Contents">
      <style:text-properties style:font-name="Liberation Serif" fo:font-size="10pt" style:font-size-asian="10pt" style:font-size-complex="10pt"/>
    </style:style>
    <style:style style:name="P21" style:family="paragraph" style:parent-style-name="Table_20_Contents">
      <style:text-properties style:font-name="Liberation Serif" fo:font-size="10pt" officeooo:paragraph-rsid="02ec13ce" style:font-size-asian="10pt" style:font-size-complex="10pt"/>
    </style:style>
    <style:style style:name="P22" style:family="paragraph" style:parent-style-name="Table_20_Contents">
      <style:text-properties style:font-name="Liberation Serif" officeooo:paragraph-rsid="02eda724"/>
    </style:style>
    <style:style style:name="P23" style:family="paragraph" style:parent-style-name="Table_20_Contents">
      <style:paragraph-properties fo:text-align="center" style:justify-single-word="false"/>
      <style:text-properties style:font-name="Liberation Serif" officeooo:paragraph-rsid="02eda724"/>
    </style:style>
    <style:style style:name="P24" style:family="paragraph" style:parent-style-name="Table_20_Contents">
      <style:text-properties style:font-name="Liberation Serif" officeooo:rsid="02ec13ce" officeooo:paragraph-rsid="02ec13ce"/>
    </style:style>
    <style:style style:name="P25" style:family="paragraph" style:parent-style-name="Table_20_Contents">
      <style:text-properties style:font-name="Liberation Serif" officeooo:paragraph-rsid="02ec13ce"/>
    </style:style>
    <style:style style:name="P26" style:family="paragraph" style:parent-style-name="Table_20_Contents">
      <style:text-properties style:font-name="Liberation Serif" officeooo:rsid="02f1fe37" officeooo:paragraph-rsid="02f1fe37"/>
    </style:style>
    <style:style style:name="P27" style:family="paragraph" style:parent-style-name="First_20_line_20_indent">
      <style:paragraph-properties fo:margin-top="8.01mm" fo:margin-bottom="2.47mm" loext:contextual-spacing="false"/>
      <style:text-properties style:font-name="Liberation Serif" officeooo:paragraph-rsid="02d964f6"/>
    </style:style>
    <style:style style:name="P28" style:family="paragraph" style:parent-style-name="Heading_20_1">
      <style:text-properties style:font-name="Liberation Serif" officeooo:paragraph-rsid="02d82664" style:text-scale="99%"/>
    </style:style>
    <style:style style:name="P29" style:family="paragraph" style:parent-style-name="Heading_20_1" style:master-page-name="Landscape">
      <style:paragraph-properties style:page-number="auto"/>
      <style:text-properties style:font-name="Liberation Serif" style:text-underline-style="solid" style:text-underline-type="double" style:text-underline-width="auto" style:text-underline-color="font-color" officeooo:paragraph-rsid="02d82664" style:text-scale="99%"/>
    </style:style>
    <style:style style:name="P30" style:family="paragraph" style:parent-style-name="Heading_20_1">
      <style:paragraph-properties fo:break-before="page"/>
      <style:text-properties style:font-name="Liberation Serif"/>
    </style:style>
    <style:style style:name="P31" style:family="paragraph" style:parent-style-name="Heading_20_2">
      <style:text-properties style:font-name="Liberation Serif"/>
    </style:style>
    <style:style style:name="P32" style:family="paragraph" style:parent-style-name="Heading_20_2" style:master-page-name="">
      <style:paragraph-properties fo:margin-left="0mm" fo:margin-right="0mm" fo:text-align="center" style:justify-single-word="false" fo:text-indent="0mm" style:auto-text-indent="false" style:page-number="auto" fo:break-before="page">
        <style:tab-stops/>
      </style:paragraph-properties>
      <style:text-properties style:font-name="Liberation Serif" officeooo:rsid="02ec13ce" officeooo:paragraph-rsid="02ec13ce"/>
    </style:style>
    <style:style style:name="P33" style:family="paragraph" style:parent-style-name="Heading_20_2">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34" style:family="paragraph" style:parent-style-name="Standard" style:list-style-name="L1">
      <style:text-properties style:font-name="Liberation Serif"/>
    </style:style>
    <style:style style:name="P35" style:family="paragraph" style:parent-style-name="Table_20_Contents" style:list-style-name="L1">
      <style:text-properties style:font-name="Liberation Serif" officeooo:rsid="02ed919d" officeooo:paragraph-rsid="02eda724"/>
    </style:style>
    <style:style style:name="P36" style:family="paragraph" style:parent-style-name="Table_20_Contents" style:list-style-name="L2">
      <style:paragraph-properties fo:text-align="start" style:justify-single-word="false"/>
      <style:text-properties style:font-name="Liberation Serif" officeooo:paragraph-rsid="02eda724"/>
    </style:style>
    <style:style style:name="P37"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officeooo:rsid="02d82664"/>
    </style:style>
    <style:style style:name="T2" style:family="text">
      <style:text-properties officeooo:rsid="02d84541"/>
    </style:style>
    <style:style style:name="T3" style:family="text">
      <style:text-properties officeooo:rsid="02ec13ce"/>
    </style:style>
    <style:style style:name="T4" style:family="text">
      <style:text-properties officeooo:rsid="02ed919d"/>
    </style:style>
    <style:style style:name="T5" style:family="text">
      <style:text-properties officeooo:rsid="02eda724"/>
    </style:style>
    <style:style style:name="T6" style:family="text">
      <style:text-properties officeooo:rsid="02ef36c4"/>
    </style:style>
    <style:style style:name="T7" style:family="text">
      <style:text-properties officeooo:rsid="02f316d5"/>
    </style:style>
    <style:style style:name="T8" style:family="text">
      <style:text-properties style:font-name="Liberation Serif" fo:language="ru" fo:country="RU"/>
    </style:style>
    <style:style style:name="T9" style:family="text">
      <style:text-properties officeooo:rsid="030c3ecd"/>
    </style:style>
    <style:style style:name="T10" style:family="text">
      <style:text-properties fo:font-weight="bold" fo:background-color="transparent" loext:char-shading-value="0" style:font-weight-asian="bold" style:font-weight-complex="bold"/>
    </style:style>
    <style:style style:name="T11" style:family="text">
      <style:text-properties officeooo:rsid="03bb8caf"/>
    </style:style>
    <style:style style:name="T12" style:family="text">
      <style:text-properties officeooo:rsid="04314a2c"/>
    </style:style>
    <text:list-style style:name="L1">
      <text:list-level-style-number text:level="1" text:style-name="Numbering_20_Symbols"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Кнопка 2" form:control-implementation="ooo:com.sun.star.form.component.CommandButton" xml:id="control1" form:id="control1"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ForEditors?language=Basic&amp;location=document" xlink:type="simple"/>
            </office:event-listeners>
          </form:button>
          <form:button form:name="Кнопка 2" form:control-implementation="ooo:com.sun.star.form.component.CommandButton" xml:id="control2" form:id="control2"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language=Basic&amp;location=document" xlink:type="simple"/>
            </office:event-listeners>
          </form:button>
          <form:button form:name="Кнопка 2" form:control-implementation="ooo:com.sun.star.form.component.CommandButton" xml:id="control3" form:id="control3"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FontsToolbar?language=Basic&amp;location=document" xlink:type="simple"/>
            </office:event-listeners>
          </form:button>
          <form:button form:name="Кнопка 3" form:control-implementation="ooo:com.sun.star.form.component.CommandButton" xml:id="control4" form:id="control4"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MakeUpToolbar?language=Basic&amp;location=document" xlink:type="simple"/>
            </office:event-listeners>
          </form:button>
          <form:button form:name="Кнопка 2" form:control-implementation="ooo:com.sun.star.form.component.CommandButton" xml:id="control5" form:id="control5"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ArchiveToolbar?language=Basic&amp;location=document" xlink:type="simple"/>
            </office:event-listeners>
          </form:button>
          <form:button form:name="Кнопка 2" form:control-implementation="ooo:com.sun.star.form.component.CommandButton" xml:id="control6" form:id="control6"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CorrectionToolbarForEditors?language=Basic&amp;location=document" xlink:type="simple"/>
            </office:event-listeners>
          </form:button>
          <form:button form:name="Кнопка 2" form:control-implementation="ooo:com.sun.star.form.component.CommandButton" xml:id="control7" form:id="control7"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FontsToolbar?language=Basic&amp;location=document" xlink:type="simple"/>
            </office:event-listeners>
          </form:button>
          <form:button form:name="Кнопка 2" form:control-implementation="ooo:com.sun.star.form.component.CommandButton" xml:id="control8" form:id="control8"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CorrectionToolbar?language=Basic&amp;location=document" xlink:type="simple"/>
            </office:event-listeners>
          </form:button>
          <form:button form:name="Кнопка 1" form:control-implementation="ooo:com.sun.star.form.component.CommandButton" xml:id="control9" form:id="control9"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MakeUpToolbar?language=Basic&amp;location=document" xlink:type="simple"/>
            </office:event-listeners>
          </form:button>
          <form:button form:name="Кнопка 2" form:control-implementation="ooo:com.sun.star.form.component.CommandButton" xml:id="control10" form:id="control10"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ArchiveToolbar?language=Basic&amp;location=document" xlink:type="simple"/>
            </office:event-listeners>
          </form:button>
          <form:button form:name="Кнопка 2" form:control-implementation="ooo:com.sun.star.form.component.CommandButton" xml:id="control11" form:id="control11"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ODGToolbar?language=Basic&amp;location=document" xlink:type="simple"/>
            </office:event-listeners>
          </form:button>
          <form:button form:name="Кнопка 2" form:control-implementation="ooo:com.sun.star.form.component.CommandButton" xml:id="control12" form:id="control12"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ODGToolbar?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9" text:outline-level="1"/>
      <text:h xml:id="id2189943771" text:style-name="P28" text:outline-level="1">Данный файл содержит<text:span text:style-name="T1"> небольшие программы для упрощения выполнения рутинной работы</text:span></text:h>
      <text:p xml:id="id505316349" text:style-name="P9">Чтобы Вы могли их установить, Вам прежде всего необходимо разрешить их установку в <text:span text:style-name="T1">Lib</text:span>reOffice:</text:p>
      <text:p text:style-name="P10">1. Зайдите в меню <text:span text:style-name="T10">Сервис</text:span> → пункт <text:span text:style-name="T10">Параметры</text:span> → в левой части нового окна выберите пункт <text:span text:style-name="T10">Безопасность</text:span> → в правой части окна нажмите кнопку «<text:span text:style-name="T10">Безопасность макросов</text:span>». В открывшемся окна выберите <text:span text:style-name="T10">средний уровень</text:span> безопасности. Нажмите Ок в открытых окнах.</text:p>
      <text:p xml:id="id112775291" text:style-name="P11">2. Закройте и откройте этот документ снова. При отрытии Вы увидите предупреждение. Нажмите разрешить макросы. Теперь Вы можете выбрать, какую панель с программами Вы хотите установить. Для этого нажмите на соответствующую кнопку ниже. Можно установить все панели, а потом просто закрыть ненужные.</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13">Предназначение</text:p>
          </table:table-cell>
          <table:table-cell table:style-name="Таблица3.A1" office:value-type="string">
            <text:p text:style-name="P1"><text:span text:style-name="T11">У</text:span>становк<text:span text:style-name="T11">а</text:span> панелей</text:p>
          </table:table-cell>
          <table:table-cell table:style-name="Таблица3.A1" office:value-type="string">
            <text:p text:style-name="P8">Удаление панелей</text:p>
          </table:table-cell>
        </table:table-row>
        <table:table-row table:style-name="Таблица3.2">
          <table:table-cell table:style-name="Таблица3.A1" office:value-type="string">
            <text:p text:style-name="P17">Обработка статей</text:p>
          </table:table-cell>
          <table:table-cell table:style-name="Таблица3.A1" office:value-type="string">
            <text:p text:style-name="P6"><draw:control text:anchor-type="as-char" svg:y="-4mm" draw:z-index="0" draw:name="Фигура1" draw:style-name="gr1" draw:text-style-name="P37" svg:width="63.47mm" svg:height="5.95mm" draw:control="control1"/><text:s/></text:p>
          </table:table-cell>
          <table:table-cell table:style-name="Таблица3.A1" office:value-type="string">
            <text:p text:style-name="P5"><draw:control text:anchor-type="as-char" svg:y="-4mm" draw:z-index="5" draw:name="Фигура1" draw:style-name="gr1" draw:text-style-name="P37" svg:width="63.47mm" svg:height="5.95mm" draw:control="control6"/><text:s/></text:p>
          </table:table-cell>
        </table:table-row>
        <table:table-row table:style-name="Таблица3.3">
          <table:table-cell table:style-name="Таблица3.A1" office:value-type="string">
            <text:p text:style-name="P13">Конвертация шрифтов</text:p>
          </table:table-cell>
          <table:table-cell table:style-name="Таблица3.A1" office:value-type="string">
            <text:p text:style-name="P2"><draw:control text:anchor-type="as-char" svg:y="-3.83mm" draw:z-index="2" draw:name="Фигура1" draw:style-name="gr1" draw:text-style-name="P37" svg:width="63.35mm" svg:height="5.95mm" draw:control="control3"/><text:s/></text:p>
          </table:table-cell>
          <table:table-cell table:style-name="Таблица3.A1" office:value-type="string">
            <text:p text:style-name="P5"><draw:control text:anchor-type="as-char" svg:y="-4mm" draw:z-index="6" draw:name="Фигура1" draw:style-name="gr1" draw:text-style-name="P37" svg:width="63.47mm" svg:height="5.95mm" draw:control="control7"/><text:s/></text:p>
          </table:table-cell>
        </table:table-row>
        <table:table-row table:style-name="Таблица3.4">
          <table:table-cell table:style-name="Таблица3.A1" office:value-type="string">
            <text:p text:style-name="P14">Верстка книг и журналов</text:p>
          </table:table-cell>
          <table:table-cell table:style-name="Таблица3.A1" office:value-type="string">
            <text:p text:style-name="P2"><draw:control text:anchor-type="as-char" svg:y="-3.83mm" draw:z-index="1" draw:name="Фигура1" draw:style-name="gr1" draw:text-style-name="P37" svg:width="63.75mm" svg:height="5.95mm" draw:control="control2"/><text:s/></text:p>
          </table:table-cell>
          <table:table-cell table:style-name="Таблица3.A1" office:value-type="string">
            <text:p text:style-name="P5"><draw:control text:anchor-type="as-char" svg:y="-4mm" draw:z-index="7" draw:name="Фигура1" draw:style-name="gr1" draw:text-style-name="P37" svg:width="63.47mm" svg:height="5.95mm" draw:control="control8"/><text:s/></text:p>
          </table:table-cell>
        </table:table-row>
        <table:table-row>
          <table:table-cell table:style-name="Таблица3.A1" office:value-type="string">
            <text:p text:style-name="P15">Кёрнинг и масштаб по ширине</text:p>
          </table:table-cell>
          <table:table-cell table:style-name="Таблица3.A1" office:value-type="string">
            <text:p text:style-name="P3"><draw:control text:anchor-type="as-char" svg:y="-3.83mm" draw:z-index="3" draw:name="Фигура1" draw:style-name="gr1" draw:text-style-name="P37" svg:width="64.16mm" svg:height="5.95mm" draw:control="control4"/><text:s/></text:p>
          </table:table-cell>
          <table:table-cell table:style-name="Таблица3.A1" office:value-type="string">
            <text:p text:style-name="P5"><draw:control text:anchor-type="as-char" svg:y="-4mm" draw:z-index="8" draw:name="Фигура1" draw:style-name="gr1" draw:text-style-name="P37" svg:width="63.47mm" svg:height="5.95mm" draw:control="control9"/><text:s/></text:p>
          </table:table-cell>
        </table:table-row>
        <table:table-row>
          <table:table-cell table:style-name="Таблица3.A1" office:value-type="string">
            <text:p text:style-name="P15">Конвертация из InDesign</text:p>
          </table:table-cell>
          <table:table-cell table:style-name="Таблица3.A1" office:value-type="string">
            <text:p text:style-name="P4"><draw:control text:anchor-type="as-char" svg:y="-3.83mm" draw:z-index="4" draw:name="Фигура1" draw:style-name="gr1" draw:text-style-name="P37" svg:width="63.67mm" svg:height="5.95mm" draw:control="control5"/><text:s/></text:p>
          </table:table-cell>
          <table:table-cell table:style-name="Таблица3.A1" office:value-type="string">
            <text:p text:style-name="P5"><draw:control text:anchor-type="as-char" svg:y="-4mm" draw:z-index="9" draw:name="Фигура1" draw:style-name="gr1" draw:text-style-name="P37" svg:width="63.47mm" svg:height="5.95mm" draw:control="control10"/><text:s/></text:p>
          </table:table-cell>
        </table:table-row>
        <table:table-row>
          <table:table-cell table:style-name="Таблица3.A1" office:value-type="string">
            <text:p text:style-name="P16">Анализ PDF <text:span text:style-name="T12">в LibreOffice Draw</text:span></text:p>
          </table:table-cell>
          <table:table-cell table:style-name="Таблица3.A1" office:value-type="string">
            <text:p text:style-name="P7"><draw:control text:anchor-type="as-char" svg:y="-3.83mm" draw:z-index="10" draw:name="Фигура1" draw:style-name="gr1" draw:text-style-name="P37" svg:width="63.67mm" svg:height="5.95mm" draw:control="control11"/></text:p>
          </table:table-cell>
          <table:table-cell table:style-name="Таблица3.A1" office:value-type="string">
            <text:p text:style-name="P7"><draw:control text:anchor-type="as-char" svg:y="-4mm" draw:z-index="11" draw:name="Фигура1" draw:style-name="gr1" draw:text-style-name="P37" svg:width="63.47mm" svg:height="5.95mm" draw:control="control12"/></text:p>
          </table:table-cell>
        </table:table-row>
      </table:table>
      <text:p xml:id="id3928607194" text:style-name="P27">Если <text:span text:style-name="T2">после нажатия на кнопки панели не появляются, то видимо Вы не разрешили макросы (как это сделать описано выше)</text:span></text:p>
      <text:p xml:id="id3218566694" text:style-name="P12">На следующих страницах приведено описание устанавливаемых программ</text:p>
      <text:h xml:id="id2012673700" text:style-name="P30" text:outline-level="1">Документация по <text:span text:style-name="T3">программам (макросам)</text:span></text:h>
      <text:h xml:id="id315479088" text:style-name="P31" text:outline-level="2">Макросы <text:span text:style-name="T3">для</text:span> редактор<text:span text:style-name="T3">ов</text:span></text:h>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19">Название</text:p>
          </table:table-cell>
          <table:table-cell table:style-name="Таблица1.A1" office:value-type="string">
            <text:p text:style-name="P19">Описание</text:p>
          </table:table-cell>
          <table:table-cell table:style-name="Таблица1.C1" office:value-type="string">
            <text:p text:style-name="P20">Путь макроса для выполнения по сочетанию клавиш</text:p>
          </table:table-cell>
        </table:table-row>
        <table:table-row>
          <table:table-cell table:style-name="Таблица1.A2" office:value-type="string">
            <text:p text:style-name="P19">Не юникод</text:p>
          </table:table-cell>
          <table:table-cell table:style-name="Таблица1.A2" office:value-type="string">
            <text:p text:style-name="P19"><text:span text:style-name="T4">Предлагает к удалениювсе </text:span>нестандартные символы. <text:span text:style-name="T4">Посмотреть список предлагаемых к удалению символов можно через меню Правка→ Отслеживать изменения → Управление</text:span></text:p>
          </table:table-cell>
          <table:table-cell table:style-name="Таблица1.C2" office:value-type="string">
            <text:p text:style-name="P20">Publishing.Correction.executeRemoveBadCharacters</text:p>
          </table:table-cell>
        </table:table-row>
        <table:table-row>
          <table:table-cell table:style-name="Таблица1.A2" office:value-type="string">
            <text:p text:style-name="P19">Фон</text:p>
          </table:table-cell>
          <table:table-cell table:style-name="Таблица1.A2" office:value-type="string">
            <text:p text:style-name="P19">Заменяет белый фон символов на прозрачный во всем документе</text:p>
          </table:table-cell>
          <table:table-cell table:style-name="Таблица1.C2" office:value-type="string">
            <text:p text:style-name="P20">Publishing.Correction.executeRemoveWhiteBackground</text:p>
          </table:table-cell>
        </table:table-row>
        <table:table-row>
          <table:table-cell table:style-name="Таблица1.A2" office:value-type="string">
            <text:p text:style-name="P19">Ошибки</text:p>
          </table:table-cell>
          <table:table-cell table:style-name="Таблица1.A2" office:value-type="string">
            <text:p text:style-name="P19">Предлагаются к исправлению (в отслеживаемых изменениях) следующие виды ошибок набора:</text:p>
            <text:list xml:id="list234265005" text:style-name="L1">
              <text:list-item>
                <text:p text:style-name="P34">Множество последовательных пробелов заменяется на единственный</text:p>
              </text:list-item>
              <text:list-item>
                <text:p text:style-name="P34">Удаляются пробелы перед знаками пунктуации</text:p>
              </text:list-item>
              <text:list-item>
                <text:p text:style-name="P34">Тире между цифрами заменяется на цифровое тире</text:p>
              </text:list-item>
              <text:list-item>
                <text:p text:style-name="P34">Тире между словами заменяется на среднее тире</text:p>
              </text:list-item>
              <text:list-item>
                <text:p text:style-name="P34">Пробелы после открывания скобок или кавычек удаляются</text:p>
              </text:list-item>
              <text:list-item>
                <text:p text:style-name="P34">Пробел между фамилией и последующими инициалами заменяется на неразрывный</text:p>
              </text:list-item>
              <text:list-item>
                <text:p text:style-name="P34">Пробел между инициалами и последующей фамилией заменяется на неразрывный</text:p>
              </text:list-item>
              <text:list-item>
                <text:p text:style-name="P34">Пробелы между и т. д., и т. п., т. к., т. п., т. е., т. н., заменяются на неразрывные. При отсутствии пробелов между т. д. т. п. т. к. т. е. т. н. они вставляются</text:p>
              </text:list-item>
              <text:list-item>
                <text:p text:style-name="P34">Пробел между с. 7 и т. 7 заменяется на неразрывный</text:p>
              </text:list-item>
              <text:list-item>
                <text:p text:style-name="P34">Пробел между серия 7, часть 7, том 7 заменяется на неразрывный</text:p>
              </text:list-item>
              <text:list-item>
                <text:p text:style-name="P34">Пробел между 1917 г. Заменяется на неразрывный, а при отсутсвии вставляется</text:p>
                <text:p text:style-name="P35">Посмотреть результаты и принять или отклонить предложения можно через меню Правка→ Отслеживать изменения → Управление</text:p>
              </text:list-item>
            </text:list>
          </table:table-cell>
          <table:table-cell table:style-name="Таблица1.C2" office:value-type="string">
            <text:p text:style-name="P20">Publishing.Correction.executeMakeMeHappy</text:p>
          </table:table-cell>
        </table:table-row>
        <table:table-row>
          <table:table-cell table:style-name="Таблица1.A2" office:value-type="string">
            <text:p text:style-name="P19">Формат</text:p>
          </table:table-cell>
          <table:table-cell table:style-name="Таблица1.A2" office:value-type="string">
            <text:p text:style-name="P22">Очищает ручное форматирование, кроме <text:span text:style-name="T5">следующего</text:span>:</text:p>
            <text:list xml:id="list330471196" text:style-name="L2">
              <text:list-item>
                <text:p text:style-name="P36"><text:span text:style-name="T5">П</text:span>олужирного</text:p>
              </text:list-item>
              <text:list-item>
                <text:p text:style-name="P36"><text:span text:style-name="T5">К</text:span>урсива</text:p>
              </text:list-item>
              <text:list-item>
                <text:p text:style-name="P36"><text:span text:style-name="T5">П</text:span>одчеркивания</text:p>
              </text:list-item>
              <text:list-item>
                <text:p text:style-name="P36"><text:span text:style-name="T5">З</text:span>ачеркивания</text:p>
              </text:list-item>
              <text:list-item>
                <text:p text:style-name="P36"><text:span text:style-name="T5">В</text:span>ерхн<text:span text:style-name="T5">ий</text:span> индекс</text:p>
              </text:list-item>
              <text:list-item>
                <text:p text:style-name="P36"><text:soft-page-break/><text:span text:style-name="T5">Н</text:span>ижн<text:span text:style-name="T5">ий</text:span> индекс</text:p>
              </text:list-item>
              <text:list-item>
                <text:p text:style-name="P36"><text:span text:style-name="T5">Р</text:span>астянут<text:span text:style-name="T5">ый</text:span> текст (2пт)</text:p>
              </text:list-item>
            </text:list>
            <text:p text:style-name="P23">Все шрифты, примененные к тексту, кроме <text:span text:style-name="T6">IPH Serif</text:sp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ext:p text:style-name="P19">Все сноски переводятся в стиль Сноска.</text:p>
          </table:table-cell>
          <table:table-cell table:style-name="Таблица1.C2" office:value-type="string">
            <text:p text:style-name="P20">Publishing.CleanManualFormat.executeClean</text:p>
          </table:table-cell>
        </table:table-row>
        <table:table-row>
          <table:table-cell table:style-name="Таблица1.A2" office:value-type="string">
            <text:p text:style-name="P19">Пустые стили</text:p>
          </table:table-cell>
          <table:table-cell table:style-name="Таблица1.A2" office:value-type="string">
            <text:p text:style-name="P19">Удаляет неиспользуемые пользовательские стили, кроме стилей из шаблона статьи.</text:p>
          </table:table-cell>
          <table:table-cell table:style-name="Таблица1.C2" office:value-type="string">
            <text:p text:style-name="P20">Publishing.unusedStyles.executeRemoveUnusedStyles</text:p>
          </table:table-cell>
        </table:table-row>
      </table:table>
      <text:h xml:id="id172298404" text:style-name="P32" text:outline-level="2">Макросы для работы со шрифтами</text:h>
      <text:p xml:id="id2860423890" text:style-name="P18"/>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24">Название</text:p>
          </table:table-cell>
          <table:table-cell table:style-name="Таблица4.A1" office:value-type="string">
            <text:p text:style-name="P24">Описание</text:p>
          </table:table-cell>
          <table:table-cell table:style-name="Таблица4.C1" office:value-type="string">
            <text:p text:style-name="P21">Путь макроса для выполнения по сочетанию клавиш</text:p>
          </table:table-cell>
        </table:table-row>
        <table:table-row>
          <table:table-cell table:style-name="Таблица4.A2" office:value-type="string">
            <text:p text:style-name="P24">TNR2IPH</text:p>
          </table:table-cell>
          <table:table-cell table:style-name="Таблица4.A2" office:value-type="string">
            <text:p text:style-name="P25"><text:span text:style-name="T3">Преобразует</text:span> все символы из <text:span text:style-name="T3">Times New Roman</text:span> в <text:span text:style-name="T3">IPH Serif</text:span></text:p>
          </table:table-cell>
          <table:table-cell table:style-name="Таблица4.C2" office:value-type="string">
            <text:p text:style-name="P21">Publishing.<text:span text:style-name="T3">replaceFonts</text:span>.<text:span text:style-name="T3">TNR2IPH</text:span></text:p>
          </table:table-cell>
        </table:table-row>
        <table:table-row>
          <table:table-cell table:style-name="Таблица4.A2" office:value-type="string">
            <text:p text:style-name="P24">Univ2IPH</text:p>
          </table:table-cell>
          <table:table-cell table:style-name="Таблица4.A2" office:value-type="string">
            <text:p text:style-name="P25"><text:span text:style-name="T3">Преобразует</text:span> все символы из <text:span text:style-name="T3">Universalia</text:span> в <text:span text:style-name="T3">IPH Serif</text:span></text:p>
          </table:table-cell>
          <table:table-cell table:style-name="Таблица4.C2" office:value-type="string">
            <text:p text:style-name="P21">Publishing.<text:span text:style-name="T3">replaceFonts</text:span>.<text:span text:style-name="T3">Univ2IPH</text:span></text:p>
          </table:table-cell>
        </table:table-row>
        <table:table-row>
          <table:table-cell table:style-name="Таблица4.A2" office:value-type="string">
            <text:p text:style-name="P25">Goth2<text:span text:style-name="T3">IPH</text:span></text:p>
          </table:table-cell>
          <table:table-cell table:style-name="Таблица4.A2" office:value-type="string">
            <text:p text:style-name="P25"><text:span text:style-name="T3">Преобразует</text:span> все символы из WL LatinAllIn1Goth в <text:span text:style-name="T3">IPH Serif</text:span></text:p>
          </table:table-cell>
          <table:table-cell table:style-name="Таблица4.C2" office:value-type="string">
            <text:p text:style-name="P21">Publishing.<text:span text:style-name="T3">replaceFonts</text:span>.Goth2<text:span text:style-name="T3">IPH</text:span></text:p>
          </table:table-cell>
        </table:table-row>
        <table:table-row>
          <table:table-cell table:style-name="Таблица4.A2" office:value-type="string">
            <text:p text:style-name="P25"><text:span text:style-name="T3">IPH</text:span>2Goth</text:p>
          </table:table-cell>
          <table:table-cell table:style-name="Таблица4.A2" office:value-type="string">
            <text:p text:style-name="P25"><text:span text:style-name="T3">Преобразует</text:span> все символы из <text:span text:style-name="T3">IPH Serif</text:span> в WL LatinAllIn1Goth</text:p>
          </table:table-cell>
          <table:table-cell table:style-name="Таблица4.C2" office:value-type="string">
            <text:p text:style-name="P21">Publishing.<text:span text:style-name="T3">replaceFonts</text:span>.<text:span text:style-name="T3">IPH</text:span>2Goth</text:p>
          </table:table-cell>
        </table:table-row>
        <table:table-row>
          <table:table-cell table:style-name="Таблица4.A2" office:value-type="string">
            <text:p text:style-name="P24">TimesAr2IPH</text:p>
          </table:table-cell>
          <table:table-cell table:style-name="Таблица4.A2" office:value-type="string">
            <text:p text:style-name="P25"><text:span text:style-name="T3">Преобразует</text:span> символы из <text:span text:style-name="T3">Times Arabic</text:span> в <text:span text:style-name="T3">IPH Serif</text:span></text:p>
          </table:table-cell>
          <table:table-cell table:style-name="Таблица4.C2" office:value-type="string">
            <text:p text:style-name="P21">Publishing.<text:span text:style-name="T3">replaceFonts</text:span>.<text:span text:style-name="T3">TimesAr2IPH</text:span></text:p>
          </table:table-cell>
        </table:table-row>
        <table:table-row>
          <table:table-cell table:style-name="Таблица4.A2" office:value-type="string">
            <text:p text:style-name="P24">badGoth2IPH</text:p>
          </table:table-cell>
          <table:table-cell table:style-name="Таблица4.A2" office:value-type="string">
            <text:p text:style-name="P25"><text:span text:style-name="T3">Преобразует</text:span> символы из WL LatinAllIn1Goth в <text:span text:style-name="T3">IPH Serif, даже если для этих символов не установлен шрифт WL LatinAllIn1Goth. Если в документе есть другой нестандартный шрифт, то применение данного шрифта может испортить документ (символы другого шрифта будут неправильно преобразованы)</text:span></text:p>
          </table:table-cell>
          <table:table-cell table:style-name="Таблица4.C2" office:value-type="string">
            <text:p text:style-name="P21">Publishing.<text:span text:style-name="T3">replaceFonts</text:span>.<text:span text:style-name="T3">badGoth2IPH</text:span></text:p>
          </table:table-cell>
        </table:table-row>
      </table:table>
      <text:h xml:id="id2482886134" text:style-name="P33" text:outline-level="2">Макросы на панели со всеми макросами</text:h>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19">Название</text:p>
          </table:table-cell>
          <table:table-cell table:style-name="Таблица2.A1" office:value-type="string">
            <text:p text:style-name="P19">Описание</text:p>
          </table:table-cell>
          <table:table-cell table:style-name="Таблица2.C1" office:value-type="string">
            <text:p text:style-name="P20">Путь макроса для выполнения по сочетанию клавиш</text:p>
          </table:table-cell>
        </table:table-row>
        <table:table-row table:style-name="Таблица2.1">
          <table:table-cell table:style-name="Таблица2.A2" office:value-type="string">
            <text:p text:style-name="P26"><text:span text:style-name="T9">Собрать</text:span> выпуск</text:p>
          </table:table-cell>
          <table:table-cell table:style-name="Таблица2.A2" office:value-type="string">
            <text:p text:style-name="P26">Макрос применяется совместно с шаблоном журнала. Он <text:span text:style-name="T7">последовательно </text:span>добавляет все пронумерованные статьи в той же папке, что и <text:span text:style-name="T7">открытый документ-шаблон выпуска</text:span>. Корректирует расположение текстовых блоков на страницах и задаёт переменные в колонтитулах.</text:p>
          </table:table-cell>
          <table:table-cell table:style-name="Таблица2.C2" office:value-type="string">
            <text:p text:style-name="P20"/>
          </table:table-cell>
        </table:table-row>
        <table:table-row table:style-name="Таблица2.1">
          <table:table-cell table:style-name="Таблица2.A2" office:value-type="string">
            <text:p text:style-name="P19">Разрыв со сжатием</text:p>
          </table:table-cell>
          <table:table-cell table:style-name="Таблица2.A2" office:value-type="string">
            <text:p text:style-name="P19">Сжимает текст на текущей и предыдущей странице (от курсора) для умещения текста на одной странице.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20">Publishing.pageBreaks.executeShrinkPageContent</text:p>
          </table:table-cell>
        </table:table-row>
        <table:table-row table:style-name="Таблица2.1">
          <table:table-cell table:style-name="Таблица2.A2" office:value-type="string">
            <text:p text:style-name="P19">Разрыв</text:p>
          </table:table-cell>
          <table:table-cell table:style-name="Таблица2.A2" office:value-type="string">
            <text:p text:style-name="P19">Вставляет разрвы страниц,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20">Publishing.pageBreaks.executeSplitPages</text:p>
          </table:table-cell>
        </table:table-row>
        <table:table-row table:style-name="Таблица2.1">
          <table:table-cell table:style-name="Таблица2.A2" office:value-type="string">
            <text:p text:style-name="P19">ШрифтыВстили</text:p>
          </table:table-cell>
          <table:table-cell table:style-name="Таблица2.A2" office:value-type="string">
            <text:p text:style-name="P19">Переводит все шрифты, установленные ручным форматированием в соответствующие стили символов</text:p>
          </table:table-cell>
          <table:table-cell table:style-name="Таблица2.C2" office:value-type="string">
            <text:p text:style-name="P20">Publishing.CleanManualFormat.executeReplaceFonts</text:p>
          </table:table-cell>
        </table:table-row>
        <table:table-row table:style-name="Таблица2.1">
          <table:table-cell table:style-name="Таблица2.A2" office:value-type="string">
            <text:p text:style-name="P19">СтилиСносок</text:p>
          </table:table-cell>
          <table:table-cell table:style-name="Таблица2.A2" office:value-type="string">
            <text:p text:style-name="P19">Назначить всем сноскам стиль Сноска</text:p>
          </table:table-cell>
          <table:table-cell table:style-name="Таблица2.C2" office:value-type="string">
            <text:p text:style-name="P20">Publishing.CleanManualFormat.NotesCleanStyle</text:p>
          </table:table-cell>
        </table:table-row>
        <table:table-row table:style-name="Таблица2.1">
          <table:table-cell table:style-name="Таблица2.A2" office:value-type="string">
            <text:p text:style-name="P26">InDD</text:p>
          </table:table-cell>
          <table:table-cell table:style-name="Таблица2.A2" office:value-type="string">
            <text:p text:style-name="P26">Импорт документа из In Design</text:p>
          </table:table-cell>
          <table:table-cell table:style-name="Таблица2.C2" office:value-type="string">
            <text:p text:style-name="P20"/>
          </table:table-cell>
        </table:table-row>
        <text:soft-page-break/>
        <table:table-row table:style-name="Таблица2.1">
          <table:table-cell table:style-name="Таблица2.A2" office:value-type="string">
            <text:p text:style-name="P26">CreateBidirectionalLink</text:p>
          </table:table-cell>
          <table:table-cell table:style-name="Таблица2.A2" office:value-type="string">
            <text:p text:style-name="P26">Создаёт двунаправленную ссылку между двумя элементами. Удобен для связывания нестандартных сносок</text:p>
          </table:table-cell>
          <table:table-cell table:style-name="Таблица2.C2" office:value-type="string">
            <text:p text:style-name="P20"/>
          </table:table-cell>
        </table:table-row>
      </table:table>
      <text:p xml:id="id402757712" text:style-name="Standard"><text:span text:style-name="Strong_20_Emphasis"><text:span text:style-name="T8"/></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dc="http://purl.org/dc/elements/1.1/" xmlns:office="urn:oasis:names:tc:opendocument:xmlns:office:1.0" xmlns:ooo="http://openoffice.org/2004/office" xmlns:loext="urn:org:documentfoundation:names:experimental:office:xmlns:loext:1.0" xmlns:fo="urn:oasis:names:tc:opendocument:xmlns:xsl-fo-compatible:1.0" xmlns:field="urn:openoffice:names:experimental:ooo-ms-interop:xmlns:field:1.0" xmlns:xlink="http://www.w3.org/1999/xlink" xmlns:svg="urn:oasis:names:tc:opendocument:xmlns:svg-compatible:1.0" xmlns:of="urn:oasis:names:tc:opendocument:xmlns:of:1.2"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T Serif1" fo:font-family="'PT Serif'" style:font-family-generic="roman" style:font-pitch="variabl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PT Serif" fo:font-family="'PT Serif'"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2.47mm" loext:contextual-spacing="false" fo:line-height="120%" fo:text-align="start" style:justify-single-word="false" fo:text-indent="12.51mm" style:auto-text-indent="false" style:page-number="auto">
        <style:tab-stops/>
      </style:paragraph-properties>
      <style:text-properties style:font-name="PT Serif1" fo:font-family="'PT Serif'" style:font-family-generic="roman"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master-page-name="">
      <style:paragraph-properties fo:margin-left="4.99mm" fo:margin-right="0mm" fo:line-height="100%" fo:text-align="justify" style:justify-single-word="false" fo:text-indent="-4.99mm" style:auto-text-indent="false" style:page-number="auto" text:number-lines="false" text:line-number="0" style:writing-mode="page">
        <style:tab-stops/>
      </style:paragraph-properties>
      <style:text-properties style:text-position="0% 100%"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fo:text-align="center" style:justify-single-word="false" style:writing-mode="page"/>
      <style:text-properties style:font-name="PT Serif" fo:font-family="'PT Serif'" style:font-family-generic="swiss" style:font-pitch="variable"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text:number-lines="false" text:line-number="0" style:writing-mode="page"/>
      <style:text-properties style:font-name="PT Serif1" fo:font-family="'PT Serif'"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fo:text-align="center" style:justify-single-word="false" style:writing-mode="page"/>
      <style:text-properties style:font-name="PT Serif" fo:font-family="'PT Serif'"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note_20_Symbol" style:display-name="Footnote Symbol" style:family="text">
      <style:text-properties style:text-position="super 58%" style:font-size-asian="10.5pt" loext:shadow="none"/>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style:font-name="PT Serif1" fo:font-family="'PT Serif'"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layout-properties fo:page-width="297mm" fo:page-height="210.01mm" style:num-format="1" style:print-orientation="landscape" fo:margin-top="10mm" fo:margin-bottom="10mm" fo:margin-left="1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3">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4" style:page-usage="left">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5" style:page-usage="right">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8">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HTML" style:page-layout-name="Mpm7"/>
    <style:master-page style:name="Footnote" style:page-layout-name="Mpm8"/>
    <style:master-page style:name="Endnote" style:page-layout-name="Mpm8"/>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2">
  <office:meta>
    <meta:creation-date>2017-02-27T12:20:56.477198793</meta:creation-date>
    <meta:editing-duration>P3DT6H34M41S</meta:editing-duration>
    <meta:editing-cycles>914</meta:editing-cycles>
    <meta:generator>LibreOffice/6.3.2.2$Linux_X86_64 LibreOffice_project/98b30e735bda24bc04ab42594c85f7fd8be07b9c</meta:generator>
    <dc:date>2019-10-16T17:50:52.001830662</dc:date>
    <meta:document-statistic meta:table-count="4" meta:image-count="0" meta:object-count="0" meta:page-count="5" meta:paragraph-count="112" meta:word-count="681" meta:character-count="5256" meta:non-whitespace-character-count="4683"/>
  </office:meta>
</office:document-meta>
</file>

<file path=Basic/Publishing/Bookmarks.xml><?xml version="1.0" encoding="utf-8"?>
<!DOCTYPE module  PUBLIC '-//OpenOffice.org//DTD OfficeDocument 1.0//EN'  'module.dtd'>
<script:module xmlns:script="http://openoffice.org/2000/script" script:name="Bookmarks" script:language="StarBasic" script:moduleType="normal">Sub setFootnotesNumbering
	setFootnotesNumberingLevel(2)
End Sub

Sub disableFootnotesNumbering
	setFootnotesNumberingLevel(0)
End Sub

Sub setFootnotesNumberingLevel(level)
	Dim enum1Element As Object
	Dim enum1 As Object
	Dim enum2 As Object
	Dim thisPortion As Object
	Dim curNum As Integer
	Dim footnoteText As Object
	Dim label As String
	Dim labelNum As Integer
	Dim i As Integer
	Dim cell As Object
	Dim cellEnum As Object
	Dim cellEnum2 As Object
	
	Dim statusIndicator as Object
	statusIndicator = ThisComponent.getCurrentController.statusIndicator
	statusIndicator.Start("Нумерация сносок запущена, подождите",30)


	curNum = 1
	enum1 = ThisComponent.Text.createEnumeration
	While enum1.hasMoreElements
		enum1Element = enum1.nextElement
		If enum1Element.supportsService("com.sun.star.text.Paragraph") Then
			If enum1Element.OutlineLevel = level Then
				curNum = 1 
			EndIf
			enum2 = enum1Element.createEnumeration
			While enum2.hasMoreElements
				thisPortion = enum2.nextElement
				If thisPortion.TextPortionType = "Footnote" Then
					footnoteText = thisPortion.Footnote
					label = footnoteText.getLabel
					If label = "" Then
						If level &gt; 0 Then
							footnoteText.setLabel(CStr(curNum))
							curNum = curNum + 1
						EndIf
					Else
						labelNum = CInt(label)
						If labelNum &gt; 0 Then
							If level &lt; 1 Then
								footnoteText.setLabel("")
							Else
								footnoteText.setLabel(CStr(curNum))
							EndIf
							curNum = curNum + 1
						EndIf
					EndIf
				EndIf
			Wend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OutlineLevel = level Then
						curNum = 1 
						EndIf
						cellEnum2 = cellEnumElement.createEnumeration
						While cellEnum2.hasMoreElements
							thisPortion = cellEnum2.nextElement
							If thisPortion.TextPortionType = "Footnote" Then
								footnoteText = thisPortion.Footnote
								label = footnoteText.getLabel
								If label = "" Then 
									If level &gt; 0 Then
										footnoteText.setLabel(CStr(curNum))
										curNum = curNum + 1
									EndIf
								Else
									labelNum = CInt(label)
									If labelNum &gt; 0 Then
										If level &lt; 1 Then
											footnoteText.setLabel("")
										Else
											footnoteText.setLabel(CStr(curNum))
										EndIf
										curNum = curNum + 1
									EndIf
								EndIf
							EndIf
						Wend
					EndIf
				Wend
		    Next i
		EndIf
	Wend 
	statusIndicator.end()
End Sub
Sub convertBookmarksToFootnotes()
	Dim bookmarks as Object
	Dim bookmarkName as String
	Dim strStart As Integer
	Dim linkPrefix As String 
	Dim backLinkSuffix As String
	Dim backwardLink As String
	Dim forwardLink As String
	Dim forward As Object
	Dim backward As Object
	linkPrefix = "footnote-"
	backLinkSuffix = "-backlink"

	bookmarkName = ThisComponent.Links.ElementNames(6)
	bookmarks = ThisComponent.Links.getByName(bookmarkName)
'	Mri bookmarks
	bookmarkNames = bookmarks.getElementNames()
	For i = LBound(bookmarkNames) To Ubound(bookmarkNames)
		bookmarkName = bookmarkNames(i)
		If InStr(bookmarkName, linkPrefix) = 1 Then
			forwardLink = ""
			backwardLink = ""
			If InStr(bookmarkName, backLinkSuffix) &gt; 0 Then
				forwardLink = Left(bookmarkName,Len(bookmarkName) - Len(backLinkSuffix))
				backwardLink = bookmarkName
			Else
				forwardLink = bookmarkName 
				backwardLink = bookmarkName + backLinkSuffix
			EndIf
			convertLinkToFootnote(forwardLink,backwardLink)
		EndIf
			
	Next i
	
	NotesCleanStyle
	
End Sub

Sub convertLinkToFootnote(forwardLink,backwardLink)
	Dim bookMarkName As String
	bookmarkName = ThisComponent.Links.ElementNames(6)
	Dim bookmarks As Object
	bookmarks = ThisComponent.Links.getByName(bookmarkName)
	Dim forward As Object
	Dim backward As Object
	Dim oViewCursor As Object
	Dim footNoteSign As String
	oViewCursor = ThisComponent.CurrentController.getViewCursor()
	Dim oTextCursor As Object
	'oViewCursor = 
	If NOT bookmarks.hasByName(forwardLink) OR NOT bookmarks.hasByName(backwardLink) Then
		exit sub
		'If msgbox( "NO SuCH LINK", 36 ) = 6 Then Stop
	EndIf	
	forward = bookmarks.getByName(forwardLink)
	backward = bookmarks.getByName(backwardLink)
	oViewCursor.goToRange(forward.Anchor,false)
	footNoteSign = oViewCursor.getString()
	backspace
	backspace
	SendRM
	oTextCursor = oViewCursor.Text.createTextCursorByRange(oViewCursor)
	oTextCursor.gotoEndOfParagraph(false)
	oTextCursor.gotoStartOfParagraph(true)
	oViewCursor.goToRange(oTextCursor,true)
	unoCut()
	SendRM
	oViewCursor.goToRange(backward.Anchor,false)
	backspace
	createFootnote
	unoPaste()
	oViewCursor.getText.setLabel(footNoteSign)
	forward.dispose()
	backward.dispose()

End sub


sub unoCut
rem ----------------------------------------------------------------------
rem define variables
dim document   as object
dim dispatcher as object
rem ----------------------------------------------------------------------
rem get access to the document
document   = ThisComponent.CurrentController.Frame
dispatcher = createUnoService("com.sun.star.frame.DispatchHelper")

rem ----------------------------------------------------------------------
dispatcher.executeDispatch(document, ".uno:Cut", "", 0, Array())

end sub

sub unoPaste
rem ----------------------------------------------------------------------
rem define variables
dim document   as object
dim dispatcher as object
rem ----------------------------------------------------------------------
rem get access to the document
document   = ThisComponent.CurrentController.Frame
dispatcher = createUnoService("com.sun.star.frame.DispatchHelper")

rem ----------------------------------------------------------------------
dispatcher.executeDispatch(document, ".uno:Paste", "", 0, Array())

end sub


sub createFootnote
rem ----------------------------------------------------------------------
rem define variables
dim document   as object
dim dispatcher as object
rem ----------------------------------------------------------------------
rem get access to the document
document   = ThisComponent.CurrentController.Frame
dispatcher = createUnoService("com.sun.star.frame.DispatchHelper")

rem ----------------------------------------------------------------------
dispatcher.executeDispatch(document, ".uno:InsertFootnote", "", 0, Array())


end Sub

Sub disposeAllLinks()
	Dim description As String
	description = "Вы уверены, что хотите удалить все ссылки в текущем документе?"
	If NOT confirm(description) Then
		Exit Sub
	EndIf
	Dim statusIndicator as Object
	statusIndicator = ThisComponent.getCurrentController.statusIndicator
	statusIndicator.Start("Удаление гиперссылок начато",100)

	Dim SrchAttributes(0) as new com.sun.star.beans.PropertyValue
	SrchAttributes(0).Name = "CharStyleName"
	SrchAttributes(0).Value = "Internet Link"
	Dim ReplAttributes(2) as new com.sun.star.beans.PropertyValue
	ReplAttributes(0).Name = "HyperlinkTarget"
	ReplAttributes(0).Value = ""
	ReplAttributes(1).Name = "HyperLinkURL"
	ReplAttributes(1).Value = ""
	ReplAttributes(2).Name = "CharStyleName"
	ReplAttributes(2).Value = ThisComponent.getStyleFamilies().getByIndex(0).ElementNames(0)
	statusIndicator.setValue(50)
	setAttributesBySearchPattern(searchPattern,SrchAttributes,ReplAttributes)
	statusIndicator.end()
End Sub

Sub disposeAllBookmarks()
	Dim bookmarks As Object
	Dim description As String
	Dim elementName As String
	Dim statusIndicator as Object
	description = "Вы уверены, что хотите удалить все закладки в текущем документе?"
	If NOT confirm(description) Then
		Exit Sub
	EndIf
	statusIndicator = ThisComponent.getCurrentController.statusIndicator
	statusIndicator.Start("Удаление закладок начато",100)
	statusIndicator.setValue(50)
	elementName = ThisComponent.Links.ElementNames(6)
	bookmarks = ThisComponent.Links.getByName(elementName)
	While bookmarks.hasElements()
		bookmark = bookmarks.getByName(bookmarks.ElementNames(0))
		bookmark.dispose()
	Wend
	statusIndicator.end()
End Sub


Sub disposePageBreaks
	Dim statusIndicator as Object
	Dim description As String
	Dim enum1 As Object
	Dim enum1Element As Object
	Dim oTextCursor As Variant
	Dim tableCursor As Variant
	description = "Вы уверены, что хотите удалить все разрывы страниц в текущем документе?"
	If NOT confirm(description) Then
		Exit Sub
	EndIf
	statusIndicator = ThisComponent.getCurrentController.statusIndicator
	statusIndicator.Start("Удаление ручных разрывов страниц начато",100)
	statusIndicator.setValue(50)
	oTextCursor = ThisComponent.Text.CreateTextCursor()
	enum1 = ThisComponent.Text.createEnumeration
	While enum1.hasMoreElements
		enum1Element = enum1.nextElement
		If enum1Element.supportsService("com.sun.star.text.Paragraph") Then
			If enum1Element.BreakType &lt;&gt; com.sun.star.style.BreakType.NONE Then
				oTextCursor.goToRange(enum1Element.getAnchor(), false)
				If NOT IsEmpty(oTextCursor.PageDescName) Then
					oTextCursor.PageDescName = ""
				End If
				oTextCursor.BreakType = com.sun.star.style.BreakType.NONE
			End If
		ElseIf enum1Element.supportsService("com.sun.star.text.TextTable") Then
			If NOT IsEmpty(enum1Element.PageDescName) Then
				enum1Element.PageDescName = ""
			End If
			enum1Element.BreakType = com.sun.star.style.BreakType.NONE
		EndIf
	Wend
	statusIndicator.end()
End Sub

Sub addToArray(xArray(),vNextElement)
Dim iUB%,iLB%
iLB = lBound(xArray())
iUB = uBound(xArray())
If iLB &gt; iUB then
   iUB = iLB
   redim xArray(iLB To iUB)
Else
   iUB = iUB +1
   redim preserve xArray(iLB To iUB)
Endif
xArray(iUB) = vNextElement
End Sub

Sub makeOutlineLinks
	For i = 1 To 10
		makeLinksWithLevel(i)
	Next i

End Sub


Sub makeLinksWithLevel(level)

	Dim heading() As Object
	Dim outline() As Object
	Dim oAnchor1Name As String
	Dim oAnchor2Name As String
	Dim i As Integer
	heading = getHeadingWithLevel(level)
	outline = getOutlineWithLevel(level)
	If  Ubound(heading) &lt;&gt; -1 AND Ubound(outline) &lt;&gt; -1 Then
		If (Ubound(outline) + 1) MOD (Ubound(heading) + 1 )  = 0 Then
			For i = 0 To (Ubound(outline))
				oAnchor2Name = "Оглавление " + level + "." + (i Mod (Ubound(heading) + 1))
				If i &lt;= Ubound(heading) Then
					createAnchor(heading(i Mod (Ubound(heading) + 1)),oAnchor2Name)
				EndIf
				createLink(outline(i),"",oAnchor2Name)
			Next i
		Else 
			MsgBox ("Число Оглавлений "+ level +" уровня ("+(Ubound(outline)+1) +") не кратно числу Заголовоков " + level + " уровня (" + (Ubound(heading)+1) + ")"
		EndIf	
	ElseIf Ubound(outline) = -1 Then
		
		'MsgBox ("Не могу сделать ссылки в оглавлении. Оглавлений "+ level + " уровня не найдено.")
	ElseIf Ubound(heading) = -1 Then
		MsgBox ("Не могу сделать ссылки в оглавлении. Заголовоков "+ level + " уровня не найдено.")
	EndIf
	
End Sub

Function getHeadingWithLevel(curNum)
	Dim enum1Element As Object
	Dim enum1 As Object
	Dim enum2 As Object
	Dim thisPortion As Object
	Dim footnoteText As Object
	Dim label As String
	Dim labelNum As Integer
	Dim i As Integer
	Dim count As Integer
	Dim cell As Object
	Dim cellEnum As Object
	Dim cellEnum2 As Object
	Dim headingPar() As Object
	enum1 = ThisComponent.Text.createEnumeration
	While enum1.hasMoreElements
		enum1Element = enum1.nextElement
		If enum1Element.supportsService("com.sun.star.text.Paragraph") Then
			If enum1Element.OutlineLevel = curNum Then
				 addToArray(headingPar(),enum1Element)
			EndIf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OutlineLevel = curNum Then
				 			addToArray(headingPar(),cellEnumElement)
						EndIf
			
					EndIf
				Wend
		    Next i

		EndIf
	Wend 
	getHeadingWithLevel = headingPar()
End Function

Function getOutlineWithLevel(curNum)

	Dim enum1Element As Object
	Dim enum1 As Object
	Dim enum2 As Object
	Dim thisPortion As Object
	Dim footnoteText As Object
	Dim label As String
	Dim labelNum As Integer
	Dim i As Integer
	Dim count As Integer
	Dim cell As Object
	Dim cellEnum As Object
	Dim cellEnum2 As Object
	Dim par() As Object
	Dim parName As String
	parName = "Contents " + curNum
	enum1 = ThisComponent.Text.createEnumeration
	While enum1.hasMoreElements
		enum1Element = enum1.nextElement
		If enum1Element.supportsService("com.sun.star.text.Paragraph") Then
			If enum1Element.ParaStyleName = parName Then
				 addToArray(par(),enum1Element)
			EndIf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ParaStyleName = parName Then
				 			addToArray(par(),cellEnumElement)
						EndIf
			
					EndIf
				Wend
		    Next i
		Else 
			Mri enum1Element
		EndIf
	Wend 
	getOutlineWithLevel = par()
End Function


</script:module>
</file>

<file path=Basic/Publishing/CleanManualFormat.xml><?xml version="1.0" encoding="utf-8"?>
<!DOCTYPE module  PUBLIC '-//OpenOffice.org//DTD OfficeDocument 1.0//EN'  'module.dtd'>
<script:module xmlns:script="http://openoffice.org/2000/script" script:name="CleanManualFormat" script:language="StarBasic">Sub ExecuteClean
'	Globalscope.BasicLibraries.LoadLibrary( "MRILib" )
	Dim description As String
	description = "Вы уверены, что хотите запустить макрос Формат?"
	If NOT confirm(description) Then
		Exit Sub
	EndIf
	saveDocument()
	saveVersion("Перед выполнением макроса Формат")
	StopTracking
	Dim statusIndicator as Object
	statusIndicator = ThisComponent.getCurrentController.statusIndicator
	statusIndicator.Start("Очистка форматирования начата,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устых абзацев
    AskAndReplace("^$","")

	replaceBaseToStandard
	
	convertFormattingToText
	
	executeReplaceFonts
	
	ClearDirectFormat
	
	convertFormattingFromText
	
	NotesCleanStyle
	
	executeRemoveUnusedStyles
	
	statusIndicator.end()
	
	saveAndreload()
End Sub



Sub NotesCleanStyle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allNotes= thisComponent.FootNotes
	for x = 0 to allNotes.Count -1
	  aNote = allNotes.getByIndex(x)
	  aNote.Anchor.CharStyleName="Footnote anchor"
	  oEnum = aNote.Text.createEnumeration()
	  Do While oEnum.hasMoreElements()
	    oCurPar = oEnum.nextElement()
	    oCurPar.ParaStyleName = "Footnote"
	  Loop
	Next
End Sub


Sub getAttINfo
	Dim oViewCursor As Object
	Dim oText
	Dim oTextCursor
	oViewCursor = ThisComponent.CurrentController.getViewCursor()
	oTextCursor = oViewCursor.Text.createTextCursorByRange(oViewCursor)
	MsgBox "CharKerning " &amp; oTextCursor.CharKerning
	'MsgBox "CharBackTransparent " &amp; oTextCursor.CharBackTransparent
End Sub


Sub ReplaceFormatting(SearchString,oReplaceString,SrchAttributes,ReplAttributes, searchStyles)
	Dim oReplace
	oReplace = ThisComponent.createReplaceDescriptor()
	oReplace.SearchString = SearchString
	oReplace.ReplaceString = oReplaceString
	oReplace.SearchRegularExpression=True
	oReplace.SearchCaseSensitive = True
	
	oReplace.searchAll=True
	If Not IsEmpty(SrchAttributes(0).Value) Then
	  oReplace.SetSearchAttributes(SrchAttributes())
	  oReplace.searchStyles = searchStyles
	End If
	If Not IsEmpty(ReplAttributes(0).Value) Then
	  oReplace.SetReplaceAttributes(ReplAttributes())
	End If
	ThisComponent.replaceAll(oReplace)
End Sub

Sub convertFormatToEnclosure(identifier, styleNames, styleValues)
	leftEnclosure = compileLeftEnclosure(identifier)
	rightEnclosure = compileRightEnclosure(identifier)
	Dim oTextCursor As Object
	Dim startTextRange As Object
	Dim endTextRange As Object
	Dim foundString As String
	Dim SrchAttributes(Ubound(styleNames)) as new com.sun.star.beans.PropertyValue
	For i = 0 To Ubound(styleNames)
		SrchAttributes(i).Name = styleNames(i)
		SrchAttributes(i).Value = styleValues(i)
	Next i
	SDesc = Thiscomponent.createSearchDescriptor()
	SDesc.SearchAll = true
	SDesc.SearchRegularExpression = true
	SDesc.SearchString = ""
	SDesc.searchStyles = false
	SDesc.SetSearchAttributes(SrchAttributes)
	found = Thiscomponent.findFirst(SDesc)
	  Do While not isNull(found)
	  	oTextCursor = found.Text.createTextCursor()
	  	oTextCursor.goToRange(found.Start, false)
	  	oTextCursor.goToRange(found.End, true)
  		For i = 0 To Ubound(styleNames)
			oTextCursor.setPropertyToDefault(styleNames(i))
		Next i
		foundString = found.getString()
		If Len(foundString) &lt;&gt; 0 Then
			oTextCursor.collapseToEnd()
			oTextCursor.String = rightEnclosure
			endTextRange = oTextCursor.getEnd()
			oTextCursor.goToRange(found.start,false)
			oTextCursor.String = leftEnclosure
		EndIf
		found = Thiscomponent.findNext(found.End, SDesc)
	  Loop
End Sub

Sub convertEnclosuresToFormat(identifier, styleNames, styleValues)
	Dim oTextCursor As Object
	Dim startTextRange As Object
	Dim endTextRange As Object
	Dim leftEnclosure As String
	Dim rightEnclosure As String
	leftEnclosure = compileLeftEnclosure(identifier)
	rightEnclosure = compileRightEnclosure(identifier)
	SDesc = Thiscomponent.createSearchDescriptor()
	SDesc.SearchAll = true
	SDesc.SearchRegularExpression = true
	SDesc.SearchString = leftEnclosure + "([^" + identifier+ "]*)" + rightEnclosure

	found = Thiscomponent.findFirst(SDesc)
	  Do While not isNull(found)
	  	oTextCursor = found.Text.createTextCursor()
	  	oTextCursor.goToRange(found.Start, false)
	  	oTextCursor.goToRange(found.End, true)
	  	oTextCursor.setPropertyValues(styleNames, styleValues)
	  	oTextCursor.collapseToEnd()
		oTextCursor.goLeft(Len(rightEnclosure), true)
		oTextCursor.String = ""
		endTextRange = oTextCursor.getEnd()
		oTextCursor.goToRange(found.start,false)
		oTextCursor.goRight(Len(leftEnclosure), true)
		oTextCursor.String = ""
		found = Thiscomponent.findNext(endTextRange, SDesc)
	  Loop
End Sub


Function compileSearchString(identifier)
	compileSearchString = "&lt;"+identifier+"&gt;"+"(.*?)"+"&lt;/"+identifier+"&gt;"
End Function

Function compileLeftEnclosure(identifier)
	compileLeftEnclosure = "&lt;"+identifier+"&gt;"
End Function

Function compileRightEnclosure(identifier)
	compileRightEnclosure = "&lt;/"+identifier+"&gt;"
End Function


Sub toTextBold
	styleNames = Array("CharWeight")
	styleValues = Array(com.sun.star.awt.FontWeight.BOLD)
	convertFormatToEnclosure(CHR(867), styleNames, styleValues)
End Sub

Sub fromTextBold
	styleNames = Array("CharWeight")
	styleValues = Array(com.sun.star.awt.FontWeight.BOLD)
	convertEnclosuresToFormat(CHR(867), styleNames, styleValues)
End Sub

Sub toTextItalic
	styleNames = Array("CharPosture")
	styleValues = Array(com.sun.star.awt.FontSlant.ITALIC)
	convertFormatToEnclosure(CHR(868), styleNames, styleValues)
End Sub

Sub fromTextItalic
	styleNames = Array("CharPosture")
	styleValues = Array(com.sun.star.awt.FontSlant.ITALIC)
	convertEnclosuresToFormat(CHR(868), styleNames, styleValues)
End Sub

Sub toTextStrikeout
	styleNames = Array("CharStrikeout")
	styleValues = Array(com.sun.star.awt.FontStrikeout.SINGLE)
	convertFormatToEnclosure(CHR(869), styleNames, styleValues)

End Sub

Sub fromTextStrikeout
	styleNames = Array("CharStrikeout")
	styleValues = Array(com.sun.star.awt.FontStrikeout.SINGLE)
	convertEnclosuresToFormat(CHR(869), styleNames, styleValues)
End Sub


Sub toTextUnderline
	styleNames = Array("CharUnderline")
	styleValues = Array(com.sun.star.awt.FontUnderline.SINGLE)
	convertFormatToEnclosure(CHR(870), styleNames, styleValues)
End Sub

Sub fromTextUnderline
	styleNames = Array("CharUnderline")
	styleValues = Array(com.sun.star.awt.FontUnderline.SINGLE)
	convertEnclosuresToFormat(CHR(870), styleNames, styleValues)
End Sub

Sub toTextSuperscript
	styleNames = Array("CharEscapementHeight","CharEscapement")
	styleValues = Array(58,101)
	convertFormatToEnclosure(CHR(871), styleNames, styleValues)
End Sub

Sub fromTextSuperscript
	styleNames = Array("CharEscapementHeight","CharEscapement")
	styleValues = Array(58,101)
	convertEnclosuresToFormat(CHR(871), styleNames, styleValues)
End Sub

Sub toTextSubscript
	styleNames = Array("CharEscapementHeight","CharEscapement")
	styleValues = Array(58,-101)
	convertFormatToEnclosure(CHR(872), styleNames, styleValues)
End Sub

Sub fromTextSubscript
	styleNames = Array("CharEscapementHeight","CharEscapement")
	styleValues = Array(58,-101)
	convertEnclosuresToFormat(CHR(872), styleNames, styleValues)
End Sub

Sub toTextSparce
	styleNames = Array("CharKerning")
	For i=70 To 70 
		styleValues = Array(i)
		convertFormatToEnclosure(CHR(873) &amp; i, styleNames, styleValues)
	Next
End Sub

Sub fromTextSparce
	styleNames = Array("CharKerning")
	For i=70 To 70 
		styleValues = Array(i)
		convertEnclosuresToFormat(CHR(873) &amp; i, styleNames, styleValues)
	Next 
End Sub


Sub convertFormattingToText
	toTextBold
	toTextItalic
	toTextStrikeout
	toTextUnderline
	toTextSuperscript
	toTextSubscript
	toTextSparce
End Sub

Sub convertFormattingFromText
	fromTextSparce
	fromTextSuperscript
	fromTextSubscript
	fromTextUnderline
	fromTextStrikeout
	fromTextItalic
	fromTextBold
End Sub

'Replaces manual formatting text with font into character style with assigned font
Sub executeReplaceFonts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lt;&gt; "IPH Serif" AND curFont &lt;&gt; "" Then
	      If Not DocHasCharStyle(oDoc,curFont) Then
	        oProps() = Array(CreateProperty("CharFontName", curFont))
	        CreateCharacterStyle(curFont, oProps())
	      End If
	      founds.CharStyleNames = Array(curFont)
	    End If
	    founds = Thiscomponent.findNext(founds.getend, SDesc)
	  loop
End Sub

Sub replaceFontToStyle(fontName As String)
	Dim SrchAttributes(0) as new com.sun.star.beans.PropertyValue
	Dim ReplAttributes(0) as new com.sun.star.beans.PropertyValue
	SrchAttributes(0).Name = "CharFontName"
	SrchAttributes(0).Value = fontName
	ReplAttributes(0).Name = "CharStyleName"
	ReplAttributes(0).Value = fontName
	srchString = "(.*)"
	repString = "$1"
	ReplaceFormatting(srchString,repString,SrchAttributes,ReplAttributes)
End Sub


Function CreateProperty( Optional cName As String, Optional uValue ) As com.sun.star.beans.PropertyValue
	Dim oPropertyValue As New com.sun.star.beans.PropertyValue
	If Not IsMissing( cName ) Then
	  oPropertyValue.Name = cName
	EndIf
	If Not IsMissing( uValue ) Then
	  oPropertyValue.Value = uValue
	EndIf
	CreateProperty() = oPropertyValue
End Function

Function DocHasCharStyle(oDoc, sName$) As Boolean
	Dim oStyles
	oStyles = oDoc.StyleFamilies.getByName("CharacterStyles")
	DocHasCharStyle() = oStyles.hasByName(sName)
End Function

Sub CreateCharacterStyle(sStyleName$, oProps())
	Dim i%
	Dim oFamilies
	Dim oStyle
	Dim oStyles
	oFamilies = ThisComponent.StyleFamilies
	oStyles = oFamilies.getByName("CharacterStyles")
	If oStyles.HasByName(sStyleName) Then
	  Exit Sub
	End If
	oStyle = ThisComponent.createInstance("com.sun.star.style.CharacterStyle")
	For i=LBound(oProps) To UBound(oProps)
	  oStyle.setPropertyValue(oProps(i).Name, oProps(i).Value)
	Next
	oStyles.insertByName(sStyleName, oStyle)
End Sub

Sub ClearDirectFormat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oViewCursor.gotoStart(false)
	oViewCursor.gotoEnd(true)
	dispatcher.executeDispatch(document, ".uno:ResetAttributes", "", 0, Array())
	footNotes = thisComponent.Footnotes
	For x = 0 to footNotes.Count -1
	  aNote = footNotes.getByIndex(x)
	  footNoteText = aNote.getText()
	  oTextcursor = footNoteText.createTextCursor()
	  oViewCursor.gotoRange(oTextcursor.getStart(),false) 
	  oViewCursor.gotoEnd(true)
	  dispatcher.executeDispatch(document, ".uno:ResetAttributes", "", 0, Array())
	Next
	endNotes = thisComponent.Endnotes
	for x = 0 to endNotes.Count -1
	  aNote = endNotes.getByIndex(x)
	  endNoteText = aNote.getText()
	  oTextcursor = endNoteText.createTextCursor()
	  oViewCursor.gotoRange(oTextcursor.getStart(),false) 
	  oViewCursor.gotoEnd(true)
	  dispatcher.executeDispatch(document, ".uno:ResetAttributes", "", 0, Array())
	next
	
	oViewCursor.gotoStart(false)
End Sub

sub replaceBaseToStandard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Базовый"
	args1(12).Name = "SearchItem.ReplaceString"
	args1(12).Value = "Основной текст"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3
	args1(19).Name = "SearchItem.SearchFormatted"
	args1(19).Value = false
	args1(20).Name = "SearchItem.AlgorithmType2"
	args1(20).Value = 1
	args1(21).Name = "Quiet"
	args1(21).Value = true
	dispatcher.executeDispatch(document, ".uno:ExecuteSearch", "", 0, args1())
end Sub

Sub getNumberingFonts
	Dim families,numStyles, numStyle, numRules,numRule,prop,fontProp As Object
	Dim fontName, result As String  
'	Globalscope.BasicLibraries.LoadLibrary( "MRILib" )
	families = ThisComponent.StyleFamilies
	numStyles = families.getByName("NumberingStyles")
	result = ""
	For i = 0 To numStyles.getCount - 1 
		numStyle = numStyles.getByIndex(i)
'		Mri numStyle
		If numStyle.isInUse() Then
		
			numRules = numStyle.NumberingRules
			For j = 0 To numRules.getCount - 1 
				numRule = numRules.getByIndex(j)
				For k = 0 To Ubound(numRule)
					prop = numRule(k)
					If prop.Name = "BulletFont" Then
						fontProp = prop.Value
						fontName = fontProp.Name
						result = result &amp; "Стиль нумерации " &amp; numStyle.DisplayName &amp; " уровень " &amp; (j + 1) &amp; " шрифт " &amp; fontName &amp; chr(10)
					EndIf
				Next k
			Next j
		
		EndIf

	Next i
	If result = "" Then
		result = "Используемых стилей нумерации со шрифтами не найдено."
	Else 
		result = "В документе найдено:"&amp; chr(10)&amp; result
	EndIf
	MsgBox result
	
	
End Sub
</script:module>
</file>

<file path=Basic/Publishing/Correction.xml><?xml version="1.0" encoding="utf-8"?>
<!DOCTYPE module  PUBLIC '-//OpenOffice.org//DTD OfficeDocument 1.0//EN'  'module.dtd'>
<script:module xmlns:script="http://openoffice.org/2000/script" script:name="Correction" script:language="StarBasic">Sub fixFrequentMistakes
	Dim description As String
	description = "Вы уверены, что хотите запустить исправление часто встречающихся ошибок?"
	If NOT confirm(description) Then
		Exit Sub
	EndIf
	saveDocument()
	saveVersion("Перед выполнением макроса Ошибки")
	StopTracking
	Dim statusIndicator as Object
	Dim NBSP As String
	Dim space As String
	NBSP = " "
	space = " "
	
	statusIndicator = ThisComponent.getCurrentController.statusIndicator
	statusIndicator.Start("Исправление ошибок начато,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робелов в конце абзацев
    AskAndReplace("[:space:]+$","")
    'Не должно быть пустых абзацев
    AskAndReplace("^$","")
    'Не должно быть пробелов перед знаками пунктуации .,;:?!)]}»¡¿”‘’
   	AskAndReplace("[:space:]+(?=[\.,;:?!\)\]\}»¡¿”‘’])","")
	'Между словом том и цифрой должен быть неразрывный пробел, а не обычный
	AskAndReplace("(?&lt;=\b[тТ](ом|\.))\ (?=[:digit:])",NBSP)
	'Между словом серия и цифрой должен быть неразрывный пробел, а не обычный
	AskAndReplace("(?&lt;=\b[сС](ерия|\.))\ +(?=[:digit:])",NBSP)
	'Между словом часть и цифрой должен быть неразрывный пробел, а не обычный
	AskAndReplace("(?&lt;=\b[чЧ](асть|\.))\ +(?=[:digit:])",NBSP)
	'Между числом и "г." должен быть неразрывный пробел, а не обычный
	AskAndReplace("(?&lt;=[0-9])[:space:]*г(?=\.)",NBSP &amp; "г")
	'Между инициалами и Фамилией должен быть неразрывный пробел, а не обычный
	AskAndReplace("(?&lt;=[:upper:]\.[:space:][:upper:]\.)\ (?=[:upper:][:lower:]+)",NBSP)
	'Между Фамилией и инициалами должен быть неразрывный пробел, а не обычный
	AskAndReplace("(?&lt;=[:upper:][:lower:]{1,30})\ (?=[:upper:]\.[:space:][:upper:]\.)",NBSP)

	'Не должно быть пробелов после скобок [({ и кавычек «„
	AskAndReplace("(?&lt;=[\(\[\{«„])[:space:]","")
	'Между "и" и "т." должен быть неразрывный пробел, а не обычный
    AskAndReplace("(?&lt;=\bи)\ (?=т\.)",NBSP)
   	'Между "т." и "е./н./д./п./к." должен быть неразрывный пробел, а не обычный
    AskAndReplace("(?&lt;=\bт)\.\ ?(?=[ендпк]\.)","." &amp; NBSP)
    
   	'Между буквами среднее тире должно обрамляться пробелами
	AskAndReplace("(?&lt;=[:alpha:])–(?=[:alpha:])",NBSP &amp; "–" &amp; NBSP)
	'Между буквами дефис-минус, цифровое тире и длинное тире заменяется на среднее тире
    AskAndReplace("(?&lt;=[:alpha:][:space:])[-‒—](?=[:space:][:alpha:])","–")
    'Между двумя цифрами и тире между ними не долнжо быть пробелов. А также тире должно быть цифровым
  	AskAndReplace("(?&lt;=[:digit:])(?:[:space:])?[-‒–—](?:[:space:])?(?=[:digit:])","‒")
 	
 	'Между двумя римскими цифрами и тире между ними не долнжо быть пробелов. А также тире должно быть средним
	AskAndReplace("(?&lt;=[MDCLXVI])(?:[:space:])?[-‒–—](?:[:space:])?(?=[MDCLXVI])","–")
	
	'Между буквой и угловой открывающейся скобкой должен быть пробел
	AskAndReplace("(?&lt;=[:alpha:])&lt;(?=…&gt;)",space &amp; "&lt;")
	'Между угловой закрывающейся скобкой и буквой должен быть пробел
	AskAndReplace("(?&lt;=&lt;…)&gt;(?=[:alpha:])","&gt;" &amp; space)
	statusIndicator.end()
	saveAndreload()
End Sub

Sub workaroundForDiacriticKerningBug
	    AskAndReplace("([:print:][\u0300-\u036F])","$1")
End Sub

Sub test111
	StartTracking
	AskAndReplace("(?&lt;=[:upper:][:lower:]{1,30})\ (?=[:upper:]\.[:upper:]\.)"," ")
	StopTracking
End Sub

Sub executeCitationCorrection
	StartTracking
	    AskAndReplace("(?&lt;=[:alpha:])&lt;(?=…&gt;)"," &lt;")
	    AskAndReplace("(?&lt;=&lt;…)&gt;(?=[:alpha:])","&gt; ")
	    AskAndReplace("(?&lt;=[:alpha:])–(?=[:alpha:])"," – ")
	StopTracking
End Sub


Sub executeRemoveConsequentSpaces
	StartTracking
	    AskAndReplace("(?&lt;=[:space:])[:space:]+","")
	StopTracking
End Sub
Sub removeBadCharacters
	StartTracking
	    AskAndReplace("[\uE000-\uF8FF]+","")
	    checkAllFootnotes
	StopTracking
	showTrackedChanges
End Sub

Sub executeRemoveSpacesBeforeStops
	StartTracking
	    AskAndReplace("[:space:]+(?=[\.,;:?!\)\]\}»¡¿”‘’])","")
'removed “
	StopTracking
End Sub

Sub executeNumericDashBetweenNumbers
	StartTracking
	    AskAndReplace("(?&lt;=[:digit:])(?:[:space:])?[-‒–—](?:[:space:])?(?=[:digit:])","‒")
	StopTracking
End Sub

Sub executeReplaceLongDashWithSpacesBetweenWords
	StartTracking
	    AskAndReplace("(?&lt;=[:alpha:][:space:])[-‒—](?=[:space:][:alpha:])","–")
	StopTracking
End Sub

Sub executeRemoveSpacesAfterOpenedQuoteOrBracket
	StartTracking
	    AskAndReplace("(?&lt;=[\(\[\{«„])[:space:]","")
	StopTracking
End Sub


Sub executeNonBreakingSpaceBetweenLastnameAndInitials
	StartTracking
	    AskAndReplace("(?&lt;=[^.!?][:space:][:upper:][:lower:]{1,30})\ (?=[:upper:]\.[:upper:]\.)"," ")
	StopTracking
End Sub


Sub executeNonBreakingSpaceBetweenInitialsAndLastName
	StartTracking
	    AskAndReplace("(?&lt;=[:upper:]\.[:upper:]\.)\ (?=[:upper:][:lower:]+)"," ")
	StopTracking
End Sub

Sub executeNonBreakingSpaceBetweenEtc
	StartTracking
	    AskAndReplace("(?&lt;=\bи)\ (?=т\.)"," ")
	    AskAndReplace("(?&lt;=\bт)\.\ ?(?=[ендпк]\.)",". ")
	StopTracking
End Sub

'Sub executeNonBreakingSpaceAfterPageOrVolume
'	StartTracking
'	    AskAndReplace("(?&lt;=\b[сСтТ]\.)[:space:](?=[:digit:])"," ")
'	StopTracking
'End Sub

Sub executeNonBreakingSpaceBetweenVol
	StartTracking
      AskAndReplace("(?&lt;=\b[тТ](ом|\.))[:space:](?=[:digit:])"," ")
	StopTracking
End Sub

Sub executeNonBreakingSpaceBetweenSeries
	StartTracking
	    AskAndReplace("(?&lt;=\b[сС](ерия|\.))[:space:](?=[:digit:])"," ")
	StopTracking
End Sub

Sub executeNonBreakingSpaceBetweenPart
    StartTracking
	AskAndReplace("(?&lt;=\b[чЧ](асть|\.))[:space:]+(?=[:digit:])"," ")
	StopTracking
End Sub


Sub executeNonBreakingSpaceBetweenYear
	StartTracking
    AskAndReplace("(?&lt;=[0-9])[:space:]*г(?=\.)"," г")
	StopTracking
End Sub

Sub StartTracking
dispatcher = createUnoService("com.sun.star.frame.DispatchHelper")
document   = ThisComponent.CurrentController.Frame
dim trackProperties(0) as new com.sun.star.beans.PropertyValue
trackProperties(0).Name = "TrackChanges"
trackProperties(0).Value = true
dispatcher.executeDispatch(document, ".uno:TrackChanges", "", 0, trackProperties())
dim args1(0) as new com.sun.star.beans.PropertyValue
args1(0).Name = "ShowTrackedChanges"
args1(0).Value = true
dispatcher.executeDispatch(document, ".uno:ShowTrackedChanges", "", 0, args1())
End Sub

Sub StopTracking
dispatcher = createUnoService("com.sun.star.frame.DispatchHelper")
document   = ThisComponent.CurrentController.Frame
dim trackProperties(0) as new com.sun.star.beans.PropertyValue
trackProperties(0).Name = "TrackChanges"
trackProperties(0).Value = false
dispatcher.executeDispatch(document, ".uno:TrackChanges", "", 0, trackProperties())
dim args1(0) as new com.sun.star.beans.PropertyValue
args1(0).Name = "ShowTrackedChanges"
args1(0).Value = true
dispatcher.executeDispatch(document, ".uno:ShowTrackedChanges", "", 0, args1())
End Sub



Sub executeRemoveWhiteBackground
 	Dim description As String
 	Dim searchPattern As String
 	searchPattern = ""
 	description = "Вы уверены, что хотите заменить белый фон на прозрачный в текущем документе?"
 	If NOT confirm(description) Then
 		Exit Sub
 	EndIf
	Dim statusIndicator as Object
	statusIndicator = ThisComponent.getCurrentController.statusIndicator
	statusIndicator.Start("Замена белого фона на прозрачный начата",100)
	Dim SrchAttributes(1) as new com.sun.star.beans.PropertyValue
	Dim ReplAttributes(1) as new com.sun.star.beans.PropertyValue
	SrchAttributes(0).Name = "CharBackTransparent"
	SrchAttributes(0).Value = False
	SrchAttributes(1).Name = "CharBackColor"
	SrchAttributes(1).Value = 16777215
	ReplAttributes(0).Name = "CharBackTransparent"
	ReplAttributes(0).Value = True
	ReplAttributes(1).Name = "CharBackColor"
	ReplAttributes(1).Value = -1
	setAttributesBySearchPattern(searchPattern,SrchAttributes,ReplAttributes)
	statusIndicator.end()
End Sub

Sub ReplaceEverywhere(SearchString,oReplaceString)
Dim oDoc,oText,oViewCursor,oStart,oEnd,oFind,FandR As Object
oDoc = ThisComponent 
oText = oDoc.Text
Footnotes = oDoc.Footnotes
oViewCursor = oDoc.CurrentController.getViewCursor
oStart = oViewCursor.Text.createTextCursorByRange(oViewCursor.Start)
FandR = oDoc.createReplaceDescriptor
With FandR
  .SearchString = SearchString
  .ReplaceString = oReplaceString
  .SearchRegularExpression=True
  .searchAll=True
End With
If Not oViewCursor.isCollapsed then 
  oEnd = oViewCursor.Text.createTextCursorByRange(oViewCursor.End)
End If
If isEmpty(oEnd) then 'Do whole document.
  oDoc.replaceAll(FandR)
Else 'Do selection.
  Do
    oFind = oDoc.FindNext(oStart.End,FandR)
    If isNull(oFind) then
      Exit Do
    End If
    If oViewCursor.Text.compareRegionEnds(oFind,oEnd) &lt; 0 then 
      Exit Do
    End If
    oFind.setString(FandR.ReplaceString)
    oFind = oDoc.FindNext(oFind.End,FandR)
  Loop
EndIf
End Sub


Function IsAnythingSelected(oDoc As Object) As Boolean
Dim oSelections 'Contains all of the selections
Dim oSel
'Contains one specific selection
Dim oCursor
'Text cursor to check for a collapsed range
REM Assume nothing is selected
IsAnythingSelected = False
If IsNull(ThisComponent) Then 
  Exit Function
End If
' The current selection in the current controller.
'If there is no current controller, it returns NULL.
oSelections = ThisComponent.getCurrentSelection()
If IsNull(oSelections) Then 
  Exit Function
End If
If oSelections.getCount() = 0 Then 
  Exit Function
End If
If oSelections.getCount() &gt; 1 Then
  REM There is more than one selection so return True
  IsAnythingSelected = True
  Exit Function
End If
REM There is only one selection so obtain the first selection
oSel = oSelections.getByIndex(0)
lenght = Len(oSel.String)
If lenght &gt; 0 Then
  IsAnythingSelected = True
End If

End Function


Sub AskAndReplace(SearchString, oReplaceString)
Dim SrchAttributes(0) as new com.sun.star.beans.PropertyValue
Dim ReplAttributes(0) as new com.sun.star.beans.PropertyValue
If IsAnythingSelected() Then
  oSelections = ThisComponent.getCurrentSelection()
  ReplaceInSelection(SearchString, oReplaceString)
  thisComponent.currentController.select(oSelections) 
Else
ReplaceFormatting(SearchString,oReplaceString,SrchAttributes,ReplAttributes, true)
'  ReplaceEverywhere(SearchString, oReplaceString)
End If
End Sub




Sub ReplaceInSelection(SearchString,oReplaceString)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SearchString
args1(12).Name = "SearchItem.ReplaceString"
args1(12).Value = oReplaceString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insertSpecialCharacterInFont(sCharacter As String, sFont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Symbols"
args1(0).Value = sCharacter
args1(1).Name = "FontName"
args1(1).Value = sFont

dispatcher.executeDispatch(document, ".uno:InsertSymbol", "", 0, args1())

end Sub


Sub searchAndRemoveDirectFormatting(searchString)
oViewCursor = thisComponent.getCurrentController.getViewCursor
oViewCursor.jumpToFirstPage
oSearch = ThisComponent.createSearchDescriptor()
oSearch.SearchString = searchString
oSearch.SearchRegularExpression=True
oSearch.searchAll=True
oFound = ThisComponent.findFirst(oSearch)
Do While Not IsNull(oFound)
  oTextCursor = oFound.Text.createTextCursor()
  oFound.setString(oFound.getString)
  oFound = ThisComponent.findNext(oFound.End, oSearch)
Loop
End Sub


sub RemoveStyleByName(styleName As String)
Dim oDoc as Object
Dim propertySetInfo As Object
oDoc = ThisComponent
oFamilies = thiscomponent.StyleFamilies
sElements() = oFamilies.getElementNames()
For i = 0 to oFamilies.count -1 
  oFamily = oFamilies.getByName(sElements(i))
  For j = 0 to oFamily.getCount -1
    oStyle = oFamily.getByIndex(j)

    If oStyle.Name = styleName Then
      oFamily.removeByName(oStyle.Name)
      Exit For
    EndIf
  Next
Next
End Sub

sub showTrackedChanges
	dim document   as object
	dim dispatcher as object
	document   = ThisComponent.CurrentController.Frame
	dispatcher = createUnoService("com.sun.star.frame.DispatchHelper")
	dispatcher.executeDispatch(document, ".uno:AcceptTrackedChanges", "", 0, Array())
	dim args2(0) as new com.sun.star.beans.PropertyValue
	args2(0).Name = "ShowTrackedChanges"
	args2(0).Value = true
	dispatcher.executeDispatch(document, ".uno:ShowTrackedChanges", "", 0, args2())

end sub

Sub checkAllFootnotes()
	Dim footnotes As Object
	Dim count as Integer
	Dim charNum as Long
	Dim char As Long
	Dim label As String
	Dim result As String
	result = ""
	footnotes = ThisComponent.Footnotes
	count = footnotes.getCount
	For i = 0 to count-1
		footnote = footnotes.getByIndex(i)
'		Mri footnote
		label = footnote.Label
		charNum = Len(label)
		For j = 1 to charNum
		  char = Asc(Right(Left(label,j),1))
		  If char &gt;= 57344 AND char &lt;= 63743 then
		  	result = result &amp; "Символ "&amp; Chr(char) &amp;" сноски "&amp; i &amp;" находится в диапазоне для частного использования"&amp; chr(10)
		  	'Mri footnote
		  	'footNote.setLabel(Left(label,j-1) &amp; "*" &amp; Right(label,charNum-j))
		  End If
		Next j
	Next i
	If result &lt;&gt; "" then
		MsgBox result
	EndIf
End Sub
</script:module>
</file>

<file path=Basic/Publishing/Dialogs.xml><?xml version="1.0" encoding="utf-8"?>
<!DOCTYPE module  PUBLIC '-//OpenOffice.org//DTD OfficeDocument 1.0//EN'  'module.dtd'>
<script:module xmlns:script="http://openoffice.org/2000/script" script:name="Dialogs" script:language="StarBasic" script:moduleType="normal">REM  *****  BASIC  *****
Sub test
	If NOT confirm("Вы уверены, что хотите запустить макрос?") Then
		Exit Sub
	EndIf

End Sub

Function confirm(description)
	If MsgBox (description, 4) =6 Then
		confirm = true
	Else
		confirm = false
	EndIf
	
End Function
</script:module>
</file>

<file path=Basic/Publishing/Documents.xml><?xml version="1.0" encoding="utf-8"?>
<!DOCTYPE module  PUBLIC '-//OpenOffice.org//DTD OfficeDocument 1.0//EN'  'module.dtd'>
<script:module xmlns:script="http://openoffice.org/2000/script" script:name="Documents" script:language="StarBasic" script:moduleType="normal">sub saveAndreload()
	rem ----------------------------------------------------------------------
	rem define variables
	dim document   as object
	dim dispatcher as object
	rem ----------------------------------------------------------------------
	rem get access to the document
	document   = ThisComponent.CurrentController.Frame
	dispatcher = createUnoService("com.sun.star.frame.DispatchHelper")
	dispatcher.executeDispatch(document, ".uno:Save", "", 0, Array())
	dispatcher.executeDispatch(document, ".uno:Reload", "", 0, Array())

end Sub

sub saveDocument()
	rem ----------------------------------------------------------------------
	rem define variables
	dim document   as object
	dim dispatcher as object
	rem ----------------------------------------------------------------------
	rem get access to the document
	document   = ThisComponent.CurrentController.Frame
	dispatcher = createUnoService("com.sun.star.frame.DispatchHelper")
	dispatcher.executeDispatch(document, ".uno:Save", "", 0, Array())

end Sub

sub reloadDocument()
	rem ----------------------------------------------------------------------
	rem define variables
	dim document   as object
	dim dispatcher as object
	rem ----------------------------------------------------------------------
	rem get access to the document
	document   = ThisComponent.CurrentController.Frame
	dispatcher = createUnoService("com.sun.star.frame.DispatchHelper")
	dispatcher.executeDispatch(document, ".uno:Reload", "", 0, Array())

end Sub
Sub setDimensions
	Dim oStyles As Object
	Dim curStyle As Object
	Dim inputHeight As String
	Dim inputTopMargin As String
	Dim inputBottomMargin As String
	Dim inputLeftMargin As String
	Dim inputRightMargin As String
	Dim	inputHeaderBodyDistance As String
	Dim inputFooterBodyDistance As String
	Dim inputFootnoteLineDistance As String
	Dim inputFootnoteLineTextDistance As String
	
	Dim newWidth As Long
	Dim newHeight As Long
	Dim newTopMargin As Long
	Dim newBottomMargin As Long
	Dim newLeftMargin As Long
	Dim newRightMargin As Long
	Dim textFieldHeight As Long
	Dim textFieldWidth As Long
	Dim headerBodyDistance As Long
	Dim footerBodyDistance As Long
	Dim footnoteLineDistance As Long
	Dim footnoteLineTextDistance As Long
	
	oStyles =  ThisComponent.StyleFamilies.getByName("PageStyles")
	inputWidth = InputBox("Введите ширину страниц (в мм):", "Установка ширины всех страниц документа", "")
	inputHeight = InputBox("Введите высоту страниц (в мм):", "Установка высоты всех страниц документа", "")
	inputTopMargin = InputBox("Введите размер верхнего поля (в мм):", "Установка размера верхнего поля для всех страниц", "")
	inputBottomMargin = InputBox("Введите резмер нижнего поля (в мм):", "Установка размера нижнего поля для всех страниц", "")
	inputLeftMargin = InputBox("Введите размер левого поля (в мм):", "Установка размера левого поля для всех страниц", "")
	inputRightMargin = InputBox("Введите размер правого поля (в мм):", "Установка размера правого поля для всех страниц", "")
	inputHeaderBodyDistance = InputBox("Введите расстояние от верхнего колонтитула до текста (в сотых долях мм):", "Установка расстояния от верхнего колонтитула до текста", "")
	inputFooterBodyDistance = InputBox("Введите расстояние от нижнего колонтитула до текста (в сотых долях мм):", "Установка расстояния от нижнего колонтитула до текста ", "")
	inputFootnoteLineTextDistance = InputBox("Введите расстояние от текста страницы до линии сноски (в сотых долях мм):", "Установка расстояния от текста страницы до линии сноски ", "")
	inputFootnoteLineDistance = InputBox("Введите расстояние от линии сноски до текста сноски (в сотых долях мм):", "Установка расстояния от линии сноски до текста сноски ", "")

	For i = 0  to oStyles.Count - 1
		curStyle = oStyles.getByIndex(i)
		newWidth = curStyle.Width
		newHeight = curStyle.height
		newTopMargin = curStyle.TopMargin
		newBottomMargin = curStyle.BottomMargin
		newLeftMargin = curStyle.LeftMargin
		newRightMargin = curStyle.RightMargin
		
		If CLng(inputHeaderBodyDistance) &gt; 0 Then
			headerBodyDistance = CLng(inputHeaderBodyDistance)
			curStyle.HeaderBodyDistance = headerBodyDistance
		EndIf
		If CLng(inputFooterBodyDistance) &gt; 0 Then
			footerBodyDistance = CLng(inputFooterBodyDistance)
			curStyle.FooterBodyDistance = footerBodyDistance
		EndIf
		
		If CLng(inputFootnoteLineDistance) &gt; 0 Then
			footnoteLineDistance = CLng(inputFootnoteLineDistance)
			curStyle.FootnoteLineDistance = footnoteLineDistance
		EndIf
		If CLng(inputFootnoteLineTextDistance) &gt; 0 Then
			footnoteLineTextDistance = CLng(inputFootnoteLineTextDistance)
			curStyle.FootnoteLineTextDistance = footnoteLineTextDistance
		EndIf
		'Globalscope.BasicLibraries.LoadLibrary( "MRILib" )
		'Mri curStyle
		
		If curstyle.IsLandscape Then
			If CLng(inputHeight) &gt; 0 Then
				newWidth = CLng(inputHeight + "00")
			EndIf
			If CLng(inputWidth) &gt; 0 Then
				newHeight = CLng(inputWidth + "00")
			EndIf
			
			If CLng(inputLeftMargin) &gt; 0 Then
				newTopMargin = CLng(inputLeftMargin + "00")
			EndIf
			If CLng(inputRightMargin) &gt; 0 Then
				newBottomMargin = CLng(inputRightMargin + "00")
			EndIf
			If CLng(inputTopMargin) &gt; 0 Then
				newLeftMargin = CLng(inputTopMargin + "00")
			EndIf
			If CLng(inputBottomMargin) &gt; 0 Then
				newRightMargin = CLng(inputBottomMargin + "00")
			EndIf

		Else
			If CLng(inputWidth) &gt; 0 Then
				newWidth = CLng(inputWidth + "00")
			EndIf
			If CLng(inputHeight) &gt; 0 Then
				newHeight = CLng(inputHeight + "00")
			EndIf
			If CLng(inputTopMargin) &gt; 0 Then
				newTopMargin = CLng(inputTopMargin + "00")
			EndIf
			If CLng(inputBottomMargin) &gt; 0 Then
				newBottomMargin = CLng(inputBottomMargin + "00")
			EndIf
			If CLng(inputLeftMargin) &gt; 0 Then
				newLeftMargin = CLng(inputLeftMargin + "00")
			EndIf
			If CLng(inputRightMargin) &gt; 0 Then
				newRightMargin = CLng(inputRightMargin + "00")
			EndIf
		End If
		textFieldWidth = newWidth - newLeftMargin - newRightMargin
		textFieldHeight = newHeight - newTopMargin - newBottomMargin
		If textFieldWidth &gt; 5000 Then
			curStyle.Width = newWidth
			curStyle.LeftMargin = newLeftMargin
			curStyle.RightMargin = newRightMargin
		EndIf
		
		If textFieldHeight &gt; 5000 Then
			curStyle.Height = newHeight
			curStyle.TopMargin = newTopMargin
			curStyle.BottomMargin = newBottomMargin
		EndIf
	Next
	
	Exit Sub
End Sub

Sub	setBookUniqPageStyles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Dim pageNum As Integer
	oViewCursor = ThisComponent.CurrentController.getViewCursor()
	pageStyles = ThisComponent.StyleFamilies.getByName("PageStyles")
	pageNum = 1
	pageName = "Страница издания"
		
	page = findFirstPageWithStyle(pageName)
	firstPage = page
	oViewCursor.jumpToPage(page)
	curPageStyleName = oViewCursor.PageStyleName
	Do While StrComp(curPageStyleName,pageName,1) = 0
		If pageNum = 1 Then
			oViewCursor.jumpToPreviousPage()
			prevPageName = oViewCursor.PageStyleName
			previousPageStyle = pageStyles.getByName(prevPageName)
			tmpName = pageName + " "
			If InStr(prevPageName, tmpName) = 1 Then
				startNum = Right(prevPageName,Len(prevPageName) - Len(tmpName))
				pageNum =  CInt(startNum) + 1 
			EndIf
			oViewCursor.jumpToNextPage()
		EndIf
		newPageName = pageName + " " + pageNum
		
		createPageStyleByExample(newPageName)
		If pageNum = 1 Then
			oTextCursor = oViewCursor.Text.CreateTextCursorByRange(oViewCursor)
			oViewCursor.PageDescName = newPageName
			
		Else
			previousPageStyle.FollowStyle = newPageName						
		EndIf

		curPageStyle = pageStyles.getByName(newPageName)
		'Установим стиль следующей страницы в стандартное значение
		curPageStyle.FollowStyle = pageName
		previousPageStyle = curPageStyle
		oViewCursor.jumpToNextPage()
		curPageStyleName = getNextPageStyleName()
		pageNum = pageNum + 1
	Loop
End Sub

sub saveVersion(comment)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comment

dispatcher.executeDispatch(document, ".uno:Save", "", 0, args1())


end sub
</script:module>
</file>

<file path=Basic/Publishing/Hyphenations.xml><?xml version="1.0" encoding="utf-8"?>
<!DOCTYPE module  PUBLIC '-//OpenOffice.org//DTD OfficeDocument 1.0//EN'  'module.dtd'>
<script:module xmlns:script="http://openoffice.org/2000/script" script:name="Hyphenations" script:language="StarBasic" script:moduleType="normal">Sub convertHyphInDoc()
	Dim statusIndicator as Object
	statusIndicator = ThisComponent.getCurrentController.StatusIndicator
	statusIndicator.Start("Конвертация переносов, подождите",10)
	convertHyphInText(ThisComponent.Text)
'	Globalscope.BasicLibraries.LoadLibrary( "MRILib" )
	statusIndicator.Start("Конвертация переносов, подождите",70)
	allNotes = ThisComponent.FootNotes
	For x = 0 to allNotes.Count -1
	  aNote = allNotes.getByIndex(x)
	  convertHyphInText(aNote.Text)
	Next
	'disableAutoHyph()
	statusIndicator.end()
End Sub

sub disableAutoHyph()
	Dim propertySetInfo As Object
	Dim oPositionOfMatch As Long
	oFamilies = ThisComponent.StyleFamilies
	sElements() = oFamilies.getElementNames()
	  oFamily = oFamilies.getByName(sElements(1))
	  For j = 0 to oFamily.getCount -1
	    oStyle = oFamily.getByIndex(j)
		propertySetInfo = oStyle.getPropertySetInfo()
	    If propertySetInfo.hasPropertyByName("ParaIsHyphenation") Then
	      oStyle.ParaIsHyphenation = false
	    EndIf
	  Next
End Sub

Sub convertHyphInText(textElement)
	Dim enum1Element As Object
	Dim enum1 As Object
	Dim i As Integer
	Dim cell As Object
	enum1 = textElement.createEnumeration()
	While enum1.hasMoreElements
		enum1Element = enum1.nextElement
		If enum1Element.supportsService("com.sun.star.text.Paragraph") Then
			convertParaHyphens(enum1Element)
		ElseIf enum1Element.supportsService("com.sun.star.text.TextTable") Then
			cellNames = enum1Element.cellNames
			For i = LBound(cellNames) To Ubound(cellNames)
				cell = enum1Element.getCellByName(cellNames(i))
				cellText = cell.getText()
				convertHyphInText(cellText)
		    Next i
		Else 
		EndIf
	Wend 
End Sub

Sub convertParaHyphens(para)
	Dim lineEnd As String
	Dim conversionTargets() As Object
	'No hyphenation needed
	If para.ParaIsHyphenation = false Then
		Exit Sub
	EndIf
	vCurs = ThisComponent.currentController.getViewCursor()
	vCurs.goToRange(para.Anchor,false)
	tCurs = vCurs.Text.createTextCursorByRange(vCurs)
	tCurs.goToStartOfParagraph(false)
	vCurs.goToRange(tCurs,false)

	Do While NOT tCurs.isEndOfParagraph()
		vCurs.gotoEndOfLine(false)
		tCurs.goToRange(vCurs,false)
		If (tCurs.isEndOfParagraph()) Then
			Exit Do
		EndIf
		tCurs.goLeft(1,true)
		lastChar = tCurs.getString()
		tCurs.goRight(1,false)
		tCurs.goRight(1,true)
		newChar = tCurs.getString()
		tCurs.goLeft(1,false)
		If needHyphen(lastChar,newChar) Then
			addToArray(conversionTargets(),tCurs.Text.createTextCursorByRange(tCurs))
			'replaceHyphen(tCurs,vCurs)
		ElseIf needLineBreak(lastChar,newChar) Then
			insertLineBreak(tCurs)
		EndIf
		tCurs.goRight(1,false)
		vCurs.goToRange(tCurs,false)
	Loop
	
	If  Ubound(conversionTargets) &lt;&gt; -1 Then
		para.ParaIsHyphenation = false
		For i = 0 To (Ubound(conversionTargets))
			replaceHyphen(conversionTargets(i))
		Next i
	EndIf

End Sub
Sub replaceHyphen(tCurs)
	vCurs = ThisComponent.currentController.getViewCursor()
	'insert soft hyphen character U+00AD
	tCurs.Text.insertControlCharacter(tCurs.End,com.sun.star.text.ControlCharacter.SOFT_HYPHEN,true)
	vCurs.goToRange(tCurs.End,false)
	If vCurs.isAtEndOfLine() = false AND vCurs.isAtStartOfLine() = false Then
		backspace
		'insert hyphen character U+2010
		tCurs.Text.insertString(tCurs.End,"‐",False)
		
		vCurs.goToRange(tCurs,false)
		Do While vCurs.isAtEndOfLine() = false AND vCurs.isAtStartOfLine() = false
			tCurs.goLeft(1,true)
			tCurs.CharScaleWidth = tCurs.CharScaleWidth - 5
			tCurs.goRight(1,false)
			vCurs.goToRange(tCurs,false)
			If tCurs.CharScaleWidth &lt; 50 Then
				Exit Do
			EndIf
		Loop

		If vCurs.isAtEndOfLine() = false AND vCurs.isAtStartOfLine() = false Then
			'backspace
			
			MsgBox "Что-то пошло не так. Обратитесь к автору данного макроса."
		EndIf
	EndIf

End Sub

Function needLineBreak(before,after)
	needLineBreak = false
	If before = "/" Then
		If after &lt;&gt; " " AND after &lt;&gt; Chr(10) Then
			needLineBreak = true
		EndIf
	EndIf
End Function

Sub	insertLineBreak(tCurs)
	tCurs.Text.insertControlCharacter(tCurs.End,com.sun.star.text.ControlCharacter.LINE_BREAK,False)
End Sub



Function needHyphen(before, after)
	needHyphen = true
	'MsgBox Asc(newChar)
	Select Case before
		Case "."
			needHyphen = false
		Case "!"
			needHyphen = false
		Case "?"
			needHyphen = false
		Case "/"
			needHyphen = false
		Case " "
			needHyphen = false
		'U+002D Hyphen minus
		Case "-"
			needHyphen = false
		'U+2010  Hyphen
		Case "‐"
			needHyphen = false
		Case "­"
			needHyphen = false
		'U+2014 Em dash
		Case "—"
			needHyphen = false
		'U+2013 En dash
		Case "–"
			needHyphen = false
		'U+2012 Figure Dash 
		Case "‒"
			needHyphen = false
	End Select
	Select Case after
		Case "."
			needHyphen = false
		Case "!"
			needHyphen = false
		Case "/"
			needHyphen = false
		Case "?"
			needHyphen = false
		Case " "
			needHyphen = false
		Case "-"
			needHyphen = false
		Case "­"
			needHyphen = false
		'newline U+000A
		Case Chr(10)
			needHyphen = false
	End Select
End Function
</script:module>
</file>

<file path=Basic/Publishing/Indd.xml><?xml version="1.0" encoding="utf-8"?>
<!DOCTYPE module  PUBLIC '-//OpenOffice.org//DTD OfficeDocument 1.0//EN'  'module.dtd'>
<script:module xmlns:script="http://openoffice.org/2000/script" script:name="Indd" script:language="StarBasic">Sub CreateBidirectionalLink
Dim oSelections 'Contains all of the selections
Dim oAnchor1
Dim oAnchor2

If IsNull(ThisComponent) Then 
  MsgBox "Ничего не выбрано"
  Exit Sub
End If
oSelections = ThisComponent.getCurrentSelection()
If IsNull(oSelections) Then 
  MsgBox "Ничего не выбрано"
  Exit Sub
End If
objectsCount = oSelections.getCount() - 1
If oSelections.getCount() = 0 Then 
  MsgBox "Ничего не выбрано"
  Exit Sub
End If
If oSelections.getCount() &lt;= 2 Then
  MsgBox "Нужно выделить два объекта, а не " + objectsCount
  Exit Sub
End If
If oSelections.getCount() &gt; 3 Then
  MsgBox "Нужно выделить только два объекта, а не " + objectsCount 
  Exit Sub
End If

oAnchor1 = oSelections.getByIndex(1)
oAnchor2 = oSelections.getByIndex(2)
oAnchor1Name = RND_String()
oAnchor2Name = RND_String()
createAnchor(oAnchor1,oAnchor1Name)
createAnchor(oAnchor2,oAnchor2Name)
createLink(oAnchor1,oAnchor1.String,oAnchor2Name)
createLink(oAnchor2,oAnchor2.String,oAnchor1Name)
End Sub

Sub createAnchor(targetRange as Object,anchorName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1(0) as new com.sun.star.beans.PropertyValue
args1(0).Name = "Bookmark"
args1(0).Value = anchorName
dispatcher.executeDispatch(document, ".uno:InsertBookmark", "", 0, args1())

End Sub

Sub createLink(targetRange as Object,linkName as String,linkURL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2(4) as new com.sun.star.beans.PropertyValue
args2(0).Name = "Hyperlink.Text"
args2(0).Value = linkName
args2(1).Name = "Hyperlink.URL"
args2(1).Value = "#"+linkURL
args2(2).Name = "Hyperlink.Target"
args2(2).Value = ""
args2(3).Name = "Hyperlink.Name"
args2(3).Value = linkName
args2(4).Name = "Hyperlink.Type"
args2(4).Value = 1
dispatcher.executeDispatch(document, ".uno:SetHyperlink", "", 0, args2())

End Sub

Function RND_String
	Dim OutputString As String
	Dim TempString As String
	Dim i as Long

	OutputString=""
	randomize
	
	for i = 1 to 20
	
		Select Case i
			Case 5, 8, 11, 14
				OutputString=OutputString+"-"
			Case Else
				TempString=Hex(int(rnd*256))
				if len(TempString)&lt;2 then TempString=TempString+"0"
				OutputString=OutputString+TempString
		End Select
	next i
		
	RND_String = OutputString
End Function


sub convertIndesignPageBreaks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Dim oSearch
	Dim oTextCursor 
	Dim lineIndent
	Dim firstLowercase As Boolean
	Dim charNum As Long
	Dim character As String
	firstLowercase = false

	oSearch = ThisComponent.createSearchDescriptor()
	oSearch.SearchString = "---XYXYX---"
	oSearch.SearchRegularExpression=True
	oSearch.searchAll=True
	oFound = ThisComponent.findFirst(oSearch)
	Do While Not IsNull(oFound)
		  oTextCursor = oFound.Text.createTextCursor()
		  oTextCursor.gotoRange(oFound,false)
		  oTextCursor.gotoStartOfParagraph(false)
		  oTextCursor.gotoEndOfParagraph(true)
		  oTextCursor.goRight(1,true)
		  oTextCursor.String = ""
		  oTextCursor.BreakType = com.sun.star.style.BreakType.PAGE_BEFORE

  		  'check first character
		  oTextCursor.goRight(1,true)
		  If (isLowerCase(oTextCursor.getString())) Then
		  	oTextCursor.ParaFirstLineIndent = 0
		  	firstLowercase = true 	
		  End If
  	      'check last character
		  oTextCursor.goLeft(2,false)
		  oTextCursor.goLeft(1,true)	  
		  character = oTextCursor.getString()
		  If (character = " ") Then
		  	oTextCursor.String=""
		  	adjustLastLine(oTextCursor)
		  	adjustFirstLine(oTextCursor)
		  EndIf		  
		  If (isLowerCase(character)) Then
		  	If firstLowercase Then
		  		oTextCursor.collapseToEnd()
			  	oTextCursor.setString("-")
			  	oTextCursor.collapseToEnd()
  			  	adjustLastLine(oTextCursor)
				adjustFirstLine(oTextCursor)
		  	EndIf
		  End If
		  oFound = ThisComponent.findNext(oFound.End, oSearch)
	Loop

end Sub

Sub adjustLastLine(oTextCursor)
  	oTextCursor.ParaAdjust = 2
  	oTextCursor.ParaLastLineAdjust = 2
  	balancePara(oTextCursor)
End Sub

Sub adjustFirstLine(oTextCursor)
  	oTextCursor.goRight(1,false)
   	oTextCursor.ParaFirstLineIndent = 0
End Sub


Function isLowerCase(character)
	If (character = "") Then
			charNum = ASC(""+0)
		  Else
		  	charNum = ASC(character)
		  End If
  If ((charNum &gt; 1071 AND charNum &lt; 1104) Or (charNum &gt; 60 AND charNum &lt; 123)) Then
  	isLowerCase = true
  	Exit Function
  EndIf
  isLowerCase = false
End Function

Sub balancePara(Optional targetPara As Object)
'	Globalscope.BasicLibraries.LoadLibrary( "MRILib" )
	Dim oViewCursor As Object
	Dim oTextCursor As Object
	Dim oPara As Object
	Dim oParaStart As Object
	Dim oParaEnd As Object
	Dim paraLen As Integer
	Dim lineCount As Integer
	Dim initialLineCount As Integer
	Dim lineLen As Integer
	Dim mathExpect As Integer
	Dim minLastLineLength As Integer
	paraLen = 0
	lineLen = 0
	minLastLineLength = 0
	initialLineCount = 0
	
	oViewCursor = ThisComponent.CurrentController.getViewCursor()
	If NOT IsMissing(targetPara) Then
		oViewCursor.goToRange(targetPara, false)
	EndIf

	oTextCursor = oViewCursor.Text.createTextCursorByRange(oViewCursor)
	oPara = oViewCursor.Text.createTextCursorByRange(oViewCursor)
	'Go to start of para
	oTextCursor.gotoStartOfParagraph(false)
	'Get start position
	oParaStart = oTextCursor.getStart()
	'Go to end of para
	oTextCursor.gotoEndOfParagraph(false)
	'Get end position
	oParaEnd = oTextCursor.getEnd()
	'return Text cursor to start
	oTextCursor.goToRange(oParaStart,false)
	'oPara is full para cursor
	oPara.goToRange(oParaStart,false)
	oPara.goToRange(oParaEnd,true)
	
	Do
		'Not first iteration
		If minLastLineLength &lt;&gt; 0 Then
			If oPara.CharKerning &lt; 30 Then
					If(IsEmpty(oPara.CharKerning)) Then 
						oPara.CharKerning = 0
					Else 	
						oPara.CharKerning = oPara.CharKerning + 2
					End If
			Else
				'Failed to balance para
				Exit Sub
			EndIf
		EndIf
		
		oViewCursor.goToRange(oParaStart,false)
		oTextCursor.goToRange(oParaStart,false)
		lineCount = 0
		While NOT oTextCursor.isEndOfParagraph()
			oViewCursor.gotoEndOfLine(true)
			oTextCursor = oViewCursor.Text.createTextCursorByRange(oViewCursor)
			lineLen = Len(oTextCursor.getString())
			paraLen = paraLen +  lineLen
			lineCount = lineCount + 1
			oViewCursor.collapseToEnd()
		Wend
		'set initial line count
		If initialLineCount = 0 Then
			initialLineCount = lineCount
		ElseIf lineCount &gt; initialLineCount Then
		'Undo last iteration as line overflow happened.
		'And exit
			If(IsEmpty(oPara.CharKerning)) Then 
				oPara.CharKerning = 0
			Else 	
				oPara.CharKerning = oPara.CharKerning - 2
			End If
			Exit sub
		EndIf
		mathExpect =  paraLen / lineCount
		minLastLineLength = mathExpect * 0.9
	Loop Until minLastLineLength &lt; lineLen
	
End Sub
</script:module>
</file>

<file path=Basic/Publishing/Libraries.xml><?xml version="1.0" encoding="utf-8"?>
<!DOCTYPE module  PUBLIC '-//OpenOffice.org//DTD OfficeDocument 1.0//EN'  'module.dtd'>
<script:module xmlns:script="http://openoffice.org/2000/script" script:name="Libraries" script:language="StarBasic">Sub updateLibs()
	AppDocLibToGlobal("Publishing")
End Sub


Sub AppLibToDocLib(sLibName$)
Dim oGlobalLib
oGlobalLib = GlobalScope.BasicLibraries
AddOneLib(sLibName, sLibName, oGlobalLib, BasicLibraries, True)
oGlobalLib = GlobalScope.DialogLibraries
AddOneLib(sLibName, sLibName, oGlobalLib, DialogLibraries, True)
End Sub

Sub AppDocLibToGlobal(sLibName$)
Dim oGlobalLib
oGlobalLib = GlobalScope.BasicLibraries
AddOneLib(sLibName, sLibName, BasicLibraries , oGlobalLib , True)
oGlobalLib = GlobalScope.DialogLibraries
AddOneLib(sLibName, sLibName, DialogLibraries, oGlobalLib , True)
End Sub

REM sSrcLib is the name of the source library contained in oSrcLibs
REM sDestLib is the name of the destination library contained in oDestLibs
REM oSrcLibs is the source library container
REM oDestLibs is the destination library container
REM if bClearDest is True, then the destination library is cleared
Sub AddOneLib(sSrcLib$, sDestLib$, oSrcLibs, oDestLibs, bClearDest As Boolean)
Dim oSrcLib
'The source library to copy
Dim oDestLib 'The destination library to receive the modules in oSrcLib
Dim sNames
Dim i%
REM If there is no destination library then simply return
If IsNull(oDestLibs) OR IsEmpty(oDestLibs) Then
Exit Sub
End If
REM Clear the destination library if requested
If bClearDest AND oDestLibs.hasByName(sDestLib) Then
oDestLibs.removeLibrary(sDestLib)
End If
REM If there is no source library, then there is nothing else to do
If IsNull(oSrcLibs) OR IsEmpty(oSrcLibs) Then
Exit Sub
End If
REM If the source library does not exist, then there is nothing else to do
If NOT oSrcLibs.hasByName(sSrcLib) Then
Exit Sub
End If
REM If the destination library does not exist, then create it
If NOT oDestLibs.hasByName(sDestLib) Then
oDestLibs.createLibrary(sDestLib)
End If
REM This is where the real fun begins!
REM It may seem obvious, but the libraries must be loaded first.
REM Common mistake to not load the libraries first!
oSrcLibs.loadLibrary(sSrcLib)
oDestLibs.loadLibrary(sDestLib)
REM Get the source and destination libraries
REM Get all of the contained modules that should be copied
oSrcLib = oSrcLibs.getByName(sSrcLib)
oDestLib = oDestLibs.getByName(sDestLib)
sNames = oSrcLib.getElementNames()
REM For each module, either add it or replace it
For i = LBound(sNames) To UBound(sNames)
If oDestLib.hasByName(sNames(i)) Then
oDestLib.replaceByName(sNames(i), oSrcLib.getByName(sNames(i)))
Else
oDestLib.insertByName(sNames(i), oSrcLib.getByName(sNames(i)))
End If
Next
End Sub

Sub CreateAGlobalLib
Dim oLib
Dim s$
If GlobalScope.BasicLibraries.hasByName("TestLib") Then
GlobalScope.BasicLibraries.removeLibrary("TestLib")
GlobalScope.DialogLibraries.removeLibrary("TestLib")
MsgBox "Deleted TestLib"
Else
GlobalScope.BasicLibraries.createLibrary("TestLib")
GlobalScope.DialogLibraries.createLibrary("TestLib")
oLib = GlobalScope.BasicLibraries.getByName("TestLib")
s = "Sub Main" &amp; CHR$(10) &amp;_
" x = x + 1" &amp; CHR$(10) &amp;_
"End Sub"
oLib.insertByName("Module1", s)
s = "=== Basic Libs ===" &amp; CHR$(10)
oLib = GlobalScope.BasicLibraries.getByName("TestLib")
s = s &amp; Join(oLib.getElementNames(), CHR$(10))
oLib = GlobalScope.DialogLibraries.getByName("TestLib")
s = s &amp; CHR$(10) &amp; CHR$(10) &amp; "=== Dialog Libs ===" &amp; CHR$(10)
s = s &amp; Join(oLib.getElementNames(), CHR$(10))
MsgBox s, 0, "Modules in the TestLib Library"
oLib = GlobalScope.BasicLibraries.getByName("TestLib")
MsgBox oLib.getByName("Module1"), 0, "Module1 in TestLib"
End If
End Sub





</script:module>
</file>

<file path=Basic/Publishing/Toolbars.xml><?xml version="1.0" encoding="utf-8"?>
<!DOCTYPE module  PUBLIC '-//OpenOffice.org//DTD OfficeDocument 1.0//EN'  'module.dtd'>
<script:module xmlns:script="http://openoffice.org/2000/script" script:name="Toolbars" script:language="StarBasic">
Sub toolBarUpdate(toolbarName,toolbarDescription)
	
	Select Case (toolbarName)
		Case "archiveToolbar"
			addArchiveToolbar(toolbarName,toolbarDescription)
		Case "correctionFullToolbar"
			addWriterToolbar(toolbarName,toolbarDescription)
		Case "fontsToolbar"
			addFontsToolbar(toolbarName,toolbarDescription)
		Case "makeUpToolbar"
			addMakeUpToolbar(toolbarName,toolbarDescription)
		Case "correctionToolbar"
			addArticlesToolbar(toolbarName,toolbarDescription)
		Case "ODGToolbar"
			addODGToolbar(toolbarName,toolbarDescription)
	End Select 
	updateLibs()
End Sub

Sub createODGToolbar
	toolBarUpdate("ODGToolbar", "Панель для анализа PDF")
End Sub

Sub removeODGToolbar
	removeToolbar("ODGToolbar")
End Sub

Sub createArchiveToolbar
	toolBarUpdate("archiveToolbar", "Панель для обработки архива")
End Sub

Sub removeArchiveToolbar
	removeToolbar("archiveToolbar")
End Sub

Sub createCorrectionToolbar
	toolBarUpdate("correctionFullToolbar", "Панель всех макросов")
End Sub

Sub removeCorrectionToolbar
	removeToolbar("correctionFullToolbar")
End Sub

Sub createFontsToolbar
	toolBarUpdate("fontsToolbar", "Панель для работы со шрифтами")
End Sub

Sub removeFontsToolbar
	removeToolbar("fontsToolbar")
End Sub

Sub createMakeUpToolbar
	toolBarUpdate("makeUpToolbar", "Инструменты верстки")
End Sub

Sub removeMakeUpToolbar
	removeToolbar("makeUpToolbar")
End Sub

Sub createCorrectionToolbarForEditors
	toolBarUpdate("correctionToolbar", "Панель для обработки статей")
End Sub

Sub removeCorrectionToolbarForEditors
	removeToolbar("correctionToolbar")
End Sub

Sub removeToolbar(toolbarName)
        Dim sSupplier$    ' ModuleUIConfigurationManagerSupplier
        Dim oSupplier     ' ModuleUIConfigurationManagerSupplier
        Dim oModuleCfgMgr ' Module manager.
        Dim sDocType$     ' Component type that will containt the toolbar.
        sSupplier = "com.sun.star.ui.ModuleUIConfigurationManagerSupplier"
        oSupplier = CreateUnoService(sSupplier)
        sDocType = "com.sun.star.text.TextDocument"
        oModuleCfgMgr = oSupplier.getUIConfigurationManager( sDocType )
        sToolbarURL = "private:resource/toolbar/custom_toolbar_" &amp; toolbarName
        If (oModuleCfgMgr.hasSettings(sToolbarURL)) Then
		    oModuleCfgMgr.replaceSettings( sToolbarURL, oModuleCfgMgr.createSettings() )
            Exit Sub
        End If
        
End Sub


Sub addWrite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sCmdID   = "vnd.sun.star.script:Publishing.journals.makeUpIssue?language=Basic&amp;location=application"
  sCmdLable = "СВ"
  nCount = 0
  oToolbarItem = CreateSimpleToolbarItem( sCmdID, sCmdLable )
  oTBSettings.insertByIndex( nCount, oToolbarItem )
  
  sCmdID   = "vnd.sun.star.script:Publishing.journals.setPageNumbers?language=Basic&amp;location=application"
  sCmdLable = "№стр.статей"
  nCount = 1
  oToolbarItem = CreateSimpleToolbarItem( sCmdID, sCmdLable )
  oTBSettings.insertByIndex( nCount, oToolbarItem )

  sCmdID   = "vnd.sun.star.script:Publishing.CleanManualFormat.executeReplaceFonts?language=Basic&amp;location=application"
  sCmdLable = "ШрифтыВстили"
  nCount = 2
  oToolbarItem = CreateSimpleToolbarItem( sCmdID, sCmdLable )
  oTBSettings.insertByIndex( nCount, oToolbarItem )
  
  sCmdID   = "vnd.sun.star.script:Publishing.CleanManualFormat.NotesCleanStyle?language=Basic&amp;location=application"
  sCmdLable = "СтилиСносок"
  nCount = 3
  oToolbarItem = CreateSimpleToolbarItem( sCmdID, sCmdLable )
  oTBSettings.insertByIndex( nCount, oToolbarItem )
  
  sCmdID   = "vnd.sun.star.script:Publishing.Documents.setBookUniqPageStyles?language=Basic&amp;location=application"
  sCmdLable = "СтилиСтрКниг"
  nCount = 4
  oToolbarItem = CreateSimpleToolbarItem( sCmdID, sCmdLable )
  oTBSettings.insertByIndex( nCount, oToolbarItem )
  
  sCmdID   = "vnd.sun.star.script:Publishing.Bookmarks.setFootnotesNumbering?language=Basic&amp;location=application"
  sCmdLable = "№сносокРуч"
  nCount = 5
  oToolbarItem = CreateSimpleToolbarItem( sCmdID, sCmdLable )
  oTBSettings.insertByIndex( nCount, oToolbarItem )
  sCmdID   = "vnd.sun.star.script:Publishing.Bookmarks.disableFootnotesNumbering?language=Basic&amp;location=application"
  sCmdLable = "№сносокАвт"
  nCount = 6
  oToolbarItem = CreateSimpleToolbarItem( sCmdID, sCmdLable )
  oTBSettings.insertByIndex( nCount, oToolbarItem )
  
  sCmdID   = "vnd.sun.star.script:Publishing.Bookmarks.makeOutlineLinks?language=Basic&amp;location=application"
  sCmdLable = "СсылОглавл"
  nCount = 7
  oToolbarItem = CreateSimpleToolbarItem( sCmdID, sCmdLable )
  oTBSettings.insertByIndex( nCount, oToolbarItem )
  
  sCmdID   = "vnd.sun.star.script:Publishing.Documents.setDimensions?language=Basic&amp;location=application"
  sCmdLable = "⍁"
  nCount = 8
  oToolbarItem = CreateSimpleToolbarItem( sCmdID, sCmdLable )
  oTBSettings.insertByIndex( nCount, oToolbarItem )

  sCmdID   = "vnd.sun.star.script:Publishing.Hyphenations.convertHyphInDoc?language=Basic&amp;location=application"
  sCmdLable = "Переносы"
  nCount = 9
  oToolbarItem = CreateSimpleToolbarItem( sCmdID, sCmdLable )
  oTBSettings.insertByIndex( nCount, oToolbarItem )
  
  sCmdID   = "vnd.sun.star.script:Publishing.pageHelpers.makePageAlbum?language=Basic&amp;location=application"
  sCmdLable = "Альбом"
  nCount = 10
  oToolbarItem = CreateSimpleToolbarItem( sCmdID, sCmdLable )
  oTBSettings.insertByIndex( nCount, oToolbarItem )

  sCmdID   = "vnd.sun.star.script:Publishing.pageHelpers.undoPageAlbum?language=Basic&amp;location=application"
  sCmdLable = "Не Альбом"
  nCount = 11
  oToolbarItem = CreateSimpleToolbarItem( sCmdID, sCmdLable )
  oTBSettings.insertByIndex( nCount, oToolbarItem )
'  sCmdID   = "vnd.sun.star.script:Publishing.Hyphenations.convertAutoHyphenationsToManual?language=Basic&amp;location=application"
'  sCmdLable = "Переносы"
'  nCount = 9
'  oToolbarItem = CreateSimpleToolbarItem( sCmdID, sCmdLable )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Rem A com.sun.star.ui.ItemDescriptor is an array of property
Rem values. This example does not set all supported  values, 
Rem such as "Style", which uses values 
Rem from com.sun.star.ui.ItemStyle. For menu items, the
Rem "ItemDescriptorContainer" is usually set as well.
Function CreateSimpleToolbarItem( sCommand$, sLabel ) as Variant
  Dim oItem(4) As New com.sun.star.beans.PropertyValue

  oItem(0).Name = "CommandURL"
  oItem(0).Value = sCommand
  oItem(1).Name = "Label"
  oItem(1).Value = sLabel
  
  REM Other supported types include SEPARATOR_LINE, 
  rem SEPARATOR_SPACE, and SEPARATOR_LINEBREAK.
  oItem(2).Name = "Type"
  oItem(2).Value = com.sun.star.ui.ItemType.DEFAULT
  
  oItem(3).Name = "Visible"
  oItem(3).Value = True
  oItem(4).Name = "HelpURL"
  oItem(4).Value = "https://litvinovg.pro"

  CreateSimpleToolbarItem = oItem()
End Function

Sub addArticle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Correction.removeBadCharacters?language=Basic&amp;location=application"
  sCmdLable = "Не юникод"
  nCount = 0
  oToolbarItem = CreateSimpleToolbarItem( sCmdID, sCmdLable )
  oTBSettings.insertByIndex( nCount, oToolbarItem )
  
  sCmdID   = "vnd.sun.star.script:Publishing.Correction.executeRemoveWhiteBackground?language=Basic&amp;location=application"
  sCmdLable = "Фон"
  nCount = 1
  oToolbarItem = CreateSimpleToolbarItem( sCmdID, sCmdLable )
  oTBSettings.insertByIndex( nCount, oToolbarItem )
  
  sCmdID   = "vnd.sun.star.script:Publishing.CleanManualFormat.executeClean?language=Basic&amp;location=application"
  sCmdLable = "Формат"
  nCount = 2
  oToolbarItem = CreateSimpleToolbarItem( sCmdID, sCmdLable )
  oTBSettings.insertByIndex( nCount, oToolbarItem )
  
  sCmdID   = "vnd.sun.star.script:Publishing.unusedStyles.executeRemoveUnusedStyles?language=Basic&amp;location=application"
  sCmdLable = "Пустые стили"
  nCount = 3
  oToolbarItem = CreateSimpleToolbarItem( sCmdID, sCmdLable )
  oTBSettings.insertByIndex( nCount, oToolbarItem )
    
  sCmdID   = "vnd.sun.star.script:Publishing.Correction.fixFrequentMistakes?language=Basic&amp;location=application"
  sCmdLable = "Ошибки"
  nCount = 4
  oToolbarItem = CreateSimpleToolbarItem( sCmdID, sCmdLable )
  oTBSettings.insertByIndex( nCount, oToolbarItem )
  
  sCmdID   = "vnd.sun.star.script:Publishing.Bookmarks.disposeAllBookmarks?language=Basic&amp;location=application"
  sCmdLable = "УдалЗакладки"
  nCount = 5
  oToolbarItem = CreateSimpleToolbarItem( sCmdID, sCmdLable )
  oTBSettings.insertByIndex( nCount, oToolbarItem )
  
  sCmdID   = "vnd.sun.star.script:Publishing.Bookmarks.disposeAllLinks?language=Basic&amp;location=application"
  sCmdLable = "УдалСсылки"
  nCount = 6
  oToolbarItem = CreateSimpleToolbarItem( sCmdID, sCmdLable )
  oTBSettings.insertByIndex( nCount, oToolbarItem )
    
  sCmdID   = "vnd.sun.star.script:Publishing.CleanManualFormat.getNumberingFonts?language=Basic&amp;location=application"
  sCmdLable = "ШрВНум"
  nCount = 7
  oToolbarItem = CreateSimpleToolbarItem( sCmdID, sCmdLable )
  oTBSettings.insertByIndex( nCount, oToolbarItem )
  
  sCmdID   = "vnd.sun.star.script:Publishing.Bookmarks.disposePageBreaks?language=Basic&amp;location=application"
  sCmdLable = "УдалРазрСтр"
  nCount = 8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Font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replaceFonts.TNR2IPH?language=Basic&amp;location=application"
  sCmdLable = "2IPH"
  nCount = 0
  oToolbarItem = CreateSimpleToolbarItem( sCmdID, sCmdLable )
  oTBSettings.insertByIndex( nCount, oToolbarItem )

 ' sCmdID   = "vnd.sun.star.script:Publishing.replaceFonts.Univ2IPH?language=Basic&amp;location=application"
 ' sCmdLable = "Univ2IPH"
 ' nCount = 1
 ' oToolbarItem = CreateSimpleToolbarItem( sCmdID, sCmdLable )
 ' oTBSettings.insertByIndex( nCount, oToolbarItem )
  
  'sCmdID   = "vnd.sun.star.script:Publishing.replaceFonts.goth2IPH?language=Basic&amp;location=application"
  'sCmdLable = "Goth2IPH"
  'nCount = 2
  'oToolbarItem = CreateSimpleToolbarItem( sCmdID, sCmdLable )
  'oTBSettings.insertByIndex( nCount, oToolbarItem )
  
  sCmdID   = "vnd.sun.star.script:Publishing.replaceFonts.IPH2Goth?language=Basic&amp;location=application"
  sCmdLable = "IPH2Goth"
  nCount = 1
  oToolbarItem = CreateSimpleToolbarItem( sCmdID, sCmdLable )
  oTBSettings.insertByIndex( nCount, oToolbarItem )
  
    
  sCmdID   = "vnd.sun.star.script:Publishing.replaceFonts.TimesAr2IPH?language=Basic&amp;location=application"
  sCmdLable = "TimesAr2IPH"
  nCount = 2
  oToolbarItem = CreateSimpleToolbarItem( sCmdID, sCmdLable )
  oTBSettings.insertByIndex( nCount, oToolbarItem )
  
  sCmdID   = "vnd.sun.star.script:Publishing.replaceFonts.badGoth2IPH?language=Basic&amp;location=application"
  sCmdLable = "badGoth2IPH"
  nCount = 3
  oToolbarItem = CreateSimpleToolbarItem( sCmdID, sCmdLable )
  oTBSettings.insertByIndex( nCount, oToolbarItem )

  sCmdID   = "vnd.sun.star.script:Publishing.replaceFonts.TNRArabic2Scheherezade?language=Basic&amp;location=application"
  sCmdLable = "Арабский"
  nCount = 4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MakeUp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makeUpToolbar.incrementCharWidth?language=Basic&amp;location=application"
  sCmdLable = "%+"
  nCount = 0
  oToolbarItem = CreateSimpleToolbarItem( sCmdID, sCmdLable )
  oTBSettings.insertByIndex( nCount, oToolbarItem )

  sCmdID   = "vnd.sun.star.script:Publishing.makeUpToolbar.decrementCharWidth?language=Basic&amp;location=application"
  sCmdLable = "%‒"
  nCount = 1
  oToolbarItem = CreateSimpleToolbarItem( sCmdID, sCmdLable )
  oTBSettings.insertByIndex( nCount, oToolbarItem )
  
  sCmdID   = "vnd.sun.star.script:Publishing.makeUpToolbar.incrementKern?language=Basic&amp;location=application"
  sCmdLable = "K+"
  nCount = 2
  oToolbarItem = CreateSimpleToolbarItem( sCmdID, sCmdLable )
  oTBSettings.insertByIndex( nCount, oToolbarItem )
  
  sCmdID   = "vnd.sun.star.script:Publishing.makeUpToolbar.decrementKern?language=Basic&amp;location=application"
  sCmdLable = "K‒"
  nCount = 3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ODG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drawing.DrawingDocument"
  oModuleCfgMgr = oSupplier.getUIConfigurationManager( sDocType )
  oTBSettings = oModuleCfgMgr.createSettings()
  oTBSettings.UIName = toolbarDescription
  
  sCmdID   = "vnd.sun.star.script:Publishing.replaceFonts.execCharSearch?language=Basic&amp;location=application"
  sCmdLable = "Символы"
  nCount = 0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Archive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unusedStyles.replaceParaStyle?language=Basic&amp;location=application"
  sCmdLable = "ЗамСтилАбз"
  nCount = 0
  oToolbarItem = CreateSimpleToolbarItem( sCmdID, sCmdLable )
  oTBSettings.insertByIndex( nCount, oToolbarItem )
  
  sCmdID   = "vnd.sun.star.script:Publishing.Bookmarks.convertBookmarksToFootnotes?language=Basic&amp;location=application"
  sCmdLable = "КонвертСносок"
  nCount = 1
  oToolbarItem = CreateSimpleToolbarItem( sCmdID, sCmdLable )
  oTBSettings.insertByIndex( nCount, oToolbarItem )
  
  sCmdID   = "vnd.sun.star.script:Publishing.Indd.convertIndesignPageBreaks?language=Basic&amp;location=application"
  sCmdLable = "КонвертРазрывов"
  nCount = 2
  oToolbarItem = CreateSimpleToolbarItem( sCmdID, sCmdLable )
  oTBSettings.insertByIndex( nCount, oToolbarItem )
  
  sCmdID   = "vnd.sun.star.script:Publishing.Indd.CreateBidirectionalLink?language=Basic&amp;location=application"
  sCmdLable = "СоздДвунапрСылок"
  nCount = 3
  oToolbarItem = CreateSimpleToolbarItem( sCmdID, sCmdLable )
  oTBSettings.insertByIndex( nCount, oToolbarItem )
  
  sCmdID   = "vnd.sun.star.script:Publishing.pageBreaks.shrinkPageContent?language=Basic&amp;location=application"
  sCmdLable = "СжатьТекст"
  nCount = 4
  oToolbarItem = CreateSimpleToolbarItem( sCmdID, sCmdLable )
  oTBSettings.insertByIndex( nCount, oToolbarItem )
  
  sCmdID   = "vnd.sun.star.script:Publishing.Bookmarks.setFootnotesNumbering?language=Basic&amp;location=application"
  sCmdLable = "№сносок"
  nCount = 5
  oToolbarItem = CreateSimpleToolbarItem( sCmdID, sCmdLable )
  oTBSettings.insertByIndex( nCount, oToolbarItem )
  
  sCmdID   = "vnd.sun.star.script:Publishing.Documents.setDimensions?language=Basic&amp;location=application"
  sCmdLable = "⍁"
  nCount = 6
  oToolbarItem = CreateSimpleToolbarItem( sCmdID, sCmdLable )
  oTBSettings.insertByIndex( nCount, oToolbarItem )
  
  sCmdID   = "vnd.sun.star.script:Publishing.Correction.removeBadCharacters?language=Basic&amp;location=application"
  sCmdLable = "Не юникод"
  nCount = 7
  oToolbarItem = CreateSimpleToolbarItem( sCmdID, sCmdLable )
  oTBSettings.insertByIndex( nCount, oToolbarItem )
  
  sCmdID   = "vnd.sun.star.script:Publishing.Bookmarks.makeOutlineLinks?language=Basic&amp;location=application"
  sCmdLable = "СсылОглавл"
  nCount = 8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cript:module>
</file>

<file path=Basic/Publishing/cursorHelpers.xml><?xml version="1.0" encoding="utf-8"?>
<!DOCTYPE module  PUBLIC '-//OpenOffice.org//DTD OfficeDocument 1.0//EN'  'module.dtd'>
<script:module xmlns:script="http://openoffice.org/2000/script" script:name="cursorHelpers" script:language="StarBasic" script:moduleType="normal">sub backspace
	dim document   as object
	dim dispatcher as object
	document   = ThisComponent.CurrentController.Frame
	dispatcher = createUnoService("com.sun.star.frame.DispatchHelper")
	dispatcher.executeDispatch(document, ".uno:SwBackspace", "", 0, Array())
end Sub

sub sendRM
	dim document   as Object
	dim dispatcher as Object
	document   = ThisComponent.CurrentController.Frame
	dispatcher = createUnoService("com.sun.star.frame.DispatchHelper")
	dispatcher.executeDispatch(document, ".uno:Delete", "", 0, Array())
end Sub

</script:module>
</file>

<file path=Basic/Publishing/journals.xml><?xml version="1.0" encoding="utf-8"?>
<!DOCTYPE module  PUBLIC '-//OpenOffice.org//DTD OfficeDocument 1.0//EN'  'module.dtd'>
<script:module xmlns:script="http://openoffice.org/2000/script" script:name="journals" script:language="StarBasic" script:moduleType="normal">'	Globalscope.BasicLibraries.LoadLibrary( "MRILib" )
'	Mri curStyle

Dim templateName As String
Dim EIFN As String
Dim PHA As String 
Dim PQ As String
Dim imagesRelativePath As String 
Dim allImagesRelativePath As String 
Dim path As String
Dim sectionName As String

Sub makeUpIssue
	Dim description As String
	description = "Вы уверены, что хотите запустить сборку выпуска ?"
	If NOT confirm(description) Then
		Exit Sub
	EndIf
	
	EIFN = "ЭиФН"
	PHA = "ФА"
	PQ = "ВФ"
	imagesRelativePath = "/Links/Header/"
	allImagesRelativePath = "/Links/Header-icons/"
	
	Dim statusIndicator as Object
	statusIndicator = ThisComponent.getCurrentController.StatusIndicator
	Dim oViewCursor As Object
	Dim oTextCursor As Object
	Dim articleEndPosition As Object
	oViewCursor = ThisComponent.CurrentController.getViewCursor()
	Dim page As String
	Dim firstPage As String

	Dim tmp As String

	sectionName = ""
	Dim nSections As Long 
	oFilename = ThisComponent.Location
	
	'Exit if no sections in document or document not saved
	If oFilename = "" Then
		MsgBox "Сначала сохраните выпуск в папке с файлами статьей"
		Exit Sub
	End If
	
	templateName = ""
	Dim docUserProperties As Object
	docUserProperties = ThisComponent.DocumentProperties.UserDefinedProperties
	If  docUserProperties.getPropertySetInfo.hasPropertyByName("template") Then
		templateName = docUserProperties.template
	EndIf

	GlobalScope.BasicLibraries.loadLibrary("Tools")
	path=DirectoryNameoutofPath(ThisComponent.getURL(),"/")
	
	
	' Add article for each section
	'Go to article first page
		page = findFirstPageWithStyle("Первая страница статьи")
		firstPage = page
		oViewCursor.jumpToPage(page)
		oTextCursor = oViewCursor.Text.createTextCursorByRange(oViewCursor)
		statusIndicator.Start("Сборка выпуска начата, подождите",30)
	For i = 1 To 25
	'Find section file
		FilePath = findArticleFile(path,i)
		If FilePath="" Then
			Exit For
		EndIF 
		'Add Article 
		If FileExists(FilePath) Then 
			oViewCursor.goToRange(oTextCursor,false)
			'Вставить разрыв страницы, если его не было.
			oTextCursor.BreakType = 4
			'Задать стиль первой страницы
			setArticlePageStyles(i)
			setAritclePageHeaders(i)
			page = oViewCursor.getPage()
			InsertArticle(FilePath)
			statusIndicator.setValue(i)
			oTextCursor = oViewCursor.Text.createTextCursorByRange(oViewCursor)
			oViewCursor.Text.insertControlCharacter(oTextCursor.End,com.sun.star.text.ControlCharacter.PARAGRAPH_BREAK,False)
			oTextCursor.collapseToEnd()
			
		'set page to next article page number
			'oViewCursor.goToRange(oTextCursor,false)
	  	End If
	  	
	  	fileType = Right(FilePath, 3)
	  	'Go to first page
	  	oViewCursor.jumpToPage(page)
		If fileType = "doc" Then
			'Remove blank page at start
			sendRM()
		End If
		sectionName = getSectionX(sectionName)
		setArticleUniqPageStyles(i)
		oViewCursor.jumpToPage(page)
		setAtricleVars(i)
		oViewCursor.jumpToPage(page)
		takeWidowLinesIn()
		oViewCursor.jumpToPage(page)
	'	takeWidowOrphans()
		'Set section name

	
		If templateName = "" Then
			updateUserField("leftHeader" + i , sectionName )
		ElseIf templateName = PHA Then
			updateUserField("leftHeader" + i , sectionName )
		ElseIf templateName = EIFN Then
			updateUserField("rightHeader" + i , getArticleHeader() )
			updateUserField("leftHeader" + i , getAuthor )
		EndIf
	
	
	Next i
		statusIndicator.setValue(26)
		'remove last empty page
		oViewCursor.jumpToPage(page)
		oViewCursor.jumpToPage(lastPageNum(i))
		removeEmptyPage()
		statusIndicator.setValue(28)
		'Set pageNums
		setPageNumbers()
		statusIndicator.setValue(29)
		
	'Globalscope.BasicLibraries.LoadLibrary( "MRILib" )
	' Mri oViewCursor
	'Задать нумерацию сносок на каждую главу
	'ThisComponent.FootnoteSettings.FootnoteCounting=1
	'setHeadingsOutlineLevels
	statusIndicator.end()
End Sub

Sub setPageNumbers()
	updateLastPageFields()
End Sub


Sub setPageNumbersDeprecated()
	Dim oVeiwCursor As Object
	Dim pageNum as Integer
	Dim firstPage as String
	oViewCursor = ThisComponent.CurrentController.getViewCursor()
	oViewCursor.jumpToFirstPage()
	firstPage =  findFirstPageWithStyle("Статья 1 стр.1")
	oViewCursor.jumpToPage(firstPage)
	For i = 1 To 25 
		pageNum = lastPageNum(i)
		'msgBox pageNum
		If pageNum = -1 Then
			Exit For
		End If
		updateUserField("article" + i + "LastPage", CStr(pageNum) )
	Next i
	
End Sub

Sub setAtricleVars(i)
	'updateUserField("article" + i + "LastPage", CStr(getArticleLastPage()) )
	updateUserField("article" + i + "UDK", getUDK())
	updateUserField("author" + i + "Copyright", getCopyright() )
	'updateUserField("rightHeader" + i , getTitleHeader() )
End Sub

Function lastPageNum(i)
	Dim docLastPage As Integer
	Dim curPageNum As Integer
	Dim oViewCursor As Object
	curPageNum = -1
	oViewCursor = ThisComponent.CurrentController.getViewCursor()
	Dim oSavePosition As Object
	oSavePosition = oViewCursor.Text.createTextCursorByRange(oViewCursor)	
	oViewCursor.jumpToLastPage()
	oViewCursor.jumpToEndOfPage()
	docLastPage = CInt(oViewCursor.getPage())
	oViewCursor.goToRange(oSavePosition,false)
	If CInt(oViewCursor.getPage()) = docLastPage Then
		lastPageNum = -1
		Exit Function
	End If
	Dim curPageStyleName As String
	curPageStyleName = oViewCursor.PageStyleName

	Do Until  InStr(curPageStyleName,"Статья " + CStr(i)) = 0
		curPageNum = CInt(oViewCursor.getPage())
		If curPageNum = docLastPage Then
			Exit Do
		End If
		If curPageNum = 0 Then
			MsgBox "Произошла ошибка при нахождении последней страницы статьи"
			Exit Do
		End If
				
		oViewCursor.jumpToNextPage()
		curPageStyleName = getNextPageStyleName()
		If InStr(curPageStyleName,"Статья " + CStr(i+1) + " стр.1") = 1 Then
			Exit Do
		End If
	Loop
	lastPageNum = curPageNum
End Function

Function getUDK()
	'Globalscope.BasicLibraries.LoadLibrary( "MRILib" )
	Dim oViewCursor As Object
	Dim oSavePosition As Object
	Dim title As String
	Dim foundUDK As String
	oViewCursor = ThisComponent.CurrentController.getViewCursor()
	oSavePosition = oViewCursor.Text.createTextCursorByRange(oViewCursor)	
	oViewCursor.jumpToStartOfPage()
	getFirstTextInStyle("УДК")
	foundUDK = oViewCursor.Text.createTextCursorByRange(oViewCursor).getString()
	If foundUDK = "" Then
		getUDK = "Задать УДК"
	Else 
		getUDK = foundUDK
		backspace
		sendRM
	End If
	oViewCursor.goToRange(oSavePosition, false)
End Function

Function getCopyright()
	Dim oViewCursor As Object
	Dim oSavePosition As Object
	Dim authors As String
	Dim finalName As String
	Dim tmpStr As String
	oViewCursor = ThisComponent.CurrentController.getViewCursor()
	oSavePosition = oViewCursor.Text.createTextCursorByRange(oViewCursor)	
	getFirstTextInStyle("Автор")
	authors = oViewCursor.Text.createTextCursorByRange(oViewCursor).getString()
	If authors &lt;&gt; "" Then 
		finalName = Trim(authors)
		If Len(finalName) &gt;= 1 Then
			If Right(finalName, 1) = "." Then
				getCopyright = "© " + finalName
				oViewCursor.goToRange(oSavePosition, false)
				Exit Function
			EndIf
		EndIf
		If Len(authors) &gt;= 4 Then
			leftSide = Right(authors,Len(authors)-4)
			rightSide =  Left(authors,4)
			finalName = Trim(leftSide) + " " + rightSide
			If Right(finalName, 1) &lt;&gt; "." Then
				getCopyright = "© " + Trim(authors)
			Else
				getCopyright = "© " + finalName				
			EndIf
			oViewCursor.goToRange(oSavePosition, false)
			Exit Function
		Else
			getCopyright = "© " + "Фамилия И.О."
		EndIf	
	End If
	oViewCursor.goToRange(oSavePosition, false)
End Function

Function getAuthor()
	Dim oViewCursor As Object
	Dim oSavePosition As Object
	Dim authors As String
	oViewCursor = ThisComponent.CurrentController.getViewCursor()
	oSavePosition = oViewCursor.Text.createTextCursorByRange(oViewCursor)	
	getFirstTextInStyle("Автор")
	authors = oViewCursor.Text.createTextCursorByRange(oViewCursor).getString()
	If authors &lt;&gt; "" Then 
		getAuthor = authors
	Else
		getAuthor = "Фамилия И.О."
	End If
	oViewCursor.goToRange(oSavePosition, false)
End Function

Function getArticleHeader()
	Dim oViewCursor As Object
	Dim oSavePosition As Object
	Dim authors As String
	oViewCursor = ThisComponent.CurrentController.getViewCursor()
	oSavePosition = oViewCursor.Text.createTextCursorByRange(oViewCursor)	
	getFirstTextInStyle("Заголовок 2")
	articleHeader = oViewCursor.Text.createTextCursorByRange(oViewCursor).getString()
	If articleHeader &lt;&gt; "" Then 
		getArticleHeader = articleHeader
	Else
		getArticleHeader = "Название статьи"
	End If
	oViewCursor.goToRange(oSavePosition, false)
End Function

Function getSectionX(section)
	Dim oViewCursor As Object
	Dim oSavePosition As Object
	Dim startPage As String
	Dim endPage As String
	If section = "" Then
		section = "Задайте название радела!"
	End If
	oViewCursor = ThisComponent.CurrentController.getViewCursor()
	startPage = oViewcursor.getPage()
	oSavePosition = oViewCursor.Text.createTextCursorByRange(oViewCursor)	
	getFirstTextInStyle("Заголовок 1")
	endPage = oViewCursor.getPage()
	If CInt(startPage) &lt;= CInt(endPage) Then
		If Len(oViewCursor.Text.createTextCursorByRange(oViewCursor).getString()) &gt; 1 Then
			section = oViewCursor.Text.createTextCursorByRange(oViewCursor).getString()	
		End If
		section =  UCase(Left(section, 1)) +  LCase(Right(section,Len(section)-1))
	End If
	getSectionX = section
	oViewCursor.goToRange(oSavePosition, false)
End Function

Function getTitleHeader()
	Dim oViewCursor As Object
	Dim oSavePosition As Object
	Dim title As String
	oViewCursor = ThisComponent.CurrentController.getViewCursor()
	oSavePosition = oViewCursor.Text.createTextCursorByRange(oViewCursor)	
	getFirstTextInStyle("Автор")
	authors = oViewCursor.Text.createTextCursorByRange(oViewCursor).getString()
	getFirstTextInStyle("Заголовок 2")
	title = oViewCursor.Text.createTextCursorByRange(oViewCursor).getString()
	getTitleHeader = authors + " " + title
	oViewCursor.goToRange(oSavePosition, false)
	getUDK = title
End Function



Sub setArticlePageStyles(i)
	Dim oViewCursor As Object
	Dim oTextCursor As Object
	Dim oText As Object
	Dim page As String
	Dim pageNum As Long
	Dim pageStyles As Object
	Dim articleFirstPageStyle As Object
	Dim newPageStyleName As String
	Dim articleFirstPageStyleName As String 
	Dim curStyle As Object
	Dim tmpStyleName As String
	Dim firstName As String
	Dim newName As String
	Dim newFirstName As String
	pageStyles = ThisComponent.StyleFamilies.getByName("PageStyles")
	firstName = "Первая страница статьи"
	newName = "Статья " + CStr(i)
	newFirstName = newName + " стр.1"

	oViewCursor = ThisComponent.CurrentController.getViewCursor()
	oTextCursor =  oViewCursor.Text.createTextCursorByRange(oViewCursor)
	'set starndard first page style name (need for cloning)
	oTextCursor.PageDescName = firstName
	'clone starndard first page style
	createPageStyleByExample(newFirstName)
	' set cloned style to first page
	oTextCursor.PageDescName = newFirstName
	'get current first page style name
	curStyle = pageStyles.getByName(oViewCursor.pageStyleName)
	setFirstPageMetadata(curStyle,i)
	'1 left/right style
	' create new para for next page
	oTextCursor.Text.insertControlCharacter(oTextCursor.End,com.sun.star.text.ControlCharacter.PARAGRAPH_BREAK,False)
	oTextCursor.BreakType = 4
	'clone 1 left/right style
	createPageStyleByExample(newName)
	'set followStyle to previous style
	curStyle.FollowStyle = newName
	'set new curStyle	
	curStyle = pageStyles.getByName(oViewCursor.pageStyleName)
	oTextCursor.goLeft(1,true)
	oTextCursor.String = ""
		
End Sub

Sub setFirstPageMetadata(curStyle,i)
	Dim oViewCursor As Object
	Dim oSavePosition As Object
	Dim savePageName As String
	oViewCursor = ThisComponent.CurrentController.getViewCursor()
	oSavePosition = oViewCursor.Text.createTextCursorByRange(oViewCursor)

	savePageName = oSavePosition.PageStyleName
	
	oViewCursor.Text.insertControlCharacter(oViewCursor.End,com.sun.star.text.ControlCharacter.PARAGRAPH_BREAK,False)
	oTextCursor = oViewCursor.Text.createTextCursorByRange(oViewCursor)
	oTextCursor.BreakType = 4
	oTextCursor.PageDescName = savePageName
		
	If templateName = "" Then
		setDefaultFirstPageMetadata(curStyle,i)
	ElseIf templateName = PHA Then
		setPHAFirstPageMetadata(curStyle,i)
	ElseIf templateName = EIFN Then
		setEIFNFirstPageMetadata(curStyle,i)
	EndIf
	
	oViewCursor.goToRange(oSavePosition, false)
	oViewCursor.jumpToPreviousPage()
	sendRM()
End Sub

Sub setDefaultFirstPageMetadata(curStyle,i)
	Dim oViewCursor As Object
	Dim oHeaderTable As Object
	Dim oFooterTable As Object
	Dim rightHeaderCell As Object
	Dim leftHeaderCell As Object
	oViewCursor = ThisComponent.CurrentController.getViewCursor()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insertUserField(oViewCursor,"article" + i + "LastPage","00" )
	oViewCursor.goright(1,false)
	'Добавить УДК
	insertUserField(oViewCursor,"article" + i + "UDK","УДК "+ i + "." + i)
	
	'rightHeaderCell
	rightHeaderCell = oHeaderTable.getCellByPosition(1,0).getStart()
	oViewCursor.goToRange(rightHeaderCell, false)
	'go to page number 1st place
	oViewCursor.gotoEndOfLine(false)
	oViewCursor.goright(1,false)
	oViewCursor.gotoEndOfLine(false)
	insertUserField(oViewCursor,"article" + i + "LastPage","00" )
	' go to page number 2nd place
	oViewCursor.goright(1,false)
	oViewCursor.gotoEndOfLine(false)
	insertUserField(oViewCursor,"article" + i + "LastPage","00" )
	'Footer without table
	oViewCursor.goToRange(curStyle.FooterText.End, false)
	insertUserField(oViewCursor,"author" + i + "Copyright","© Фамилия И.О. " + i )

End Sub

Sub setPHAFirstPageMetadata(curStyle,i)
	Dim oViewCursor As Object
	Dim oHeader As Object
	Dim oFooterTable As Object

	oViewCursor = ThisComponent.CurrentController.getViewCursor()
	oHeader = curStyle.HeaderText.CreateEnumeration().nextElement
	If oHeader.supportsService("com.sun.star.text.TextTable") Then
		oAnchor = oHeader.getCellByPosition(0,0).getStart()
	Else
		oAnchor = oHeader
	EndIf

	oViewCursor.goToRange(oAnchor, false)
	'go to page number place
	oViewCursor.gotoEndOfLine(false)
	oViewCursor.goright(1,false)
	oViewCursor.gotoEndOfLine(false)
	insertUserField(oViewCursor,"article" + i + "LastPage","00" )
	oViewCursor.goright(1,false)
	'Добавить УДК
	insertUserField(oViewCursor,"article" + i + "UDK","УДК "+ i + "." + i)
	oViewCursor.goright(1,false)
	oViewCursor.gotoEndOfLine(false)
	insertUserField(oViewCursor,"article" + i + "LastPage","00" )

	oViewCursor.goToRange(curStyle.FooterText.End, false)
	insertUserField(oViewCursor,"author" + i + "Copyright","© Фамилия И.О. " + i )

End Sub

Sub setEIFNFirstPageMetadata(curStyle,i)
	Dim oViewCursor As Object
	Dim oHeaderTable As Object
	Dim oFooterTable As Object
	Dim rightHeaderCell As Object
	Dim leftHeaderCell As Object
	oViewCursor = ThisComponent.CurrentController.getViewCursor()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insertUserField(oViewCursor,"article" + i + "LastPage","00" )
	oViewCursor.goright(1,false)
	'Добавить УДК
	insertUserField(oViewCursor,"article" + i + "UDK","УДК "+ i + "." + i)
	
	'rightHeaderCell
	rightHeaderCell = oHeaderTable.getCellByPosition(1,0).getStart()
	oViewCursor.goToRange(rightHeaderCell, false)
	'go to page number 1st place
	oViewCursor.gotoEndOfLine(false)
	oViewCursor.goright(1,false)
	oViewCursor.gotoEndOfLine(false)
	insertUserField(oViewCursor,"article" + i + "LastPage","00" )
	' go to page number 2nd place
	oViewCursor.goright(1,false)
	oViewCursor.gotoEndOfLine(false)
	
	insertUserField(oViewCursor,"article" + i + "Num","" + i )
	
	oFooterTableLeft = curStyle.FooterTextLeft.CreateEnumeration().nextElement
	rightHeaderCell = oFooterTableLeft.getCellByPosition(1,0).getStart()
	oViewCursor.goToRange(rightHeaderCell, false)
	insertUserField(oViewCursor,"author" + i + "Copyright","© Фамилия И.О. " + i )
	'TODO!!!!SECOND PAGE
	oFooterTableRight = curStyle.FooterTextRight.CreateEnumeration().nextElement
	leftHeaderCell = oFooterTableRight.getCellByPosition(0,0).getStart()
	oViewCursor.goToRange(leftHeaderCell, false)
	insertUserField(oViewCursor,"author" + i + "Copyright","© Фамилия И.О. " + i )

End Sub

Sub setAritclePageHeaders(i)
	Dim oViewCursor As Object
	Dim oSavePosition As Object
	Dim rightHeaderTable As Object
	Dim leftHeaderTable As Object
	Dim headerCell As Object
	Dim leftHeaderCell As Object
	Dim curStyleName As String
	Dim curStyle As Object
	Dim page As String
	Dim pageStyles As Object
	Dim articleStartPosition As Object
	oViewCursor = ThisComponent.CurrentController.getViewCursor()
	oSavePosition = oViewCursor.Text.createTextCursorByRange(oViewCursor)
	pageStyles = ThisComponent.StyleFamilies.getByName("PageStyles")
	page = findFirstPageWithStyle("Статья " + i + " стр.1")
	oViewCursor.jumpToPage(page)
	articleStartPosition = oViewCursor.Text.createTextCursorByRange(oViewCursor)

	'create new para for next page
	oViewCursor.Text.insertControlCharacter(oViewCursor.End,com.sun.star.text.ControlCharacter.PARAGRAPH_BREAK,False)
	oTextCursor = oViewCursor.Text.createTextCursorByRange(oViewCursor)
	'insert page break
	oTextCursor.BreakType = 4
	
	'create new para for next page
	oViewCursor.Text.insertControlCharacter(oViewCursor.End,com.sun.star.text.ControlCharacter.PARAGRAPH_BREAK,False)
	oTextCursor = oViewCursor.Text.createTextCursorByRange(oViewCursor)
	'insert page break
	oTextCursor.BreakType = 4

	If templateName &lt;&gt; PQ Then
		If templateName = EIFN Then
			copySectionIcon(i)
		EndIf
		curStyle = pageStyles.getByName(oViewCursor.pageStyleName)
		
		rightHeaderTable = curStyle.HeaderTextRight.CreateEnumeration().nextElement
		leftHeaderTable = curStyle.HeaderTextLeft.CreateEnumeration().nextElement
	
		rightHeaderCell = rightHeaderTable.getCellByPosition(0,0).getStart()
		oViewCursor.goToRange(rightHeaderCell, false)
		If templateName = "" Then
			insertUserField(oViewCursor,"rightHeader" + i ,"Фамилия И.О. Название статьи" + i )
		ElseIf templateName = PHA Then
			insertUserField(oViewCursor,"rightHeader" + i ,"Фамилия И.О. Название статьи" + i )
		ElseIf templateName = EIFN Then
			insertUserField(oViewCursor,"rightHeader" + i ,"Название статьи " + i )	
			rightHeaderCell = rightHeaderTable.getCellByPosition(2,0).getStart()
			oViewCursor.goToRange(rightHeaderCell, false)
			insertLinkedImage(CStr(i),"headerImageRight")
			oViewCursor.jumpToStartOfPage()
		EndIf
		
		
		If templateName = "" Then
			leftHeaderCell = leftHeaderTable.getCellByPosition(1,0).getStart()
			oViewCursor.goToRange(leftHeaderCell, false)
			insertUserField(oViewCursor,"leftHeader" + i ,"Название раздела" + i )
		ElseIf templateName = PHA Then
			leftHeaderCell = leftHeaderTable.getCellByPosition(1,0).getStart()
			oViewCursor.goToRange(leftHeaderCell, false)
			insertUserField(oViewCursor,"leftHeader" + i ,"Название раздела" + i )
		ElseIf templateName = EIFN Then
			leftHeaderCell = leftHeaderTable.getCellByPosition(2,0).getStart()
			oViewCursor.goToRange(leftHeaderCell, false)
			insertUserField(oViewCursor,"leftHeader" + i ,"И.О. Фамилия" + i )
			leftHeaderCell = leftHeaderTable.getCellByPosition(0,0).getStart()
			oViewCursor.goToRange(leftHeaderCell, false)
			insertLinkedImage(CStr(i),"headerImageLeft")
			oViewCursor.jumpToStartOfPage()
		EndIf
	EndIf
	oViewCursor.goToRange(articleStartPosition, false)
	backspace()
	backspace()
	backspace()
	
	oViewCursor.goToRange(oSavePosition, false)
	
End Sub

Sub	setArticleUniqPageStyles(i)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oViewCursor = ThisComponent.CurrentController.getViewCursor()
	pageStyles = ThisComponent.StyleFamilies.getByName("PageStyles")
	'Constants
	articlePageNum = 1
	
	pageName = "Статья " + CStr(i)
	firstPageName = pageName + " стр.1"
		
	curPageStyleName = oViewCursor.PageStyleName

	Do Until  InStr(curPageStyleName,pageName) = 0
		newPageName = pageName + " стр." + articlePageNum
		curPageNum = CInt(oViewCursor.getPage())
		' Если мы находимся на первой странице статьи
		If InStr(curPageStyleName, firstPageName) = 1 Then
			curPageStyle = pageStyles.getByName(curPageStyleName)
			previousPageStyle = curPageStyle
		ElseIf InStr(curPageStyleName, pageName) = 1 Then
			createPageStyleByExample(newPageName)
			previousPageStyle.FollowStyle = newPageName
			curPageStyle = pageStyles.getByName(newPageName)
			curPageStyle.FollowStyle = pageName
			previousPageStyle = curPageStyle
		ElseIf oViewCursor.getPage() &lt;&gt; curPageNum Then
			'Прили в конец.
			MsgBox "Статья закончилась!"
			Exit Sub
		Else 
			Exit Sub
		End If
		'Iterate article page number
		articlePageNum = articlePageNum + 1
		'GO TO NEXT PAGE
		oViewCursor.jumpToNextPage()
		curPageStyleName = getNextPageStyleName()
	Loop
	
End Sub

Sub takeWidowLinesIn
	Dim oViewCursor As Object
	oViewCursor = ThisComponent.CurrentController.getViewCursor()
	curPageStyleName = getNextPageStyleName()
	Do Until  InStr(curPageStyleName,"Статья") = 0
		takeLineIn()
		oViewCursor.jumpToNextPage()
		curPageStyleName = getNextPageStyleName()
	Loop
End Sub

Sub takeDownOrpahns
	Dim oViewCursor As Object
	oViewCursor = ThisComponent.CurrentController.getViewCursor()
	curPageStyleName = getNextPageStyleName()
	Do Until  InStr(curPageStyleName,"Статья") = 0
		takeLineIn
		oViewCursor.jumpToNextPage()
		curPageStyleName = getNextPageStyleName()
	Loop
End Sub

Sub takeLineIn
	Globalscope.BasicLibraries.LoadLibrary( "Publishing" )
	Dim oViewCursor As Object
	Dim oTextCursor As Object
	dim oEndPage As Object
	Dim lineCounter As Integer
	lineCounter = 0
	oViewCursor = ThisComponent.CurrentController.getViewCursor()
	'If page is less than 4 rows then shrink content
	oViewCursor.jumpToEndOfPage()
	oEnd = oViewCursor.getPosition()
	oViewCursor.jumpToStartOfPage()
	'Если в таблице - выходим
	oTextCursor = oViewCursor.Text.createTextCursorByRange(oViewCursor)
	If NOT IsEmpty(oTextCursor.TextTable) Then
		Exit Sub
	End If
	oViewCursor.jumpToStartOfPage()
	' Идем конец строки, закончился ли параграф
	lineCounter = lineCounter + 1
	Do Until lineCounter = 4
		'Test for empty line at 3 row
		oViewCursor.goToEndOfLine(false)
		If oEnd.X = oViewCursor.getPosition().X AND oEnd.Y = oViewCursor.getPosition().Y Then
			shrinkPageContent()
			Exit Sub
		End If
		oViewCursor.goRight(1,false)
		'If empty para then remove it and shrink content
		If oEnd.X = oViewCursor.getPosition().X AND oEnd.Y = oViewCursor.getPosition().Y Then
			oViewCursor.goLeft(1,false)
			'sendRM()
			shrinkPageContent()
			Exit Sub
		End If
		lineCounter = lineCounter + 1
	Loop
	'Count page lines
	
	oViewCursor.jumpToStartOfPage()
	oTextCursor = oViewCursor.Text.createTextCursorByRange(oViewCursor)
	'If It is a start of paragraph then there is no line to take in
	If oTextCursor.isStartOfParagraph() Then
		'Nothing to Do
		Exit Sub
	End If
	oViewCursor.goToEndOfLine(false)
	oTextCursor = oViewCursor.Text.createTextCursorByRange(oViewCursor)
	'If it is a last line of paragraph
		If oTextCursor.isEndOfParagraph() Then
			shrinkPageContent()
			Exit Sub
		End If
	oViewCursor.goToEndOfLine(false)
	oTextCursor = oViewCursor.Text.createTextCursorByRange(oViewCursor)
	'If it is a last line of paragraph
	If oTextCursor.isEndOfParagraph() Then
		shrinkPageContent()
		Exit Sub
	End If
End Sub

Function getNextPageStyleName()
	dim curPageStyleName as String 
	dim startPageStyleName as String 
	dim startPageStyle as Object
	dim pageStyles as Object
	dim followStyle as String
	dim oViewCursor as Object
	dim oTextCursor as Object
	oViewCursor = ThisComponent.CurrentController.getViewCursor()
	pageStyles = ThisComponent.StyleFamilies.getByName("PageStyles")
	startPageStyleName = oViewCursor.PageStyleName
	startPageStyle = pageStyles.getByName(startPageStyleName)
	followStyle = startPageStyle.FollowStyle
	oTextCursor = oViewCursor.Text.createTextCursorByRange(oViewCursor)
	If oTextCursor.isStartOfParagraph() Then
		getNextPageStyleName = oViewCursor.PageStyleName
		Exit Function
	EndIf
	oViewCursor.Text.insertControlCharacter(oViewCursor.End,com.sun.star.text.ControlCharacter.PARAGRAPH_BREAK,False)
	oTextCursor = oViewCursor.Text.createTextCursorByRange(oViewCursor)
	oTextCursor.goRight(1,false)
	oViewCursor.goToRange(oTextCursor,false)
	getNextPageStyleName = oViewCursor.pageStyleName
	oViewCursor.goLeft(1,false)
	backspace()
End Function

Function findArticleFile(path,i)
Dim NextFile As String
Dim TestName As String
Dim endChars(2) As String
endChars(0) = "_"
endChars(1) = "."
endChars(2) = " "
Dim FoundPosition As Long
Dim EndChar As String 
NextFile = Dir(path+"/", 0)
  While NextFile  &lt;&gt; ""
  	For j = LBound(endChars) To UBound(endChars)
  		TestName = CStr(i)+endChars(j)
  		FoundPosition = InStr(NextFile, TestName)
  		If FoundPosition = 1 Then
 			findArticleFile = path+"/"+NextFile
 			Exit Function
 		End If
  	Next
    NextFile = Dir
  Wend


findArticleFile = ""
End Function

Function InsertArticle(oFileName)
	Dim document   as Object
	Dim dispatcher as object
	Dim fileType   as String
	Dim oFilter    as String 
	Dim args2(1)   as new com.sun.star.beans.PropertyValue
	document   = ThisComponent.CurrentController.Frame
	dispatcher = createUnoService("com.sun.star.frame.DispatchHelper")
	fileType = Right(oFileName, 3)
	If fileType = "odt" Then
		oFilter  = "writer8"
	ElseIf fileType = "doc" Then
		oFilter = "MS Word 97"
	End If
	args2(0).Name = "Name"
	args2(0).Value = oFileName
	args2(1).Name = "Filter"
	args2(1).Value = oFilter
	dispatcher.executeDispatch(document, ".uno:InsertDoc", "", 0, args2())
End Function



Sub getChapter
	 Dim testText As String
	 testText = getFirstTextInStyle("Заголовок 1")
End Sub


Function getFirstTextInStyle(styleName)
	Dim oViewCursor As Object
	Dim curPage As Long
	Dim foundPage As Long
	oViewCursor = ThisComponent.CurrentController.getViewCursor()
	curPage = oViewCursor.getPage
	getFirstTextInStyleDispatch(styleName)
	foundPage = oViewCursor.getPage
	If foundPage &gt;= curPage Then
		getFirstTextInStyle = oViewCursor.String
		Exit Function
	End If
	getFirstTextInStyle = ""
End Function

Sub setHeadingsOutlineLevels

	setHeadingOutlineLevel(1,"Заголовок 1")
	setHeadingOutlineLevel(2,"Заголовок 2")
End Sub


Sub setHeadingOutlineLevel(num,targetStyleName)
	Dim oViewCursor As Object
	Dim oText As Object
	Dim curText As Object
	oViewCursor = ThisComponent.CurrentController.getViewCursor()
	oViewCursor.jumpToFirstPage
	getFirstTextInStyleDispatch(targetStyleName)
	While True
		curText = oViewCursor.Text.createTextCursorByRange(oViewCursor)
		If IsNull(oText) Then
			oText = curText
		ElseIf	oText.Text.compareRegionStarts(oText,curText) = 0 AND oText.Text.compareRegionEnds(oText,curText) = 0 Then
			Exit Sub
		End If
		oViewCursor.OutlineLevel = num
		getFirstTextInStyleDispatch(targetStyleName)
  	Wend
End Sub

sub getFirstTextInStyleDispatch(styleName)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styleName
	args1(12).Name = "SearchItem.ReplaceString"
	args1(12).Value = styleName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0
	args1(19).Name = "SearchItem.SearchFormatted"
	args1(19).Value = false
	args1(20).Name = "SearchItem.AlgorithmType2"
	args1(20).Value = 1
	args1(21).Name = "Quiet"
	args1(21).Value = true
	dispatcher.executeDispatch(document, ".uno:ExecuteSearch", "", 0, args1())
end Sub

sub insertLinkedImage(articleNum,styleName)
rem ----------------------------------------------------------------------
rem define variables
dim document   as object
dim dispatcher as object

document   = ThisComponent.CurrentController.Frame
dispatcher = createUnoService("com.sun.star.frame.DispatchHelper")

dim args2(3) as new com.sun.star.beans.PropertyValue
args2(0).Name = "FileName"
args2(0).Value = path + imagesRelativePath + articleNum + ".jpg"
args2(1).Name = "FilterName"
args2(1).Value = "&lt;Все форматы&gt;"
args2(2).Name = "AsLink"
args2(2).Value = true
args2(3).Name = "Style"
args2(3).Value = styleName

dispatcher.executeDispatch(document, ".uno:InsertGraphic", "", 0, args2())


end sub

Sub copySectionIcon(articleNum)
	FileCopy( path + allImagesRelativePath + getImageFileName(), path + imagesRelativePath + articleNum + ".jpg")
	
End Sub



Function getImageFileName()

	Select Case UCase(sectionName)
		Case "АРХИВ"
			getImageFileName = "ARCHIVE.jpg"
		Case "СИТУАЦИОННЫЕ ИССЛЕДОВАНИЯ"
			getImageFileName = "CASE_STUDIES.jpg"
		Case "МЕЖДИСЦИПЛИНАРНЫЕ ИССЛЕДОВАНИЯ"
			getImageFileName = "INTERDISCIPLINARY.jpg"
		Case "ПАНЕЛЬНАЯ ДИСКУССИЯ"
			getImageFileName = "PANEL_DISCUSSION.jpg"
		Case "ОБЗОРЫ КНИГ"
			getImageFileName = "BOOK_REVIEWS.jpg"
		Case "РЕДАКЦИОННАЯ СТАТЬЯ"
			getImageFileName = "EDITORIAL.jpg"
		Case "ЯЗЫК И СОЗНАНИЕ"
			getImageFileName = "LANGUAGE.jpg"
		Case "ПЕРСПЕКТИВА"
			getImageFileName = "VISTA.jpg"
		Case "ЭПИСТЕМОЛОГИЯ И ПОЗНАНИЕ"
			getImageFileName = "EPISTEMOLOGY.jpg"
		Case Else
			getImageFileName = "EDITORIAL.jpg"
	End Select 
End Function









</script:module>
</file>

<file path=Basic/Publishing/makeUpToolbar.xml><?xml version="1.0" encoding="utf-8"?>
<!DOCTYPE module  PUBLIC '-//OpenOffice.org//DTD OfficeDocument 1.0//EN'  'module.dtd'>
<script:module xmlns:script="http://openoffice.org/2000/script" script:name="makeUpToolbar" script:language="StarBasic" script:moduleType="normal">Sub incrementCharWidth()
	changeCharWidth(1)
End Sub

Sub decrementCharWidth()
	changeCharWidth(-1)
End Sub

Sub incrementKern()
	changeKern(2)
End Sub

Sub decrementKern()
	changeKern(-2)
End Sub


Function changeCharWidth(delta) As Boolean
	Dim oViewCursor As Object
	Dim oTextCursor As Object
	Dim charScale As Integer
	oViewCursor = ThisComponent.CurrentController.getViewCursor()
	If(IsEmpty(oViewCursor.charScaleWidth)) Then 
		charScale = 100
	Else 	
		charScale = oViewCursor.charScaleWidth
	End If
	oViewCursor = ThisComponent.CurrentController.getViewCursor()
	oViewCursor.charScaleWidth = charScale + delta
End Function

Function changeKern(delta) As Boolean
	Dim oViewCursor As Object
	Dim oTextCursor As Object
	Dim kerning As Integer
	oViewCursor = ThisComponent.CurrentController.getViewCursor()
	If(IsEmpty(oViewCursor.CharKerning)) Then 
		kerning = 0
	Else 	
		kerning = oViewCursor.CharKerning
	End If
	oViewCursor.CharKerning = kerning + delta
End Function
</script:module>
</file>

<file path=Basic/Publishing/pageBreaks.xml><?xml version="1.0" encoding="utf-8"?>
<!DOCTYPE module  PUBLIC '-//OpenOffice.org//DTD OfficeDocument 1.0//EN'  'module.dtd'>
<script:module xmlns:script="http://openoffice.org/2000/script" script:name="pageBreaks" script:language="StarBasic">
Sub shrinkPageContent
	Dim oViewCursor As Object 'View cursor
	Dim oTextCursor 'Text cursor
	Dim oSaveEndSelection 'Text cursor
	Dim oEnum 'Cursor enumeration
	Dim oPar 'Current paragraph 
	Dim sTextContent$ 'Service name for text content.
	Dim scaleWidthShrinkValue As Integer
	Dim scaleCharHeight As Integer
	Dim scaleIntervalHeight As Integer
	Dim	kernShrinkValue As Integer
	Dim startOfPara As Boolean
	'saveCurrentVersion
	kernShrinkValue = 8
	scaleWidthShrinkValue = 7
	scaleCharHeight = 2
	scaleIntervalHeight = 3
	sTextContent = "com.sun.star.text.TextContent"
	oViewCursor = ThisComponent.CurrentController.getViewCursor()
	
	'Check if we are at start of paragraph go to the end of previous paragraph
	If oViewCursor.Text.createTextCursorByRange(oViewCursor).isStartOfParagraph() Then
	 oViewCursor.goLeft(1,false)
	  If Len(oViewCursor.String) &lt;&gt; 1 Then
	 	oViewCursor.goRight(1,false)
	  End If
	End If 
	
	
	'Move right to select left and right characters and save position to the right
	oViewCursor.goRight(1,false)
	oSaveEndSelection = oViewCursor.Text.createTextCursorByRange(oViewCursor)
	'Select last 2 characters
	oViewCursor.goLeft(2,true)
	If Len(oViewCursor.String) = 2 Then
	oLastChars = oViewCursor.Text.createTextCursorByRange(oViewCursor)
	'Insert hyphen if needed
	insertHyphen(oLastChars,oViewCursor)
	End If
	'Return to initial position
	oViewCursor.gotoRange(oSaveEndSelection,false) 'Go to end of text to check page changes
	oViewCursor.goLeft(1,false)
	'Set saved position to initial state
	oSaveEndSelection = oViewCursor.Text.createTextCursorByRange(oViewCursor)
	
	
	oViewCursor.jumpToPreviousPage() 
	oViewCursor.jumpToStartOfPage()
	oTextCursor = oViewCursor.Text.createTextCursorByRange(oViewCursor)
	oTextCursor.gotoRange(oSaveEndSelection,true)
	oViewCursor.gotoRange(oSaveEndSelection,false) 'Go to end of text to check page changes

	If shrinkIntervalHeight(oTextCursor,oViewCursor,scaleInterval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CharHeight(oTextCursor,oViewCursor,scaleChar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Kern(oTextCursor,oViewCursor,kernShrinkValue)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End Sub

Sub splitPages
	Dim oViewCursor As Object 'View cursor
	Dim oText 'Text object in current document
	Dim oSaveEndSelection 'Text cursor
	'saveCurrentVersion
	oViewCursor = ThisComponent.CurrentController.getViewCursor()
	Dim saveFirstLineIndent As Boolean
	
	'Check if we are at start of paragraph go to the end of previous paragraph
	If oViewCursor.Text.createTextCursorByRange(oViewCursor).isEndOfParagraph() Then
	  oViewCursor.goRight(1,false)
	End If
	If oViewCursor.Text.createTextCursorByRange(oViewCursor).isStartOfParagraph() Then
	  saveFirstLineIndent = true
	Else 
	  saveFirstLineIndent = false
	End If
	
	oViewCursor.goRight(1,false)
	oSaveEndSelection = oViewCursor.Text.createTextCursorByRange(oViewCursor)
	'Select last 2 characters
	oViewCursor.goLeft(2,true)
	
	If Len(oViewCursor.String) = 2 Then
		'Insert hyphen if needed
		oLastChars = oViewCursor.Text.createTextCursorByRange(oViewCursor)
		insertHyphen(oLastChars,oViewCursor)
	End If
	'Return to initial position
	oViewCursor.gotoRange(oSaveEndSelection,false) 'Go to end of text to check page changes
	oViewCursor.goLeft(1,false)
	insertPageBreak
	If Not saveFirstLineIndent Then
	  oTextCursor = oViewCursor.Text.createTextCursorByRange(oViewCursor)
	  If Not IsNull(oTextCursor.ParaFirstLineIndent) Then
	    oTextCursor.ParaFirstLineIndent = 0
	  End If
	End If
End Sub


Sub insertHyphen(oTextCursor,oViewCursor)
Dim lastChars
'lastChars = oTextCursor.getString()
replacementhyp
'MsgBox lastChars
End Sub


Function shrinkScaleWidth(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ScaleWidth = 100 - i
	 	  If pageNum &lt;&gt; oViewCursor.getPage() Then
	 	    shrinkScaleWidth = true
	 	    Exit Function
	 	  End If
        End If
	Loop
Next i
shrinkScaleWidth = false
End Function

Function shrinkKern(oTextCursor,oViewCursor,iterations) As Boolean
Dim oParEnum 'paragraph enumeration
Dim oPar 'current paragraph
Dim oSecEnum 'sections enumeration
Dim oParSection 'paragraph text section
Dim pageNum As Integer
pageNum = oViewCursor.getPage()
For i = 2 To iterations Step 2
	oParEnum = oTextCursor.createEnumeration()
	Do While oParEnum.hasMoreElements()
        oPar = oParEnum.nextElement()
		If oPar.supportsService("com.sun.star.text.Paragraph") Then
	 	  oPar.CharKerning = 0 - i
	 	  If pageNum &lt;&gt; oViewCursor.getPage() Then
	 	    shrinkKern = true
	 	    Exit Function
	 	  End If
        End If
	Loop
Next i
shrinkKern = false
End Function

Function shrinkCharHeight(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Height = roundHeight(oPar.charHeight) - 0.1
	 	  If pageNum &lt;&gt; oViewCursor.getPage() Then
	 	    shrinkCharHeight = true
	 	    Exit Function
	 	  End If
        End If
	Loop
Next i
shrinkCharHeight = false
End Function

Function roundHeight(nHeight)
Dim lHeight As Double
Dim hHeight As Double
lHeight = Int(nHeight)
hHeight = Int(nHeight)

Dim i%
i=1
Do While lHeight &lt; nHeight And hHeight &lt; nHeight
	lHeight =  + i/10 + 0.001
	hHeight =  + (i+0.5)/10
	i=i+1
Loop 
roundHeight=lHeight
End Function


Function shrinkIntervalHeight(oTextCursor,oViewCursor,iterations) As Boolean
Dim oParEnum 'paragraph enumeration
Dim oPar 'current paragraph
Dim oSecEnum 'sections enumeration
Dim oParSection 'paragraph text section
Dim pageNum As Integer
Dim lineSpacing 
pageNum = oViewCursor.getPage()
For i = 1 To iterations Step 1
	oParEnum = oTextCursor.createEnumeration()
	Do While oParEnum.hasMoreElements()
        oPar = oParEnum.nextElement()
		If oPar.supportsService("com.sun.star.text.Paragraph") Then
	 	  lineSpacing = oPar.ParaLineSpacing
	 	  If lineSpacing.Mode = 3 Then 
	 	  	lineSpacing.Height = lineSpacing.Height * 0.98
	 	  	oPar.ParaLineSpacing = lineSpacing
	 	  End If
	 	  If pageNum &lt;&gt; oViewCursor.getPage() Then
	 	    shrinkIntervalHeight = true
	 	    Exit Function
	 	  End If
        End If
	Loop
Next i
shrinkIntervalHeight = false
End Function



















Sub savecursor
Dim oViewCursor As Object 'View cursor
Dim oTextCursor 'Text cursor
Dim oSaveEndSelection 'Text cursor
Dim oEnum 'Cursor enumeration
Dim oText 'Text object in current document
Dim oPar 'Current paragraph 
Dim sTextContent$ 'Service name for text content.
sTextContent = "com.sun.star.text.TextContent"
oViewCursor = ThisComponent.CurrentController.getViewCursor()
oSaveEndSelection = oViewCursor.Text.createTextCursorByRange(oViewCursor)
REM oViewCursor.getText.insertString(oViewCursor.getStart(), CHR$(257), False)
'If Not oViewCursor.jumpToPreviousPage() Then Exit Sub
oViewCursor.jumpToPreviousPage() 
oViewCursor.jumpToStartOfPage()

'oViewCursor.goUp(10,true)
'oViewCursor.getPage()
oTextCursor = oViewCursor.Text.createTextCursorByRange(oViewCursor)
'oTextCursor.gotoStart(false)
oTextCursor.gotoRange(oSaveEndSelection,true)

oParEnum = oTextCursor.createEnumeration()

Do While oParEnum.hasMoreElements()
    Dim oSubSection
    Dim oSecEnum
    
   Do While oParEnum.hasMoreElements()
    oPar = oParEnum.nextElement()
    oPar.charScaleWidth = oPar.charScaleWidth - 1
    Dim charHeight
    charHeight= oPar.charHeight
    Dim lineSpacing 
    lineSpacing = oPar.ParaLineSpacing
    MsgBox  lineSpacing.Mode &amp; lineSpacing.Height 
    If oPar.supportsService("com.sun.star.text.Paragraph") Then
      nPars = nPars + 1
      oSecEnum = oPar.createEnumeration()
      s = s &amp; nPars &amp; ":"
      Do While oSecEnum.hasMoreElements()
        oParSection = oSecEnum.nextElement()
		oParSection.charScaleWidth = oParSection.charScaleWidth - 1
		oParSection.CharHeight = oParSection.CharHeight * 0.99
		s = s &amp; oParSection.TextPortionType &amp; " Scale " &amp; oParSection.CharScaleWidth  &amp; " Scale " &amp; oParSection.CharHeight &amp; ":"
      Loop
      s = s &amp; CHR$(10) 
      If nPars MOD 10 = 0 Then
        MsgBox s, 0, "Paragraph Text Sections"
        s = ""
      End If
     End If
	Loop
Loop
End Sub



sub insertPageBreak
rem ----------------------------------------------------------------------
rem define variables
dim document   as object
dim dispatcher as object
rem ----------------------------------------------------------------------
rem get access to the document
document   = ThisComponent.CurrentController.Frame
dispatcher = createUnoService("com.sun.star.frame.DispatchHelper")

rem ----------------------------------------------------------------------
dispatcher.executeDispatch(document, ".uno:InsertPagebreak", "", 0, Array())


end sub





sub replacementhyp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a-zA-Zа-яА-Я])([a-zA-Zа-яА-Я])"
args1(12).Name = "SearchItem.ReplaceString"
args1(12).Value = "$1­$2"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saveCurrentVersio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Вставка разрыва страниц"

dispatcher.executeDispatch(document, ".uno:Save", "", 0, args1())


end sub
</script:module>
</file>

<file path=Basic/Publishing/pageHelpers.xml><?xml version="1.0" encoding="utf-8"?>
<!DOCTYPE module  PUBLIC '-//OpenOffice.org//DTD OfficeDocument 1.0//EN'  'module.dtd'>
<script:module xmlns:script="http://openoffice.org/2000/script" script:name="pageHelpers" script:language="StarBasic" script:moduleType="normal">Sub makePageAlbum
	saveVersion("Перед выполнением макроса повоорта страницы в альбомную ориентацию")
	curPageStyleName = getCurPageStyleName()
	If checkPageSettings(curPageStyleName) Then
		MsgBox "Проверьте размеры колонтитулов и перезапустите макрос"
		Exit Sub
	EndIf
	rotatePageClockwise(curPageStyleName)	
	saveAndreload()
End Sub

Sub undoPageAlbum
	saveVersion("Перед выполнением макроса отмены преобразования страницы в портретную ориентацию")
	curPageStyleName = getCurPageStyleName()
	If checkPageSettings(curPageStyleName) Then
		MsgBox "Проверьте размеры колонтитулов и перезапустите макрос"
		Exit Sub
	EndIf
	applyPortraitPageStyle(curPageStyleName)
	saveAndreload()
End Sub

sub	applyPortraitPageStyle(pageStyleName)
	Dim pageStyles As Object
	Dim pageStyle As Object
	Dim oViewCursor As Object
	oViewCursor = ThisComponent.CurrentController.getViewCursor()
	breakType = oViewCursor.getPropertyValue("BreakType")
	pageStyles = ThisComponent.StyleFamilies.getByName("PageStyles")
	pageStyle = pageStyles.getByName(pageStyleName)
	If NOT pageStyle.IsLandScape Then
		MsgBox "Страница уже имеет портретную ориентацию. Ничего не делаем. Выходим."
		Exit sub
	EndIf
	If pageStyles.hasByName("portrait_" &amp; pageStyleName) Then
		
		replacePageStyleByPortrait(pageStyleName)
		removeAlbumFrames(pageStyleName)
	'	Globalscope.BasicLibraries.LoadLibrary( "MRILib" )
	Else
		MsgBox "Стиль страницы с портретной ориентацией portrait_" &amp; pageStyleName &amp; " не был найден. "
	EndIf
	
End Sub

Sub replacePageStyleByPortrait(pageStyleName)
	Dim pageStyles As Object
	Dim pageStyle As Object
	Dim oldPageStyle As Object
	pageStyles = ThisComponent.StyleFamilies.getByName("PageStyles")
	oldPageStyle = pageStyles.getByName(pageStyleName)
	For i = 0 To pageStyles.getCount() - 1 
		pageStyle = pageStyles.getByIndex(i)
		If pageStyle.FollowStyle = pageStyleName Then
			pageStyle.FollowStyle = "portrait_" &amp; pageStyleName
		EndIf
		If pageStyle.getName() = "portrait_" &amp; pageStyleName Then
			pageStyle.FollowStyle = oldPageStyle.FollowStyle
		EndIf
	Next i
	pageStyles.getByName("portrait_" &amp; pageStyleName).FollowStyle = oldPageStyle.FollowStyle
	
	'Replace in direct formatting
	textEnumeration = ThisComponent.Text.createEnumeration
	While textEnumeration.hasMoreElements
		enumerationElement = textEnumeration.nextElement
		If enumerationElement.pageDescName = pageStyleName Then
			enumerationElement.pageDescName = "portrait_" &amp; pageStyleName
		EndIf
	Wend
	
	'Replace album style by portrait
	If oldPageStyle.IsUserDefined() Then
		pageStyles.removeByName(pageStyleName)
		pageStyles.getByName("portrait_" &amp; pageStyleName).setName(pageStyleName)
	EndIf
	
End Sub


Sub removeAlbumFrames(pageStyleName)
	Dim drawPagesEnum As Object
	Dim drawPage As Object
	drawPagesEnum = ThisComponent.DrawPage.CreateEnumeration()
	While drawPagesEnum.hasMoreElements()
		drawPage = drawPagesEnum.nextElement()
		If drawPage.getName() = "header_" &amp; pageStyleName Or drawPage.getName() = "footer_" &amp; pageStyleName Then
			drawPage.dispose()
		EndIf
	Wend 
End Sub


Sub rotatePageClockwise(pageStyleName)
	Dim pageStyles As Object
	Dim tmpDimension As Long 
	Dim frame As Object
	Dim frameName As String
	oViewCursor = ThisComponent.CurrentController.getViewCursor()
	pageNumber = oViewCursor.getPage()
	pageStyles = ThisComponent.StyleFamilies.getByName("PageStyles")
	pageStyle = pageStyles.getByName(pageStyleName)
	If pageStyle.IsLandScape Then
		MsgBox "Страница уже имеет альбомную ориентацию. Ничего не делаем. Выходим."
		Exit sub
	EndIf
	If NOT pageStyle.IsUserDefined() Then
		pageStyleName = "new" &amp; pageStyleName
		createPageStyleByExample(pageStyleName)
		oViewCursor.pageDescName = pageStyleName
		pageStyle = pageStyles.getByName(pageStyleName)
	EndIf
	createPageStyleByExample("portrait_" &amp; pageStyleName)
	If pageStyle.HeaderIsOn Then
		headerFrameW = pageStyle.HeaderHeight - pageStyle.HeaderBodyDistance
		headerFrameH = pageStyle.Width - pageStyle.HeaderLeftMargin - pageStyle.HeaderRightMargin - pageStyle.LeftMargin - pageStyle.RightMargin
		headerFrameYOffset =  pageStyle.HeaderLeftMargin +  pageStyle.LeftMargin
		headerFrameXOffset =  pageStyle.Height - pageStyle.TopMargin - (pageStyle.HeaderHeight - pageStyle.HeaderBodyDistance)
	EndIf
	
	If pageStyle.FooterIsOn Then
		footerFrameW = pageStyle.FooterHeight - pageStyle.FooterBodyDistance
		footerFrameH = pageStyle.Width - pageStyle.FooterLeftMargin - pageStyle.FooterRightMargin - pageStyle.LeftMargin - pageStyle.RightMargin
		footerFrameYOffset =  pageStyle.FooterLeftMargin +  pageStyle.LeftMargin
		footerFrameXOffset =  pageStyle.BottomMargin
	EndIf
	
	rotatePageClockwiseMargins(pageStyle)
	rotatePageOrientation(pageStyle)
		
	If pageStyle.HeaderIsOn Then
		If NOT pageStyle.FirstIsShared Then
			textElement = pageStyle.HeaderTextFirst
		ElseIf NOT pageStyle.HeaderIsShared Then
			If pageNumber Mod 2 = 1 Then
				textElement = pageStyle.HeaderTextRight
			Else
				textElement = pageStyle.HeaderTextLeft
			EndIf		
		Else 
			textElement = pageStyle.HeaderText
		EndIf
		frameName = "header_" &amp; pageStyleName
		copyTextToFrame(textElement,headerFrameXOffset,headerFrameYOffset,headerFrameW,headerFrameH,frameName)
	EndIf
	
	If pageStyle.FooterIsOn Then
		If NOT pageStyle.FirstIsShared Then
			textElement = pageStyle.FooterTextFirst
		ElseIf NOT pageStyle.FooterIsShared Then
			If pageNumber Mod 2 = 1 Then
				textElement = pageStyle.FooterTextRight
			Else
				textElement = pageStyle.FooterTextLeft
			EndIf		
		Else 
			textElement = pageStyle.FooterText
		EndIf
		frameName = "footer_" &amp; pageStyleName
		copyTextToFrame(textElement,footerFrameXOffset,footerFrameYOffset,footerFrameW,footerFrameH,frameName)
	EndIf

	removePageHeader(pageStyle)
	removePageFooter(pageStyle)

End Sub

Sub rotatePageClockwiseMargins(pageStyle)
	Dim tmpDimension As Long 
	tmpDimension = pageStyle.LeftMargin
	If pageStyle.FooterIsOn Then
		pageStyle.LeftMargin = pageStyle.BottomMargin + pageStyle.FooterHeight
	Else
		pageStyle.LeftMargin = pageStyle.BottomMargin
	EndIf
	pageStyle.BottomMargin = pageStyle.RightMargin
	If pageStyle.HeaderIsOn Then
		pageStyle.RightMargin = pageStyle.TopMargin + pageStyle.HeaderHeight
	Else
		pageStyle.RightMargin = pageStyle.TopMargin
	EndIf
	pageStyle.TopMargin = tmpDimension
End Sub

Sub rotatePageOrientation(pageStyle)
	Dim tmpDimension As Long 
	tmpDimension = pageStyle.Height
	pageStyle.Height = pageStyle.Width
	pageStyle.Width = tmpDimension
	pageStyle.IsLandscape = Not pageStyle.IsLandscape
End Sub

Function checkPageSettings(pageStyleName)
	checkPageSettings = false
	pageStyles = ThisComponent.StyleFamilies.getByName("PageStyles")
	pageStyle = pageStyles.getByName(pageStyleName)	
	If pageStyle.HeaderIsOn Then
		If pageStyle.HeaderIsDynamicHeight Then
			checkPageSettings = true
			pageStyle.HeaderIsDynamicHeight = false
			MsgBox "Высота верхнего колонтитула была задана динамической. Отключаем."
		EndIf
		If pageStyle.HeaderDynamicSpacing Then
			checkPageSettings = true
			pageStyle.HeaderDynamicSpacing = false
			MsgBox "Отступ верхнего колонтитула от тела страницы был задан динамическим. Отключаем."
		EndIf
	EndIf
	If pageStyle.FooterIsOn Then
		If pageStyle.FooterIsDynamicHeight Then
			checkPageSettings = true
			pageStyle.FooterIsDynamicHeight = false
			MsgBox "Высота нижнего колонтитула была задана динамической. Отключаем."
		EndIf
		If pageStyle.FooterDynamicSpacing Then
			checkPageSettings = true
			pageStyle.FooterDynamicSpacing = false
			MsgBox "Отступ нижнего колонтитула от тела страницы был задан динамическим. Отключаем."
		EndIf
	EndIf
	'Workaround to force Writer reread new page settings
	If checkPageSettings Then
		pageStyle.FirstIsShared = true
		pageStyle.FirstIsShared = false
		pageStyle.FirstIsShared = true
	EndIf
End Function


Sub copyTextToFrame(textElement,frameXOffset,frameYOffset,frameW,frameH,frameName)
	oViewCursor = ThisComponent.CurrentController.getViewCursor()
	initialCursorPosition = oViewCursor.Text.createTextCursorByRange(oViewCursor.End)
	frame = createFrame(frameXOffset,frameYOffset,frameW,frameH,frameName)
	enumeration = textElement.CreateEnumeration()
	firstElement = true
	While enumeration.hasMoreElements
		element = enumeration.nextElement()
		If element.supportsService("com.sun.star.text.TextTable") Then
		 	cellNames = element.getCellNames()
		 	element.IsWidthRelative = false
		 	firstCellAnchor = element.getCellByName(cellNames(LBound(cellNames))).getStart()
		 	lastCellAnchor = element.getCellByName(cellNames(UBound(cellNames))).getEnd()
		 	oViewCursor.goToRange(firstCellAnchor,false)
			oViewCursor.goToRange(lastCellAnchor,true)
			unoCopy()
			oViewCursor.goToRange(frame.Text.End,false)
			unoPaste()
			If firstElement Then
				frame.Text.CreateEnumeration().nextElement.dispose()
			EndIf
		ElseIf  element.supportsService("com.sun.star.text.Paragraph") Then
			oViewCursor.goToRange(element,false)
			unoCopy()
			oViewCursor.goToRange(frame.Text.End,false)
			unoPaste()
		EndIf
		firstElement = false
	Wend
	oViewCursor.goToRange(initialCursorPosition,false)
End Sub

Sub removePageHeader(pageStyle)
	pageStyle.headerIsOn = false
End Sub

Sub removePageFooter(pageStyle)
	pageStyle.FooterIsOn = false
End Sub

Function getCurPageStyleName()
	dim curPageStyleName as String 
	dim oViewCursor as Object
	dim oTextCursor as Object
	oViewCursor = ThisComponent.CurrentController.getViewCursor()
	'Mri oViewCursor
	If Not oViewCursor.isAtEndOfLine() And Not oViewCursor.isAtStartOfLine()  Then
		oViewCursor.goToStartOfLine(false)
	EndIf
	oTextCursor = oViewCursor.Text.createTextCursorByRange(oViewCursor)
	If oTextCursor.isStartOfParagraph() Then
		getCurPageStyleName = oViewCursor.PageStyleName
		Exit Function
	EndIf
	If oTextCursor.isEndOfParagraph() Then
		getCurPageStyleName = oViewCursor.PageStyleName
		Exit Function
	EndIf
	oViewCursor.Text.insertControlCharacter(oViewCursor.End,com.sun.star.text.ControlCharacter.PARAGRAPH_BREAK,False)
	oViewCursor.paraOrphans = 0
	oViewCursor.paraWidows = 0
	oTextCursor = oViewCursor.Text.createTextCursorByRange(oViewCursor)
	oTextCursor.goRight(1,false)
	oViewCursor.goToRange(oTextCursor,false)
	getCurPageStyleName = oViewCursor.pageStyleName
	oViewCursor.goLeft(1,false)
	backspace()
End Function

Sub unoCopy
	dim document   as object
	dim dispatcher as object
	document   = ThisComponent.CurrentController.Frame
	dispatcher = createUnoService("com.sun.star.frame.DispatchHelper")
	dispatcher.executeDispatch(document, ".uno:Copy", "", 0, Array())
End Sub

sub unoPaste
	dim document   as object
	dim dispatcher as object
	document   = ThisComponent.CurrentController.Frame
	dispatcher = createUnoService("com.sun.star.frame.DispatchHelper")
	dispatcher.executeDispatch(document, ".uno:Paste", "", 0, Array())
end sub

Function createFrame(posX,posY,width,height,frameName)
	Dim oViewCursor as Object
	Dim oTextCursor as Object
	Dim oText As Object
	oViewCursor = ThisComponent.CurrentController.getViewCursor()
	oText = oViewCursor.Text
	oTextCursor = oText.createTextCursorByRange(oViewCursor.End)
	frame = ThisComponent.createInstance("com.sun.star.text.TextFrame")
	frame.AnchorType = 0
	frame.Height = height
	frame.Width = width
	frame.PageToggle = false
	frame.BorderDistance = 0
	frame.HoriOrient = 0
	frame.HoriOrientRelation = 7
	frame.HoriOrientPosition= posX
	frame.VertOrient = 0
	frame.VertOrientRelation = 7
	frame.VertOrientPosition = posY
	oText.insertTextContent(oTextCursor.Start, frame, false)
	frame.FrameIsAutomaticHeight = false
	border = frame.bottomBorder
	border.OuterLineWidth = 0
	border.LineWidth = 0
	frame.bottomBorder = border
	frame.topBorder = border
	frame.leftBorder = border
	frame.rightBorder = border
	frame.WritingMode = 2
	frame.PositionProtected = true
	frame.Name = frameName
	createFrame = frame
End Function

Sub removeEmptyPage

	Dim oViewCursor As Object
	oViewCursor = ThisComponent.CurrentController.getViewCursor()
	oViewCursor.jumpToStartOfPage()
	Dim oTextCursor As Object
	oTextCursor = oViewCursor.Text.createTextCursorByRange(oViewCursor)
	oViewCursor.jumpToEndOfPage()
	oViewCursor.goToRange(oTextCursor,true)
	
	If oViewCursor.isCollapsed Then
		oViewCursor.goLeft(1,false)
		SendRM()
	Else
		oViewCursor.jumpToEndOfPage()
		
	End If
	oViewCursor.collapseToEnd()

End Sub
Function findFirstPageWithStyle(pageStyleName)
	Dim oViewCursor As Object
	Dim curPage As String
	Dim prevPage As String
	oViewCursor = ThisComponent.CurrentController.getViewCursor()
	oViewCursor.jumpToFirstPage()
	curPage = oViewCursor.getPage()
	
	Do While curPage &lt;&gt; prevPage
		curStyleName = oViewCursor.PageStyleName
		If pageStyleName = curStyleName Then
			findFirstPageWithStyle = curPage
			Exit Function
		EndIf
		prevPage = curPage
		oViewCursor.jumpToNextPage()
		curPage = oViewCursor.getPage()
	Loop 
	findFirstPageWithStyle = -1
End Function



Sub createPageStyleByExample(newName)
	dim document   as object
	dim dispatcher as object
	document   = ThisComponent.CurrentController.Frame
	dispatcher = createUnoService("com.sun.star.frame.DispatchHelper")
	dim args1(1) as new com.sun.star.beans.PropertyValue
	args1(0).Name = "Param"
	args1(0).Value = newName
	args1(1).Name = "Family"
	args1(1).Value = 8
	dispatcher.executeDispatch(document, ".uno:StyleNewByExample", "", 0, args1())
end Sub

Sub updateLastPageFields
	Dim enum1Element As Object
	Dim enum1 As Object
	Dim enum2 As Object
	Dim thisPortion As Object
	Dim footnoteText As Object
	Dim label As String
	Dim labelNum As Integer
	Dim i As Integer
	Dim cell As Object
	Dim cellEnum As Object
	Dim cellEnum2 As Object
	Dim pageStyleName As String
	Dim articleName As String
	Dim articleNamePrefix As String	
	Dim articleNamePostfix As String
	Dim strPos As Integer	
	Dim articleNum As Integer
	Dim curNum As Integer
	Dim pageNum As Integer
	Dim textCursor As Object
	Dim lastPages%( 100 )
	For i = 0 to 100
      lastPages%(i) = 0
	next i
	articleNum = 0
	articleName = "0"
	articleNamePrefix = "Статья "
	articleNamePostfix = " "
	Dim statusIndicator as Object
	statusIndicator = ThisComponent.getCurrentController.statusIndicator
	statusIndicator.Start("Производится обновление полей последних номеров страниц, подождите",30)
	enum1 = ThisComponent.Text.createEnumeration
	While enum1.hasMoreElements

		enum1Element = enum1.nextElement
		If enum1Element.supportsService("com.sun.star.text.Paragraph") OR enum1Element.supportsService("com.sun.star.text.TextTable") Then

			pageStyleName = getPageStyleNameFromEnum(enum1Element)

			If Len(pageStyleName) &gt; 0 Then
				strPos = InStr(pageStyleName, articleNamePrefix)
				If strPos &lt;&gt; 0 Then
					articleName = Right(pageStyleName, Len(pageStyleName)-Len(articleNamePrefix))
					strPos = InStr(articleName, articleNamePostfix)
					If strPos &gt; 0 Then
						articleName = Left(articleName,strPos)
					EndIf
					'If first article reached
					If articleNum = 0 Then
						articleNum = CInt(Trim(articleName))
					EndIf				
				Else
					articleName = "0"
				EndIf
				
				If articleNum &gt; 0 Then
					curNum = CInt(Trim(articleName))
					If articleNum &lt;&gt; curNum Then
						textCursor = enum1Element.getText.createTextCursorByRange(enum1Element.Start)
						pageNum = getPageNumber(textCursor)
						lastPages(articleNum) = CInt(pageNum) - 1
						articleNum = curNum						
					EndIf
				EndIf
			EndIf
			
		EndIf
	Wend 
	For i = 0 to 100
      If lastPages%(i) &lt;&gt; 0 Then
      	updateUserField("article" + i + "LastPage",lastPages%(i))
      EndIf
	next i
	statusIndicator.end()
End Sub

Function getPageStyleNameFromEnum(enumElement)
	If enumElement.pageDescName = "" AND Not IsEmpty(enumElement.getPropertyValue("PageStyleName")) Then
		getPageStyleNameFromEnum = enumElement.pageStyleName
	Else 
		getPageStyleNameFromEnum = enumElement.pageDescName
	EndIf
End Function




Function getPageNumber(cursor)
  Dim oField  'Field to insert
  oTextCursor =  cursor.Text.createTextCursorByRange(cursor.Start)
  oField = ThisComponent.createInstance("com.sun.star.text.textfield.PageNumber")
  oField.NumberingType = 4
  oField.SubType = com.sun.star.text.PageNumberType.CURRENT
  oTextCursor.Text.insertTextContent(oTextCursor, oField, False)
  getPageNumber = oField.getPresentation(false)
  oTextCursor.Text.removeTextContent(oField)
End Function 

Sub testPageNum
'  oViewCursor = ThisComponent.CurrentController.getViewCursor()
  updateUserField("fieldName","fieldValueXXX")
End Sub

Function updateUserField(fieldName,fieldValue)
  Dim oFieldMaster As Object
  Dim oMasters As Object
  oMasters = ThisComponent.getTextFieldMasters()
  If oMasters.hasByName("com.sun.star.text.FieldMaster.User" &amp; "." &amp; fieldName) Then
  	oFieldMaster = oMasters.getByName("com.sun.star.text.FieldMaster.User" &amp; "." &amp; fieldName)
  	oFieldMaster.Content = fieldValue
  EndIf
End Function 

Function insertUserField(cursor,fieldName,fieldValue)
  Dim oField  As Object 'Field to insert
  Dim oFieldMaster As Object
  Dim oMasters As Object
  oTextCursor =  cursor.Text.createTextCursorByRange(cursor.Start)
  oField = ThisComponent.createInstance("com.sun.star.text.textfield.User")
  oMasters = ThisComponent.getTextFieldMasters()
  If oMasters.hasByName("com.sun.star.text.FieldMaster.User" &amp; "." &amp; fieldName) Then
  	oFieldMaster = oMasters.getByName("com.sun.star.text.FieldMaster.User" &amp; "." &amp; fieldName)
	oFieldMaster.Name = fieldName
	oFieldMaster.Content = fieldValue
  Else 
	oFieldMaster = ThisComponent.createInstance("com.sun.star.text.FieldMaster.User")
	oFieldMaster.Name = fieldName
	oFieldMaster.Content = fieldValue
  EndIf
  oField.attachTextFieldMaster(oFieldMaster)
  oTextCursor.Text.insertTextContent(oTextCursor, oField, False)
End Function 


</script:module>
</file>

<file path=Basic/Publishing/replaceFonts.xml><?xml version="1.0" encoding="utf-8"?>
<!DOCTYPE module  PUBLIC '-//OpenOffice.org//DTD OfficeDocument 1.0//EN'  'module.dtd'>
<script:module xmlns:script="http://openoffice.org/2000/script" script:name="replaceFonts" script:language="StarBasic" script:moduleType="normal">Sub TimesArabicConvertor(newFontName)
	searchAndReplaceDiffFonts("\u2502","Г","̣")
	searchAndReplaceDiffFonts("\u250c","Д","̣")
	searchAndReplaceDiffFonts("\u2510","З","̣")
	searchAndReplaceDiffFonts("\u2514","З","̱")
	searchAndReplaceDiffFonts("\u2518","И","̄")
	searchAndReplaceDiffFonts("\u251c","К","̣")
	searchAndReplaceDiffFonts("\u2524","С","̣")
	searchAndReplaceDiffFonts("\u252c","С","̱")
	searchAndReplaceDiffFonts("\u2534","Т","̣")
	searchAndReplaceDiffFonts("\u253c","У","̄")
	'с полумесяцем
	searchAndReplaceDiffFonts("\u2550","Х","̮")
	searchAndReplaceDiffFonts("\u2551","Х","̣")
	searchAndReplaceDiffFonts("\u2552","г","̣")
	searchAndReplaceDiffFonts("\u2553","д","̣")
	searchAndReplaceDiffFonts("\u2554","з","̣")
	searchAndReplaceDiffFonts("\u2555","з","̱")
	searchAndReplaceDiffFonts("\u2556","и","̄")
	searchAndReplaceDiffFonts("\u2557","к","̣")
	searchAndReplaceDiffFonts("\u2558","с","̣")
	searchAndReplaceDiffFonts("\u2559","с","̱")
	searchAndReplaceDiffFonts("\u255a","т","̣")
	searchAndReplaceDiffFonts("\u255b","у","̄")
	'с полумесяцем
	searchAndReplaceDiffFonts("\u255c","х","̮")
	searchAndReplaceDiffFonts("\u255d","х","̣")
	Dim oldFontName as String  
	oldFontName = "TimesArabic"
	replaceFontNameInStyles(oldFontName, newFontName)
	replaceFontNameInDirectFormat(oldFontName, newFontName)
End Sub




Sub Univ2IPH
	
	Dim oldFontName as String  
	oldFontName = "Universalia"
	Dim newFontName as String  
	newFontName = "IPH Lib Serif"
	replaceFontNameInStyles(oldFontName, newFontName)
	replaceFontNameInDirectFormat(oldFontName, newFontName)
	Dim SrchAttributes(0) as new com.sun.star.beans.PropertyValue
	Dim ReplAttributes(0) as new com.sun.star.beans.PropertyValue
	SrchAttributes(0).Name = "CharFontName"
	ReplAttributes(0).Name = "CharFontName"
	SrchAttributes(0).Value = oldFontName
	ReplAttributes(0).Value = newFontName
	String oSearchString = ""
	String oReplaceString = ""
	ReplaceFormatting(oSearchString,oReplaceString,SrchAttributes,ReplAttributes, false)
end Sub


Sub TNR2IPH
	Dim statusIndicator as Object
	Dim newFontName As String
	newFontName = "IPH Astra Serif"
	statusIndicator = ThisComponent.getCurrentController.StatusIndicator
	statusIndicator.Start("Замена шрифтов начата, подождите",10)
	Univ2IPH()
	statusIndicator.setValue(20)
	goth2IPH()
	statusIndicator.setValue(25)
	TNRArabic2Scheherezade()
	statusIndicator.setValue(45)
	'Replace Times New Roman to IPH Serif in styles
	replaceFontNameInStyles( "Times New Roman", newFontName)
	replaceFontNameInDirectFormat( "Times New Roman", newFontName)
	statusIndicator.setValue(50)
	replaceFontNameInStyles( "Liberation Serif", newFontName)
	replaceFontNameInDirectFormat( "Liberation Serif", newFontName)
	statusIndicator.setValue(60)	
	replaceFontNameInStyles( "ArabicD", newFontName)
	replaceFontNameInDirectFormat( "ArabicD", newFontName)
	statusIndicator.setValue(70)	
	'Replace Arial to IPH Sans in styles
	replaceFontNameInStyles( "Arial","IPH Lib Sans")
	replaceFontNameInDirectFormat( "Arial","IPH Lib Sans")
	statusIndicator.setValue(80)		
	Dim SrchAttributes(0) as new com.sun.star.beans.PropertyValue
	Dim ReplAttributes(0) as new com.sun.star.beans.PropertyValue
	SrchAttributes(0).Name = "CharFontName"
	ReplAttributes(0).Name = "CharFontName"
	String oSearchString = ""
	String oReplaceString = ""
	
	SrchAttributes(0).Value = Empty
	ReplAttributes(0).Value = Empty
	
	replaceFontToStyle("ArabicD")
	replaceFontToStyle("WL LatinAllIn1Goth")
	
	
	'Replace macron below
	oSearchString = "(.)\uF0D4"
	oReplaceString = "$1̱"
	'from WL
	ReplaceFormatting(oSearchString,oReplaceString,SrchAttributes,ReplAttributes, false)
	oSearchString = "(.)\u0331"
	'from unicode to remove direct formatting
	searchAndRemoveDirectFormatting(oSearchString)
	
	'Replace dot below
	oSearchString = "(.)\uF0D6"
	oReplaceString = "$1̣"
	'from WL
	ReplaceFormatting(oSearchString,oReplaceString,SrchAttributes,ReplAttributes, false)
	'from unicode to remove direct formatting
	oSearchString = "(.)\u0323"
	searchAndRemoveDirectFormatting(oSearchString)
	statusIndicator.setValue(80)
	'replace macron
	oSearchString = "(.)\uF0F4"
	oReplaceString = "$1̄"
	'from WL
	ReplaceFormatting(oSearchString,oReplaceString,SrchAttributes,ReplAttributes, false)
	'from unicode to remove direct formatting
	oSearchString = "(.)\u0304"
	searchAndRemoveDirectFormatting(oSearchString)
	
	'replace accent
	oSearchString = "(.)\uF0F1"
	oReplaceString = "$1́"
	ReplaceFormatting(oSearchString,oReplaceString,SrchAttributes,ReplAttributes, false)
	'from unicode to remove direct formatting
	oSearchString = "(.)\u0341"
	searchAndRemoveDirectFormatting(oSearchString)
	
	RemoveStyleByName("ArabicD")
	RemoveStyleByName("WL LatinAllIn1Goth")
	'Remove ArabicD
	'Remove WL LatinAllIn1Goth

	
	statusIndicator.end()
End Sub

Sub goth2IPH
	Dim newFontName As String
	newFontName = "IPH Astra Serif"
	Dim SrchAttributes(0) as new com.sun.star.beans.PropertyValue
	Dim ReplAttributes(0) as new com.sun.star.beans.PropertyValue
	SrchAttributes(0).Name = "CharFontName"
	SrchAttributes(0).Value = "WL LatinAllIn1Goth"
	ReplAttributes(0).Name = "CharFontName"
	ReplAttributes(0).Value = newFontName
	
	SearchString = "\uF0D4"
	oReplaceString = "̱"
	ReplaceFormatting(SearchString,oReplaceString,SrchAttributes,ReplAttributes, false)
	ReplaceFormatting(SearchString,oReplaceString,SrchAttributes,ReplAttributes, true)
	
	SearchString = "\uF0D6"
	oReplaceString = "̣"
	ReplaceFormatting(SearchString,oReplaceString,SrchAttributes,ReplAttributes, false)
	ReplaceFormatting(SearchString,oReplaceString,SrchAttributes,ReplAttributes, true)
	
	SearchString = "\uF0F4"
	oReplaceString = "̄"
	ReplaceFormatting(SearchString,oReplaceString,SrchAttributes,ReplAttributes, false)
	ReplaceFormatting(SearchString,oReplaceString,SrchAttributes,ReplAttributes, true)
	
	ReplAttributes(0).Value = newFontName
	SearchString = "\uF0F1"
	oReplaceString = "́"
	ReplaceFormatting(SearchString,oReplaceString,SrchAttributes,ReplAttributes, false)
	ReplaceFormatting(SearchString,oReplaceString,SrchAttributes,ReplAttributes, true)
	
	substituteCharNameInStyles( "WL LatinAllIn1Goth", newFontName)
End Sub

Sub badGoth2IPH
	Dim SrchAttributes(0) as new com.sun.star.beans.PropertyValue
	Dim ReplAttributes(0) as new com.sun.star.beans.PropertyValue
	ReplAttributes(0).Name = "CharFontName"
	ReplAttributes(0).Value = "IPH Lib Serif"
	
	SearchString = "\uF0D4"
	ReplaceString = "̱"
	ReplaceFormatting(SearchString,ReplaceString,SrchAttributes,ReplAttributes)
	
	SearchString = "\uF0D6"
	ReplaceString = "̣"
	ReplaceFormatting(SearchString,ReplaceString,SrchAttributes,ReplAttributes)
	
	SearchString = "\uF0F4"
	ReplaceString = "̄"
	ReplaceFormatting(SearchString,ReplaceString,SrchAttributes,ReplAttributes)
	
	SearchString = "\uF0F1"
	ReplaceString = "́"
	ReplaceFormatting(SearchString,ReplaceString,SrchAttributes,ReplAttributes)
End Sub

Sub IPH2Goth
	Dim SrchAttributes(0) as new com.sun.star.beans.PropertyValue
	Dim ReplAttributes(0) as new com.sun.star.beans.PropertyValue
	SrchAttributes(0).Name = "CharFontName"
	SrchAttributes(0).Value = "IPH Lib Serif"
	ReplAttributes(0).Name = "CharFontName"
	ReplAttributes(0).Value = "WL LatinAllIn1Goth"
	SearchString = "\u0304"
	oReplaceString = ""
	ReplaceFormatting(SearchString,oReplaceString,SrchAttributes,ReplAttributes, false)
	ReplaceFormatting(SearchString,oReplaceString,SrchAttributes,ReplAttributes, true)
	
	SearchString = "\u0323"
	oReplaceString = ""
	ReplaceFormatting(SearchString,oReplaceString,SrchAttributes,ReplAttributes, false)
	ReplaceFormatting(SearchString,oReplaceString,SrchAttributes,ReplAttributes, true)
	
	SearchString = "\u0331"
	oReplaceString = ""
	ReplaceFormatting(SearchString,oReplaceString,SrchAttributes,ReplAttributes, false)
	ReplaceFormatting(SearchString,oReplaceString,SrchAttributes,ReplAttributes, true)
	
	SearchString = "\u0341"
	oReplaceString = ""
	ReplaceFormatting(SearchString,oReplaceString,SrchAttributes,ReplAttributes, false)
	ReplaceFormatting(SearchString,oReplaceString,SrchAttributes,ReplAttributes, true)
	
	substituteCharNameInStyles("IPH Lib Serif","WL LatinAllIn1Goth")
End Sub

Sub turnOffTracking
	document   = ThisComponent.CurrentController.Frame
	dispatcher = createUnoService("com.sun.star.frame.DispatchHelper")
	Dim args(0) as new com.sun.star.beans.PropertyValue
	args(0).Name = "TrackChanges"
	args(0).Value = false
	dispatcher.executeDispatch(document, ".uno:TrackChanges", "", 0, args())
	
End Sub


Sub searchAndReplaceDiffFonts(badSymbol As String,firstPart  As String,secondPart  As String)
	Dim oSearch
	Dim oTextCursor As Object 
	Dim oViewCursor As Object
	Dim lineIndent

	turnOffTracking
	oViewCursor = thisComponent.getCurrentController.getViewCursor
	oViewCursor.jumpToFirstPage

	oViewCursor = ThisComponent.CurrentController.getViewCursor()
	oSearch = ThisComponent.createSearchDescriptor()
	oSearch.SearchString = badSymbol
	oSearch.SearchRegularExpression=True
	oSearch.searchAll=True
	oFound = ThisComponent.findFirst(oSearch)
	Do While Not IsNull(oFound)
	  oTextCursor = oFound.Text.createTextCursor()
	  oTextCursor.gotoRange(oFound,false)
	  oTextCursor.String = firstPart
	  oTextCursor.goRight(1,false)
	  oViewCursor.gotoRange(oTextCursor.getStart(),false)
	  insertSpecialCharacterInFont(secondPart, "ArabicD")
	  oFound = ThisComponent.findNext(oFound.End, oSearch)
	Loop

End Sub

Sub replaceFontNameInDirectFormat(oldFontNameStart,newFontName)
	Dim oSearch
	Dim oTextCursor As Object 
	Dim oViewCursor As Object
	Dim SrchName(0) as new com.sun.star.beans.PropertyValue
	Dim curFontName
	oSearch = ThisComponent.createSearchDescriptor()
	SrchName(0).Name = "CharFontName"
	oSearch.SetSearchAttributes(SrchName())
	oViewCursor = ThisComponent.CurrentController.getViewCursor()
	oSearch.searchAll=True
	oSearch.ValueSearch=False
	oSearch.searchStyles=False
	oFound = ThisComponent.findFirst(oSearch)
	Do While Not IsNull(oFound)
		curFontName = oFound.CharFontName
	    If IsEmpty(curFontName) Then
	  	  curFontName = oFound.CharFontNameComplex
	    EndIf
		oPositionOfMatch = InStr(curFontName, oldFontNameStart)
	    If oPositionOfMatch = 1 Then
	    	oFound.CharFontName = newFontName
	    EndIf
	    oFound = ThisComponent.findNext(oFound.End, oSearch)
	Loop
End Sub

Sub replaceFontNameInStyles(oldFontStart,newFontName)
	' Substitutes font names starts with oldFont value with newFont value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Then
	      fontName = oStyle.getPropertyValue("CharFontName")
	      oPositionOfMatch = InStr(fontName, oldFontStart)
	      If oPositionOfMatch = 1 Then
	        oStyle.CharFontName = newFontName
	      EndIf
	    EndIf
	  Next
	Next
End Sub

Sub moveFontAttributeToCharStyle(fontName As String)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 fontName Then
	
	      If Not DocHasCharStyle(oDoc,curFont) Then
	        oProps() = Array(CreateProperty("CharFontName", curFont))
	        CreateCharacterStyle(curFont, oProps())
	      End If
	      founds.CharStyleNames = Array(curFont)
	    End If
	    founds = Thiscomponent.findNext(founds.getend, SDesc)
	  Loop
End Sub

Sub TimesAr2IPH
	TimesArabicConvertor("IPH Astra Serif")
End Sub

Sub replaceFontToStyle(fontName As String)
	moveFontAttributeToCharStyle(fontName)
End Sub

sub substituteCharNameInStyles(oldFont,newFont)
	replaceFontNameInStyles(oldFont,newFont)
End Sub

Sub execCharSearch
	searchFont = InputBox("Введите название шрифта для поиска символов", "")
	getCharsInFont(searchFont)
End Sub

Sub getCharsInFont(fontName)
	Dim resultArray() As Variant
	Dim resultString As String
	Dim statusIndicator As Object
	statusIndicator = ThisComponent.getCurrentController.statusIndicator
	statusIndicator.Start("Поиск символов начат, подождите",20)
	pages = ThisComponent.getDrawPages()
	pagesCount = pages.getCount()
	For i = 0 To pagesCount - 1 
		page = pages.getByIndex(i)
		elementCount = page.getCount()
		For j = 0 To elementCount - 1 
			element = page.getByIndex(j)
			elementText = element.getText()
			enum1 = elementText.createEnumeration()
			While enum1.hasMoreElements
				enum1Element = enum1.nextElement
				If enum1Element.supportsService("com.sun.star.text.Paragraph") Then
					enum2 = enum1Element.createEnumeration
					While enum2.hasMoreElements
						thisPortion = enum2.nextElement
						If thisPortion.CharFontName = fontName Then
							resultString = thisPortion.String
							For k = 0 To Len(resultString) - 1
								fontChar = Hex(Asc(Mid(resultString,k+1,1)))
								If NOT IsInArray(resultArray,fontChar) Then
									AddToArray(resultArray(), fontChar)
								EndIf
								
								'MsgBox "https://unicode-table.com/ru/" &amp; Hex(Asc(Mid(resultString,k+1,1)))
							Next k
						EndIf
					Wend
				EndIf
			Wend 
		Next j
	Next i 
	statusIndicator.setValue(60)
	resultString = ""
	For i = LBound(resultArray) To UBound(resultArray)
		'resultString = resultString &amp; "https://unicode-table.com/ru/" &amp; resultArray(i) &amp; Chr(10)
		resultString = resultString &amp; "&lt;a href='https://unicode-table.com/ru/" &amp; resultArray(i) &amp; "'" &amp; "&gt;https://unicode-table.com/ru/" &amp; resultArray(i) &amp; "&lt;/a&gt;&lt;br&gt;" &amp; Chr(10)
	Next i
	
	If resultString &lt;&gt; "" Then
		statusIndicator.SetText("Формируется отчёт, подождите")
		statusIndicator.setValue(80)
		'MsgBox "Символы в шрифте "&amp; fontName &amp;Chr(10)&amp;resultString
		Dim FileName As String		'Holds the file name
		Dim n As Integer		'Holds the file number
		Dim f As Integer		'Index variable
		Dim s As String		'Temporary string for input
		Dim sTemp$
		GlobalScope.BasicLibraries.loadLibrary("Tools")
		path=DirectoryNameoutofPath(ThisComponent.getURL(),"/")
		FileName = path &amp; "/symbolsInFont.html"
		n = FreeFile()		'Next free file number
		Open FileName For Output Access Read Write As #n		'Open for read/write
		Print #n, "&lt;html&gt;&lt;body&gt;&lt;p&gt;Symbols in font "&amp; fontName &amp;":&lt;/p&gt;"&amp;resultString &amp;"&lt;/body&gt;&lt;html&gt;"
		Close #n
		MsgBox "Символы найдены. Отчёт о найденных символах в шрифте "&amp; fontName &amp;" можно открыть в " &amp; FileName
	Else
		MsgBox "Символов в шрифте " &amp; fontName &amp; "найдено не было"
	EndIf
	statusIndicator.end()
End Sub

Sub TNRArabic2Scheherezade
	Dim statusIndicator as Object
	statusIndicator = ThisComponent.getCurrentController.StatusIndicator
	statusIndicator.Start("Замена шрифтов начата, подождите",20)

	Dim newFontName as String  
	Dim oldFontName As String 
	Dim searchPattern As String
	oldFontName = "Times New Roman"
	newFontName = "Scheherazade"
	searchPattern = "[\u0600-\u06FF]+"
	replaceComplexFontNameInStyles(oldFontName,newFontName)
	statusIndicator.setValue(90)
	changeFontForChars(oldFontName, newFontName, searchPattern)
	statusIndicator.end()
end Sub

Sub changeFontForChars(oldFontName, newFontName, searchPattern)
	Dim SrchAttributes(0) as new com.sun.star.beans.PropertyValue
	SrchAttributes(0).Name = "CharFontName"
	SrchAttributes(0).Value = oldFontName
	Dim ReplAttributes(1) as new com.sun.star.beans.PropertyValue
	ReplAttributes(0).Name = "CharFontName"
	ReplAttributes(0).Value = newFontName
	ReplAttributes(1).Name = "CharFontNameComplex"
	ReplAttributes(1).Value = newFontName
	setAttributesBySearchPattern(searchPattern,SrchAttributes,ReplAttributes)
	setAttributesBySearchPattern(searchPattern,SrchAttributes,ReplAttributes)
End Sub


Sub setAttributesBySearchPattern(searchPattern As String, SrchAttributes, ReplAttributes)
	
	turnOffTracking
	
	Dim oSearch
	Dim oTextCursor As Object 
	Dim oViewCursor As Object
	Dim lineIndent
	Dim foundPatterns() As Object
	document   = ThisComponent.CurrentController.Frame
	dispatcher = createUnoService("com.sun.star.frame.DispatchHelper")
	oSearch = ThisComponent.createSearchDescriptor()
	oSearch.SearchString = searchPattern
	oSearch.SearchRegularExpression=True
    oSearch.SearchAll = True
    oSearch.searchStyles = true
    If Not IsEmpty(SrchAttributes(0).Value) Then
      oSearch.SetSearchAttributes(SrchAttributes())
    End If
	oFound = ThisComponent.findFirst(oSearch)
	Do While Not IsNull(oFound)
	  For i = LBound(ReplAttributes) To Ubound(ReplAttributes)
  	'	Globalscope.BasicLibraries.LoadLibrary( "MRILib" )
	'  	Mri oFound
	  	If oFound.getPropertySetInfo.hasPropertyByName(ReplAttributes(i).Name) Then
		  oFound.SetPropertyValue(ReplAttributes(i).Name,ReplAttributes(i).Value)
		EndIf
	  Next i	  
	  oFound = ThisComponent.findNext(oFound.End, oSearch)
	Loop

End Sub

Sub replaceComplexFontNameInStyles(oldFontStart,newFontName)
	' Substitutes font names starts with oldFont value with newFont value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Complex") Then
	      fontName = oStyle.getPropertyValue("CharFontNameComplex")
	      oPositionOfMatch = InStr(fontName, oldFontStart)
	      If oPositionOfMatch = 1 Then
	        oStyle.CharFontNameComplex = newFontName
	      EndIf
	    EndIf
	  Next
	Next
End Sub

Function IsInArray(array, content)
	IsInArray = false
	For i = LBound(array) To UBound(array)
		inArr = array(i)
		If inArr = content Then
			IsInArray = true
		EndIf
	Next i
End Function

</script:module>
</file>

<file path=Basic/Publishing/script-lb.xml><?xml version="1.0" encoding="utf-8"?>
<!DOCTYPE library  PUBLIC '-//OpenOffice.org//DTD OfficeDocument 1.0//EN'  'library.dtd'>
<library:library xmlns:library="http://openoffice.org/2000/library" library:name="Publishing" library:readonly="false" library:passwordprotected="false">
  <library:element library:name="Correction"/>
  <library:element library:name="Libraries"/>
  <library:element library:name="Toolbars"/>
  <library:element library:name="pageBreaks"/>
  <library:element library:name="CleanManualFormat"/>
  <library:element library:name="unusedStyles"/>
  <library:element library:name="Indd"/>
  <library:element library:name="journals"/>
  <library:element library:name="pageHelpers"/>
  <library:element library:name="stringHelpers"/>
  <library:element library:name="cursorHelpers"/>
  <library:element library:name="replaceFonts"/>
  <library:element library:name="makeUpToolbar"/>
  <library:element library:name="Documents"/>
  <library:element library:name="Bookmarks"/>
  <library:element library:name="Hyphenations"/>
  <library:element library:name="Dialogs"/>
</library:library>
</file>

<file path=Basic/Publishing/stringHelpers.xml><?xml version="1.0" encoding="utf-8"?>
<!DOCTYPE module  PUBLIC '-//OpenOffice.org//DTD OfficeDocument 1.0//EN'  'module.dtd'>
<script:module xmlns:script="http://openoffice.org/2000/script" script:name="stringHelpers" script:language="StarBasic" script:moduleType="normal">
</script:module>
</file>

<file path=Basic/Publishing/unusedStyles.xml><?xml version="1.0" encoding="utf-8"?>
<!DOCTYPE module  PUBLIC '-//OpenOffice.org//DTD OfficeDocument 1.0//EN'  'module.dtd'>
<script:module xmlns:script="http://openoffice.org/2000/script" script:name="unusedStyles" script:language="StarBasic">sub executeRemoveUnusedStyles
	Dim description As String
	description = "Вы уверены, что хотите удалить все неиспользуемые стили?"
	If NOT confirm(description) Then
		Exit Sub
	EndIf
	'calls: RemoveUnusedStyles
	Dim sElements() as string, oFamilies, oFamily, sFamily$, sLabel, oDlg, i%
	Dim oDoc as object
	oDoc = ThisComponent
	oFamilies = thiscomponent.StyleFamilies
	sElements() = oFamilies.getElementNames()
	For i = 0 to uBound(sElements()) -2
	   oFamily = oFamilies.getByName(sElements(i))
	   RemoveUnusedStyles(oFamily,sElements(i),True)
	Next
End Sub

Sub RemoveUnusedStyles(oFamily,sFamily as string, bAsk as Boolean)
	'calls: getStyleNames
	Dim sUsed() as String, sMsg$,iAnswer%, bStop as boolean
	sUsed() = getStyleNames(oFamily,bLocalized:=True,bUsed:=False,bUserDef:=true)
	If uBound(sUsed()) &gt; -1 then
	         For i = 0 to uBound(sUsed())
	            oFamily.removeByName(sUsed(i))
	         Next
	EndIf
End Sub


Dim oDialog

Sub onSelectMenuItem(oEvent)
	oDialog.endExecute()
	oDialog.model.Tag = oEvent.ActionCommand
End Sub


Sub replaceParaStyle
   
    DialogLibraries.LoadLibrary("Publishing")
    dim oldStyleName As String
    dim oldStyle As Object
    dim newStyleName As String
    dim paragraphStyles As Object
    dim userInput As Integer
    Dim listBox As Object
    Dim paraStyle As Object
    Dim oViewCursor As Object
    Dim enum1 As Object
    Dim oTextCursor As Object
    oStyles = ThisComponent.StyleFamilies
    paraStyles = oStyles.getByName(oStyles.elementNames(1))
    oViewCursor = ThisComponent.CurrentController.getViewCursor()
    oldStyleName = oViewCursor.ParaStyleName
    
    paraStyleNames = paraStyles.ElementNames
    Dim displayParaStyleNames(Ubound(paraStyleNames))
    Dim sortedDPSN(Ubound(paraStyleNames))
    displayParaStyleNames = paraStyleNames
    Redim Preserve displayParaStyleNames(Ubound(paraStyleNames))
   	For i = LBound(displayParaStyleNames) To Ubound(displayParaStyleNames)
		paraStyle = paraStyles.getByName(displayParaStyleNames(i))
		displayParaStyleNames(i) = paraStyle.displayName
    Next i
    sortedDPSN = displayParaStyleNames
    Redim Preserve sortedDPSN(Ubound(paraStyleNames))
    subShellSort(sortedDPSN)
    oDialog = CreateUnoDialog( DialogLibraries.Publishing.selectMenu )
    listBox = oDialog.getControl("ListBox1")
    listBox.addItems(sortedDPSN , 0)
    oDialog.Execute()
    newStyleName = oDialog.model.Tag
    If newStyleName="0" or newStyleName="" Then
        Exit sub
    EndIf
    foundIndex = getIndex(displayParaStyleNames, newStyleName)
    'set style system name instead of display name
	newStyleName = paraStyleNames(foundIndex)
 
    If newStyleName = oldStyleName Then
        MsgBox "Стили не различаются"
        Exit sub
    EndIf
    If oldStyleName &lt;&gt; "" Then
	    oldStyle = paraStyles.getByName(oldStyleName)
    	oldStyle.ParentStyle = newStyleName
	    paraStyles.removeByName(oldStyleName)
    EndIf
   	oTextCursor = oViewCursor.Text.createTextCursorByRange(oViewCursor)
	enum1 = oTextCursor.createEnumeration()
	While enum1.hasMoreElements
		enum1Element = enum1.nextElement
		If enum1Element.supportsService("com.sun.star.text.Paragraph") Then
			If enum1Element.ParaStyleName &lt;&gt; newStyleName  Then
			    oldStyle = paraStyles.getByName(enum1Element.ParaStyleName)
			    oldStyle.ParentStyle = newStyleName
			    paraStyles.removeByName(enum1Element.ParaStyleName)
			EndIf
		EndIf
	Wend
	

End Sub

function getIndex(a, v)
	id = 0
	nRight = uBound(a)
	nLen = len(v)
	while id &lt;= nRight
       if a(id) = v then
           getIndex = id
           exit Function
       Else
           id = id + 1
       end if
	wend
	getIndex = -1
end function

sub subShellSort(mArray)
 
	dim n as integer, h as integer, i as integer, j as integer, t as string, Ub as integer, LB as Integer
	Lb = lBound(mArray)
	Ub = uBound(mArray)
	 
	' compute largest increment
	n = Ub - Lb + 1
	h = 1
	if n &gt; 14 then
	        do while h &lt; n
	                h = 3 * h + 1
	        loop
	        h = h \ 3
	        h = h \ 3
	end if
	do while h &gt; 0
	' sort by insertion in increments of h
	        for i = Lb + h to Ub
	                t = mArray(i)
	                for j = i - h to Lb step -h
	                        if strComp(mArray(j), t, 0) &lt; 1 then exit for
	                        mArray(j + h) = mArray(j)
	                next j
	                mArray(j + h) = t
	        next i
	        h = h \ 3
	loop
end sub















'calls: bas_PushArray
'returns: a string-array of style-names
'oFamily:= a style family, derived from a doc (writer,calc,draw,impress)
'bLocalized:= return localized names of the builtin styles (eg. builtin "Default" --&gt; german "Standard")
'bUsed:= only used styles. true/false for used/unused, missing for all
'bUserDef:= only builtin styles. true/false for userDefined/Builtin, missing for all
Function getStyleNames(oFamily,bLocalized as Boolean, _
	   optional bUsed, optional bUserDef)
	Dim oStyle,i%,sNames$(),sName$,chkUse as Boolean, chkUDef as Boolean
	For i = 0 to oFamily.getCount -1
	   oStyle = oFamily.getByIndex(i)
	   If bLocalized then
	      sName = oStyle.DisplayName
	   Else
	      sName = oStyle.getName
	   Endif
	   If (vartype(bUsed) = 11)then
	      chkUse = (bUsed EQV oStyle.isInUse)
	   Else
	      chkUse = True
	   Endif
	   If (vartype(bUserDef) = 11) then
	      chkUDef = (bUserDef EQV oStyle.isUserDefined)
	   Else
	      chkUDef = True
	   EndIf
	   If sName = "Автор" Or sName = "Автор по-английски" Or sName = "Ключевые слова" Or sName = "Текст списка литературы" Or sName = "Эпиграф" or sName = "Цитирование" or sName = "Сведения об авторе" or sName = "Аннотация" Then
	     chkUse = False
	   Endif
	   If chkUse AND chkUDef then
	      bas_Pusharray sNames(),sName
	   Endif
	Next
	getStyleNames = sNames()
	End Function
	
	'very simple routine appending some element to an array which can be undimensioned (LBound &gt; UBound)
	Sub bas_PushArray(xArray(),vNextElement)
	Dim iUB%,iLB%
	iLB = lBound(xArray())
	iUB = uBound(xArray())
	If iLB &gt; iUB then
	   iUB = iLB
	   redim xArray(iLB To iUB)
	Else
	   iUB = iUB +1
	   redim preserve xArray(iLB To iUB)
	Endif
	xArray(iUB) = vNextElemen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

<file path=Dialogs/Publishing/dialog-lb.xml><?xml version="1.0" encoding="utf-8"?>
<!DOCTYPE library  PUBLIC '-//OpenOffice.org//DTD OfficeDocument 1.0//EN'  'library.dtd'>
<library:library xmlns:library="http://openoffice.org/2000/library" library:name="Publishing" library:readonly="false" library:passwordprotected="false">
  <library:element library:name="selectMenu"/>
</library:library>
</file>

<file path=Dialogs/Publishing/selectMenu.xml><?xml version="1.0" encoding="utf-8"?>
<!DOCTYPE window  PUBLIC '-//OpenOffice.org//DTD OfficeDocument 1.0//EN'  'dialog.dtd'>
<dlg:window xmlns:dlg="http://openoffice.org/2000/dialog" xmlns:script="http://openoffice.org/2000/script" dlg:id="selectMenu" dlg:left="14" dlg:top="7" dlg:width="182" dlg:height="308" dlg:closeable="true" dlg:moveable="true" dlg:title="Дваждый кликните на выбранный элемент">
  <dlg:bulletinboard>
    <dlg:menulist dlg:id="ListBox1" dlg:tab-index="0" dlg:left="0" dlg:top="3" dlg:width="181" dlg:height="306">
      <script:event script:event-name="on-performaction" script:macro-name="vnd.sun.star.script:Publishing.unusedStyles.onSelectMenuItem?language=Basic&amp;location=application" script:language="Script"/>
    </dlg:menulist>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